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/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5" table:default-cell-style-name="ce2"/>
        <table:table-column table:style-name="co1" table:number-columns-repeated="1017" table:default-cell-style-name="ce2"/>
        <table:table-row table:style-name="ro1">
          <table:table-cell table:style-name="Default"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Eta</text:p>
          </table:table-cell>
          <table:table-cell table:style-name="ce1" office:value-type="string" calcext:value-type="string">
            <text:p>F(eta)</text:p>
          </table:table-cell>
          <table:table-cell table:style-name="ce1" office:value-type="string" calcext:value-type="string">
            <text:p>F’(eta)</text:p>
          </table:table-cell>
          <table:table-cell table:style-name="ce1" office:value-type="string" calcext:value-type="string">
            <text:p>F’’(eta)</text:p>
          </table:table-cell>
          <table:table-cell table:style-name="ce1" office:value-type="string" calcext:value-type="string">
            <text:p>G(eta)</text:p>
          </table:table-cell>
          <table:table-cell table:style-name="ce1" office:value-type="string" calcext:value-type="string">
            <text:p>G’(eta)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000000000000000000</text:p>
          </table:table-cell>
          <table:table-cell office:value-type="float" office:value="0.676017398833165" calcext:value-type="float">
            <text:p>0.67601739883316500000</text:p>
          </table:table-cell>
          <table:table-cell office:value-type="float" office:value="1" calcext:value-type="float">
            <text:p>1.00000000000000000000</text:p>
          </table:table-cell>
          <table:table-cell office:value-type="float" office:value="-0.504632317417839" calcext:value-type="float">
            <text:p>-0.504632317417839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00530214200262012" calcext:value-type="float">
            <text:p>0.00053021420026201200</text:p>
          </table:table-cell>
          <table:table-cell office:value-type="float" office:value="0.0262461222114267" calcext:value-type="float">
            <text:p>0.02624612221142670000</text:p>
          </table:table-cell>
          <table:table-cell office:value-type="float" office:value="0.636425971666292" calcext:value-type="float">
            <text:p>0.63642597166629200000</text:p>
          </table:table-cell>
          <table:table-cell office:value-type="float" office:value="0.979814786169887" calcext:value-type="float">
            <text:p>0.97981478616988700000</text:p>
          </table:table-cell>
          <table:table-cell office:value-type="float" office:value="-0.504624583949866" calcext:value-type="float">
            <text:p>-0.504624583949866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.00207880962248648" calcext:value-type="float">
            <text:p>0.00207880962248648000</text:p>
          </table:table-cell>
          <table:table-cell office:value-type="float" office:value="0.0509252283194165" calcext:value-type="float">
            <text:p>0.05092522831941650000</text:p>
          </table:table-cell>
          <table:table-cell office:value-type="float" office:value="0.59767114570382" calcext:value-type="float">
            <text:p>0.59767114570382000000</text:p>
          </table:table-cell>
          <table:table-cell office:value-type="float" office:value="0.959630644575187" calcext:value-type="float">
            <text:p>0.95963064457518700000</text:p>
          </table:table-cell>
          <table:table-cell office:value-type="float" office:value="-0.504571299248298" calcext:value-type="float">
            <text:p>-0.504571299248298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.00458379238684382" calcext:value-type="float">
            <text:p>0.00458379238684382000</text:p>
          </table:table-cell>
          <table:table-cell office:value-type="float" office:value="0.0740713545131195" calcext:value-type="float">
            <text:p>0.07407135451311950000</text:p>
          </table:table-cell>
          <table:table-cell office:value-type="float" office:value="0.559781851378957" calcext:value-type="float">
            <text:p>0.55978185137895700000</text:p>
          </table:table-cell>
          <table:table-cell office:value-type="float" office:value="0.939450264045765" calcext:value-type="float">
            <text:p>0.93945026404576500000</text:p>
          </table:table-cell>
          <table:table-cell office:value-type="float" office:value="-0.504429452734404" calcext:value-type="float">
            <text:p>-0.504429452734404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.00798454625754288" calcext:value-type="float">
            <text:p>0.00798454625754288000</text:p>
          </table:table-cell>
          <table:table-cell office:value-type="float" office:value="0.0957196953399613" calcext:value-type="float">
            <text:p>0.09571969533996130000</text:p>
          </table:table-cell>
          <table:table-cell office:value-type="float" office:value="0.522786521380718" calcext:value-type="float">
            <text:p>0.52278652138071800000</text:p>
          </table:table-cell>
          <table:table-cell office:value-type="float" office:value="0.919278005381063" calcext:value-type="float">
            <text:p>0.91927800538106300000</text:p>
          </table:table-cell>
          <table:table-cell office:value-type="float" office:value="-0.504158789238331" calcext:value-type="float">
            <text:p>-0.504158789238331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2" calcext:value-type="float">
            <text:p>0.20</text:p>
          </table:table-cell>
          <table:table-cell office:value-type="float" office:value="0.0122218819559787" calcext:value-type="float">
            <text:p>0.01222188195597870000</text:p>
          </table:table-cell>
          <table:table-cell office:value-type="float" office:value="0.115906564528331" calcext:value-type="float">
            <text:p>0.11590656452833100000</text:p>
          </table:table-cell>
          <table:table-cell office:value-type="float" office:value="0.486712834662728" calcext:value-type="float">
            <text:p>0.48671283466272800000</text:p>
          </table:table-cell>
          <table:table-cell office:value-type="float" office:value="0.899119777685862" calcext:value-type="float">
            <text:p>0.89911977768586200000</text:p>
          </table:table-cell>
          <table:table-cell office:value-type="float" office:value="-0.50372182135196" calcext:value-type="float">
            <text:p>-0.503721821351960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.0172380859276586" calcext:value-type="float">
            <text:p>0.01723808592765860000</text:p>
          </table:table-cell>
          <table:table-cell office:value-type="float" office:value="0.134669363906343" calcext:value-type="float">
            <text:p>0.13466936390634300000</text:p>
          </table:table-cell>
          <table:table-cell office:value-type="float" office:value="0.451587470797828" calcext:value-type="float">
            <text:p>0.45158747079782800000</text:p>
          </table:table-cell>
          <table:table-cell office:value-type="float" office:value="0.878982933686662" calcext:value-type="float">
            <text:p>0.87898293368666200000</text:p>
          </table:table-cell>
          <table:table-cell office:value-type="float" office:value="-0.503083878376061" calcext:value-type="float">
            <text:p>-0.503083878376061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0.022976955862529" calcext:value-type="float">
            <text:p>0.02297695586252900000</text:p>
          </table:table-cell>
          <table:table-cell office:value-type="float" office:value="0.152046544272198" calcext:value-type="float">
            <text:p>0.15204654427219800000</text:p>
          </table:table-cell>
          <table:table-cell office:value-type="float" office:value="0.417435904118867" calcext:value-type="float">
            <text:p>0.41743590411886700000</text:p>
          </table:table-cell>
          <table:table-cell office:value-type="float" office:value="0.858876171059049" calcext:value-type="float">
            <text:p>0.85887617105904900000</text:p>
          </table:table-cell>
          <table:table-cell office:value-type="float" office:value="-0.502213147281291" calcext:value-type="float">
            <text:p>-0.502213147281291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0.0293838571211322" calcext:value-type="float">
            <text:p>0.02938385712113220000</text:p>
          </table:table-cell>
          <table:table-cell office:value-type="float" office:value="0.168077539608546" calcext:value-type="float">
            <text:p>0.16807753960854600000</text:p>
          </table:table-cell>
          <table:table-cell office:value-type="float" office:value="0.384282082869346" calcext:value-type="float">
            <text:p>0.38428208286934600000</text:p>
          </table:table-cell>
          <table:table-cell office:value-type="float" office:value="0.838809377775843" calcext:value-type="float">
            <text:p>0.83880937777584300000</text:p>
          </table:table-cell>
          <table:table-cell office:value-type="float" office:value="-0.501080744379204" calcext:value-type="float">
            <text:p>-0.501080744379204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0364057459289761" calcext:value-type="float">
            <text:p>0.03640574592897610000</text:p>
          </table:table-cell>
          <table:table-cell office:value-type="float" office:value="0.182802710781215" calcext:value-type="float">
            <text:p>0.18280271078121500000</text:p>
          </table:table-cell>
          <table:table-cell office:value-type="float" office:value="0.352148289023804" calcext:value-type="float">
            <text:p>0.35214828902380400000</text:p>
          </table:table-cell>
          <table:table-cell office:value-type="float" office:value="0.81879354951636" calcext:value-type="float">
            <text:p>0.81879354951636000000</text:p>
          </table:table-cell>
          <table:table-cell office:value-type="float" office:value="-0.49966075753463" calcext:value-type="float">
            <text:p>-0.499660757534630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4" calcext:value-type="float">
            <text:p>0.40</text:p>
          </table:table-cell>
          <table:table-cell office:value-type="float" office:value="0.0439912107856004" calcext:value-type="float">
            <text:p>0.04399121078560040000</text:p>
          </table:table-cell>
          <table:table-cell office:value-type="float" office:value="0.196263273543457" calcext:value-type="float">
            <text:p>0.19626327354345700000</text:p>
          </table:table-cell>
          <table:table-cell office:value-type="float" office:value="0.321054897761512" calcext:value-type="float">
            <text:p>0.32105489776151200000</text:p>
          </table:table-cell>
          <table:table-cell office:value-type="float" office:value="0.798840658306098" calcext:value-type="float">
            <text:p>0.79884065830609800000</text:p>
          </table:table-cell>
          <table:table-cell office:value-type="float" office:value="-0.497930300619675" calcext:value-type="float">
            <text:p>-0.497930300619675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0.0520905048577755" calcext:value-type="float">
            <text:p>0.05209050485777550000</text:p>
          </table:table-cell>
          <table:table-cell office:value-type="float" office:value="0.208501217343157" calcext:value-type="float">
            <text:p>0.20850121734315700000</text:p>
          </table:table-cell>
          <table:table-cell office:value-type="float" office:value="0.291020183671473" calcext:value-type="float">
            <text:p>0.29102018367147300000</text:p>
          </table:table-cell>
          <table:table-cell office:value-type="float" office:value="0.778963530293005" calcext:value-type="float">
            <text:p>0.77896353029300500000</text:p>
          </table:table-cell>
          <table:table-cell office:value-type="float" office:value="-0.495869556139858" calcext:value-type="float">
            <text:p>-0.495869556139858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office:value-type="float" office:value="0.0606555743251662" calcext:value-type="float">
            <text:p>0.06065557432516620000</text:p>
          </table:table-cell>
          <table:table-cell office:value-type="float" office:value="0.219559216309769" calcext:value-type="float">
            <text:p>0.21955921630976900000</text:p>
          </table:table-cell>
          <table:table-cell office:value-type="float" office:value="0.262060143246274" calcext:value-type="float">
            <text:p>0.26206014324627400000</text:p>
          </table:table-cell>
          <table:table-cell office:value-type="float" office:value="0.75917572168696" calcext:value-type="float">
            <text:p>0.75917572168696000000</text:p>
          </table:table-cell>
          <table:table-cell office:value-type="float" office:value="-0.493461799932337" calcext:value-type="float">
            <text:p>-0.493461799932337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0.0696400850662648" calcext:value-type="float">
            <text:p>0.06964008506626480000</text:p>
          </table:table-cell>
          <table:table-cell office:value-type="float" office:value="0.229480537670949" calcext:value-type="float">
            <text:p>0.22948053767094900000</text:p>
          </table:table-cell>
          <table:table-cell office:value-type="float" office:value="0.234188332035234" calcext:value-type="float">
            <text:p>0.23418833203523400000</text:p>
          </table:table-cell>
          <table:table-cell office:value-type="float" office:value="0.73949139582481" calcext:value-type="float">
            <text:p>0.73949139582481000000</text:p>
          </table:table-cell>
          <table:table-cell office:value-type="float" office:value="-0.490693417737292" calcext:value-type="float">
            <text:p>-0.490693417737292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0.0789994438634279" calcext:value-type="float">
            <text:p>0.07899944386342790000</text:p>
          </table:table-cell>
          <table:table-cell office:value-type="float" office:value="0.238308938987049" calcext:value-type="float">
            <text:p>0.23830893898704900000</text:p>
          </table:table-cell>
          <table:table-cell office:value-type="float" office:value="0.207415731636007" calcext:value-type="float">
            <text:p>0.20741573163600700000</text:p>
          </table:table-cell>
          <table:table-cell office:value-type="float" office:value="0.719925198228254" calcext:value-type="float">
            <text:p>0.71992519822825400000</text:p>
          </table:table-cell>
          <table:table-cell office:value-type="float" office:value="-0.487553895919085" calcext:value-type="float">
            <text:p>-0.487553895919085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6" calcext:value-type="float">
            <text:p>0.60</text:p>
          </table:table-cell>
          <table:table-cell office:value-type="float" office:value="0.0886908152409561" calcext:value-type="float">
            <text:p>0.08869081524095610000</text:p>
          </table:table-cell>
          <table:table-cell office:value-type="float" office:value="0.246088563382103" calcext:value-type="float">
            <text:p>0.24608856338210300000</text:p>
          </table:table-cell>
          <table:table-cell office:value-type="float" office:value="0.181750637344372" calcext:value-type="float">
            <text:p>0.18175063734437200000</text:p>
          </table:table-cell>
          <table:table-cell office:value-type="float" office:value="0.700492133678944" calcext:value-type="float">
            <text:p>0.70049213367894400000</text:p>
          </table:table-cell>
          <table:table-cell office:value-type="float" office:value="-0.484035792120944" calcext:value-type="float">
            <text:p>-0.484035792120944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64" calcext:value-type="float">
            <text:p>0.64</text:p>
          </table:table-cell>
          <table:table-cell office:value-type="float" office:value="0.0986731369394452" calcext:value-type="float">
            <text:p>0.09867313693944520000</text:p>
          </table:table-cell>
          <table:table-cell office:value-type="float" office:value="0.252863832013849" calcext:value-type="float">
            <text:p>0.25286383201384900000</text:p>
          </table:table-cell>
          <table:table-cell office:value-type="float" office:value="0.15719855607914" calcext:value-type="float">
            <text:p>0.15719855607914000000</text:p>
          </table:table-cell>
          <table:table-cell office:value-type="float" office:value="0.681207443397553" calcext:value-type="float">
            <text:p>0.68120744339755300000</text:p>
          </table:table-cell>
          <table:table-cell office:value-type="float" office:value="-0.480134698160713" calcext:value-type="float">
            <text:p>-0.480134698160713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0.108907125409083" calcext:value-type="float">
            <text:p>0.10890712540908300000</text:p>
          </table:table-cell>
          <table:table-cell office:value-type="float" office:value="0.258679327595276" calcext:value-type="float">
            <text:p>0.25867932759527600000</text:p>
          </table:table-cell>
          <table:table-cell office:value-type="float" office:value="0.133762161255052" calcext:value-type="float">
            <text:p>0.13376216125505200000</text:p>
          </table:table-cell>
          <table:table-cell office:value-type="float" office:value="0.66208648605116" calcext:value-type="float">
            <text:p>0.66208648605116000000</text:p>
          </table:table-cell>
          <table:table-cell office:value-type="float" office:value="-0.475849152649555" calcext:value-type="float">
            <text:p>-0.475849152649555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office:value-type="float" office:value="0.119355281903885" calcext:value-type="float">
            <text:p>0.11935528190388500000</text:p>
          </table:table-cell>
          <table:table-cell office:value-type="float" office:value="0.263579681541496" calcext:value-type="float">
            <text:p>0.26357968154149600000</text:p>
          </table:table-cell>
          <table:table-cell office:value-type="float" office:value="0.111441242096078" calcext:value-type="float">
            <text:p>0.11144124209607800000</text:p>
          </table:table-cell>
          <table:table-cell office:value-type="float" office:value="0.643144620595606" calcext:value-type="float">
            <text:p>0.64314462059560600000</text:p>
          </table:table-cell>
          <table:table-cell office:value-type="float" office:value="-0.471180559872754" calcext:value-type="float">
            <text:p>-0.471180559872754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office:value-type="float" office:value="0.129981892724375" calcext:value-type="float">
            <text:p>0.12998189272437500000</text:p>
          </table:table-cell>
          <table:table-cell office:value-type="float" office:value="0.267609460902834" calcext:value-type="float">
            <text:p>0.26760946090283400000</text:p>
          </table:table-cell>
          <table:table-cell office:value-type="float" office:value="0.090232687016107" calcext:value-type="float">
            <text:p>0.09023268701610700000</text:p>
          </table:table-cell>
          <table:table-cell office:value-type="float" office:value="0.624397094814157" calcext:value-type="float">
            <text:p>0.62439709481415700000</text:p>
          </table:table-cell>
          <table:table-cell office:value-type="float" office:value="-0.466133078982645" calcext:value-type="float">
            <text:p>-0.466133078982645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8" calcext:value-type="float">
            <text:p>0.80</text:p>
          </table:table-cell>
          <table:table-cell office:value-type="float" office:value="0.140753023295972" calcext:value-type="float">
            <text:p>0.14075302329597200000</text:p>
          </table:table-cell>
          <table:table-cell office:value-type="float" office:value="0.270813050337753" calcext:value-type="float">
            <text:p>0.27081305033775300000</text:p>
          </table:table-cell>
          <table:table-cell office:value-type="float" office:value="0.0701305027770326" calcext:value-type="float">
            <text:p>0.07013050277703260000</text:p>
          </table:table-cell>
          <table:table-cell office:value-type="float" office:value="0.605858937497996" calcext:value-type="float">
            <text:p>0.60585893749799600000</text:p>
          </table:table-cell>
          <table:table-cell office:value-type="float" office:value="-0.460713486776536" calcext:value-type="float">
            <text:p>-0.460713486776536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0.151636508982939" calcext:value-type="float">
            <text:p>0.15163650898293900000</text:p>
          </table:table-cell>
          <table:table-cell office:value-type="float" office:value="0.273234536894361" calcext:value-type="float">
            <text:p>0.27323453689436100000</text:p>
          </table:table-cell>
          <table:table-cell office:value-type="float" office:value="0.0511258510907139" calcext:value-type="float">
            <text:p>0.05112585109071390000</text:p>
          </table:table-cell>
          <table:table-cell office:value-type="float" office:value="0.587544855737152" calcext:value-type="float">
            <text:p>0.58754485573715200000</text:p>
          </table:table-cell>
          <table:table-cell office:value-type="float" office:value="-0.454931026007724" calcext:value-type="float">
            <text:p>-0.454931026007724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162601940834021" calcext:value-type="float">
            <text:p>0.16260194083402100000</text:p>
          </table:table-cell>
          <table:table-cell office:value-type="float" office:value="0.27491759915177" calcext:value-type="float">
            <text:p>0.27491759915177000000</text:p>
          </table:table-cell>
          <table:table-cell office:value-type="float" office:value="0.0332071114629437" calcext:value-type="float">
            <text:p>0.03320711146294370000</text:p>
          </table:table-cell>
          <table:table-cell office:value-type="float" office:value="0.569469141211391" calcext:value-type="float">
            <text:p>0.56946914121139100000</text:p>
          </table:table-cell>
          <table:table-cell office:value-type="float" office:value="-0.448797238712345" calcext:value-type="float">
            <text:p>-0.448797238712345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office:value-type="float" office:value="0.173620647040695" calcext:value-type="float">
            <text:p>0.17362064704069500000</text:p>
          </table:table-cell>
          <table:table-cell office:value-type="float" office:value="0.275905395639316" calcext:value-type="float">
            <text:p>0.27590539563931600000</text:p>
          </table:table-cell>
          <table:table-cell office:value-type="float" office:value="0.0163599673289865" calcext:value-type="float">
            <text:p>0.01635996732898650000</text:p>
          </table:table-cell>
          <table:table-cell office:value-type="float" office:value="0.551645580265818" calcext:value-type="float">
            <text:p>0.55164558026581800000</text:p>
          </table:table-cell>
          <table:table-cell office:value-type="float" office:value="-0.442325781015993" calcext:value-type="float">
            <text:p>-0.442325781015993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0.184665669857397" calcext:value-type="float">
            <text:p>0.18466566985739700000</text:p>
          </table:table-cell>
          <table:table-cell office:value-type="float" office:value="0.27624046070787" calcext:value-type="float">
            <text:p>0.27624046070787000000</text:p>
          </table:table-cell>
          <table:table-cell office:value-type="float" office:value="0.000567512498700049" calcext:value-type="float">
            <text:p>0.00056751249870004900</text:p>
          </table:table-cell>
          <table:table-cell office:value-type="float" office:value="0.534087374406433" calcext:value-type="float">
            <text:p>0.53408737440643300000</text:p>
          </table:table-cell>
          <table:table-cell office:value-type="float" office:value="-0.435532230217452" calcext:value-type="float">
            <text:p>-0.435532230217452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0.195711738784245" calcext:value-type="float">
            <text:p>0.19571173878424500000</text:p>
          </table:table-cell>
          <table:table-cell office:value-type="float" office:value="0.275964602581053" calcext:value-type="float">
            <text:p>0.27596460258105300000</text:p>
          </table:table-cell>
          <table:table-cell office:value-type="float" office:value="-0.0141896219357823" calcext:value-type="float">
            <text:p>-0.01418962193578230000</text:p>
          </table:table-cell>
          <table:table-cell office:value-type="float" office:value="0.516807066856466" calcext:value-type="float">
            <text:p>0.51680706685646600000</text:p>
          </table:table-cell>
          <table:table-cell office:value-type="float" office:value="-0.428433879813934" calcext:value-type="float">
            <text:p>-0.428433879813934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04" calcext:value-type="float">
            <text:p>1.04</text:p>
          </table:table-cell>
          <table:table-cell office:value-type="float" office:value="0.206735239509223" calcext:value-type="float">
            <text:p>0.20673523950922300000</text:p>
          </table:table-cell>
          <table:table-cell office:value-type="float" office:value="0.275118807717815" calcext:value-type="float">
            <text:p>0.27511880771781500000</text:p>
          </table:table-cell>
          <table:table-cell office:value-type="float" office:value="-0.0279331222504835" calcext:value-type="float">
            <text:p>-0.02793312225048350000</text:p>
          </table:table-cell>
          <table:table-cell office:value-type="float" office:value="0.49981647826738" calcext:value-type="float">
            <text:p>0.49981647826738000000</text:p>
          </table:table-cell>
          <table:table-cell office:value-type="float" office:value="-0.421049527615611" calcext:value-type="float">
            <text:p>-0.421049527615611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08" calcext:value-type="float">
            <text:p>1.08</text:p>
          </table:table-cell>
          <table:table-cell office:value-type="float" office:value="0.217714179550075" calcext:value-type="float">
            <text:p>0.21771417955007500000</text:p>
          </table:table-cell>
          <table:table-cell office:value-type="float" office:value="0.273743152487827" calcext:value-type="float">
            <text:p>0.27374315248782700000</text:p>
          </table:table-cell>
          <table:table-cell office:value-type="float" office:value="-0.0406868360945294" calcext:value-type="float">
            <text:p>-0.04068683609452940000</text:p>
          </table:table-cell>
          <table:table-cell office:value-type="float" office:value="0.483126651271761" calcext:value-type="float">
            <text:p>0.48312665127176100000</text:p>
          </table:table-cell>
          <table:table-cell office:value-type="float" office:value="-0.413399265356169" calcext:value-type="float">
            <text:p>-0.413399265356169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0.228628149081897" calcext:value-type="float">
            <text:p>0.22862814908189700000</text:p>
          </table:table-cell>
          <table:table-cell office:value-type="float" office:value="0.271876716299173" calcext:value-type="float">
            <text:p>0.27187671629917300000</text:p>
          </table:table-cell>
          <table:table-cell office:value-type="float" office:value="-0.0524765885529447" calcext:value-type="float">
            <text:p>-0.05247658855294470000</text:p>
          </table:table-cell>
          <table:table-cell office:value-type="float" office:value="0.46674780154347" calcext:value-type="float">
            <text:p>0.46674780154347000000</text:p>
          </table:table-cell>
          <table:table-cell office:value-type="float" office:value="-0.405504247916196" calcext:value-type="float">
            <text:p>-0.405504247916196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16" calcext:value-type="float">
            <text:p>1.16</text:p>
          </table:table-cell>
          <table:table-cell office:value-type="float" office:value="0.239458281224852" calcext:value-type="float">
            <text:p>0.23945828122485200000</text:p>
          </table:table-cell>
          <table:table-cell office:value-type="float" office:value="0.269557511517096" calcext:value-type="float">
            <text:p>0.26955751151709600000</text:p>
          </table:table-cell>
          <table:table-cell office:value-type="float" office:value="-0.0633300157621023" calcext:value-type="float">
            <text:p>-0.06333001576210230000</text:p>
          </table:table-cell>
          <table:table-cell office:value-type="float" office:value="0.450689281502908" calcext:value-type="float">
            <text:p>0.45068928150290800000</text:p>
          </table:table-cell>
          <table:table-cell office:value-type="float" office:value="-0.397386499256939" calcext:value-type="float">
            <text:p>-0.397386499256939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2" calcext:value-type="float">
            <text:p>1.20</text:p>
          </table:table-cell>
          <table:table-cell office:value-type="float" office:value="0.250187206180597" calcext:value-type="float">
            <text:p>0.25018720618059700000</text:p>
          </table:table-cell>
          <table:table-cell office:value-type="float" office:value="0.266822410957301" calcext:value-type="float">
            <text:p>0.26682241095730100000</text:p>
          </table:table-cell>
          <table:table-cell office:value-type="float" office:value="-0.0732763576597336" calcext:value-type="float">
            <text:p>-0.07327635765973360000</text:p>
          </table:table-cell>
          <table:table-cell office:value-type="float" office:value="0.434959549144326" calcext:value-type="float">
            <text:p>0.43495954914432600000</text:p>
          </table:table-cell>
          <table:table-cell office:value-type="float" office:value="-0.389068682395878" calcext:value-type="float">
            <text:p>-0.389068682395878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24" calcext:value-type="float">
            <text:p>1.24</text:p>
          </table:table-cell>
          <table:table-cell office:value-type="float" office:value="0.260799006045882" calcext:value-type="float">
            <text:p>0.26079900604588200000</text:p>
          </table:table-cell>
          <table:table-cell office:value-type="float" office:value="0.263707089633105" calcext:value-type="float">
            <text:p>0.26370708963310500000</text:p>
          </table:table-cell>
          <table:table-cell office:value-type="float" office:value="-0.0823462742951622" calcext:value-type="float">
            <text:p>-0.08234627429516220000</text:p>
          </table:table-cell>
          <table:table-cell office:value-type="float" office:value="0.4195661459855" calcext:value-type="float">
            <text:p>0.41956614598550000000</text:p>
          </table:table-cell>
          <table:table-cell office:value-type="float" office:value="-0.38057390758598" calcext:value-type="float">
            <text:p>-0.380573907585980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28" calcext:value-type="float">
            <text:p>1.28</text:p>
          </table:table-cell>
          <table:table-cell office:value-type="float" office:value="0.271279164366155" calcext:value-type="float">
            <text:p>0.27127916436615500000</text:p>
          </table:table-cell>
          <table:table-cell office:value-type="float" office:value="0.260245970668223" calcext:value-type="float">
            <text:p>0.26024597066822300000</text:p>
          </table:table-cell>
          <table:table-cell office:value-type="float" office:value="-0.0905716341125844" calcext:value-type="float">
            <text:p>-0.09057163411258440000</text:p>
          </table:table-cell>
          <table:table-cell office:value-type="float" office:value="0.404515684083353" calcext:value-type="float">
            <text:p>0.40451568408335300000</text:p>
          </table:table-cell>
          <table:table-cell office:value-type="float" office:value="-0.371925523590836" calcext:value-type="float">
            <text:p>-0.371925523590836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32" calcext:value-type="float">
            <text:p>1.32</text:p>
          </table:table-cell>
          <table:table-cell office:value-type="float" office:value="0.281614516387649" calcext:value-type="float">
            <text:p>0.28161451638764900000</text:p>
          </table:table-cell>
          <table:table-cell office:value-type="float" office:value="0.256472181651524" calcext:value-type="float">
            <text:p>0.25647218165152400000</text:p>
          </table:table-cell>
          <table:table-cell office:value-type="float" office:value="-0.0979853226826229" calcext:value-type="float">
            <text:p>-0.09798532268262290000</text:p>
          </table:table-cell>
          <table:table-cell office:value-type="float" office:value="0.389813839221783" calcext:value-type="float">
            <text:p>0.38981383922178300000</text:p>
          </table:table-cell>
          <table:table-cell office:value-type="float" office:value="-0.363146938377558" calcext:value-type="float">
            <text:p>-0.363146938377558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36" calcext:value-type="float">
            <text:p>1.36</text:p>
          </table:table-cell>
          <table:table-cell office:value-type="float" office:value="0.291793195593154" calcext:value-type="float">
            <text:p>0.29179319559315400000</text:p>
          </table:table-cell>
          <table:table-cell office:value-type="float" office:value="0.252417518016604" calcext:value-type="float">
            <text:p>0.25241751801660400000</text:p>
          </table:table-cell>
          <table:table-cell office:value-type="float" office:value="-0.104621036812744" calcext:value-type="float">
            <text:p>-0.10462103681274400000</text:p>
          </table:table-cell>
          <table:table-cell office:value-type="float" office:value="0.375465353347603" calcext:value-type="float">
            <text:p>0.37546535334760300000</text:p>
          </table:table-cell>
          <table:table-cell office:value-type="float" office:value="-0.354261438034325" calcext:value-type="float">
            <text:p>-0.354261438034325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4" calcext:value-type="float">
            <text:p>1.40</text:p>
          </table:table-cell>
          <table:table-cell office:value-type="float" office:value="0.301804580304238" calcext:value-type="float">
            <text:p>0.30180458030423800000</text:p>
          </table:table-cell>
          <table:table-cell office:value-type="float" office:value="0.248112413996558" calcext:value-type="float">
            <text:p>0.24811241399655800000</text:p>
          </table:table-cell>
          <table:table-cell office:value-type="float" office:value="-0.110513091471026" calcext:value-type="float">
            <text:p>-0.11051309147102600000</text:p>
          </table:table-cell>
          <table:table-cell office:value-type="float" office:value="0.361474041653374" calcext:value-type="float">
            <text:p>0.36147404165337400000</text:p>
          </table:table-cell>
          <table:table-cell office:value-type="float" office:value="-0.345292024352285" calcext:value-type="float">
            <text:p>-0.345292024352285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44" calcext:value-type="float">
            <text:p>1.44</text:p>
          </table:table-cell>
          <table:table-cell office:value-type="float" office:value="0.311639238630624" calcext:value-type="float">
            <text:p>0.31163923863062400000</text:p>
          </table:table-cell>
          <table:table-cell office:value-type="float" office:value="0.243585922437189" calcext:value-type="float">
            <text:p>0.24358592243718900000</text:p>
          </table:table-cell>
          <table:table-cell office:value-type="float" office:value="-0.11569622881481" calcext:value-type="float">
            <text:p>-0.11569622881481000000</text:p>
          </table:table-cell>
          <table:table-cell office:value-type="float" office:value="0.34784280767914" calcext:value-type="float">
            <text:p>0.34784280767914000000</text:p>
          </table:table-cell>
          <table:table-cell office:value-type="float" office:value="-0.336261265802198" calcext:value-type="float">
            <text:p>-0.336261265802198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48" calcext:value-type="float">
            <text:p>1.48</text:p>
          </table:table-cell>
          <table:table-cell office:value-type="float" office:value="0.32128887269239" calcext:value-type="float">
            <text:p>0.32128887269239000000</text:p>
          </table:table-cell>
          <table:table-cell office:value-type="float" office:value="0.238865700802386" calcext:value-type="float">
            <text:p>0.23886570080238600000</text:p>
          </table:table-cell>
          <table:table-cell office:value-type="float" office:value="-0.120205431326267" calcext:value-type="float">
            <text:p>-0.12020543132626700000</text:p>
          </table:table-cell>
          <table:table-cell office:value-type="float" office:value="0.334573663354132" calcext:value-type="float">
            <text:p>0.33457366335413200000</text:p>
          </table:table-cell>
          <table:table-cell office:value-type="float" office:value="-0.32719115853938" calcext:value-type="float">
            <text:p>-0.327191158539380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52" calcext:value-type="float">
            <text:p>1.52</text:p>
          </table:table-cell>
          <table:table-cell office:value-type="float" office:value="0.330746263369226" calcext:value-type="float">
            <text:p>0.33074626336922600000</text:p>
          </table:table-cell>
          <table:table-cell office:value-type="float" office:value="0.233978005372601" calcext:value-type="float">
            <text:p>0.23397800537260100000</text:p>
          </table:table-cell>
          <table:table-cell office:value-type="float" office:value="-0.124075751347256" calcext:value-type="float">
            <text:p>-0.12407575134725600000</text:p>
          </table:table-cell>
          <table:table-cell office:value-type="float" office:value="0.321667753635519" calcext:value-type="float">
            <text:p>0.32166775363551900000</text:p>
          </table:table-cell>
          <table:table-cell office:value-type="float" office:value="-0.318103009766625" calcext:value-type="float">
            <text:p>-0.318103009766625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56" calcext:value-type="float">
            <text:p>1.56</text:p>
          </table:table-cell>
          <table:table-cell office:value-type="float" office:value="0.340005213122696" calcext:value-type="float">
            <text:p>0.34000521312269600000</text:p>
          </table:table-cell>
          <table:table-cell office:value-type="float" office:value="0.228947692047176" calcext:value-type="float">
            <text:p>0.22894769204717600000</text:p>
          </table:table-cell>
          <table:table-cell office:value-type="float" office:value="-0.127342137500765" calcext:value-type="float">
            <text:p>-0.12734213750076500000</text:p>
          </table:table-cell>
          <table:table-cell office:value-type="float" office:value="0.309125387826065" calcext:value-type="float">
            <text:p>0.30912538782606500000</text:p>
          </table:table-cell>
          <table:table-cell office:value-type="float" office:value="-0.309017326538497" calcext:value-type="float">
            <text:p>-0.309017326538497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6" calcext:value-type="float">
            <text:p>1.60</text:p>
          </table:table-cell>
          <table:table-cell office:value-type="float" office:value="0.349060491539324" calcext:value-type="float">
            <text:p>0.34906049153932400000</text:p>
          </table:table-cell>
          <table:table-cell office:value-type="float" office:value="0.22379822279075" calcext:value-type="float">
            <text:p>0.22379822279075000000</text:p>
          </table:table-cell>
          <table:table-cell office:value-type="float" office:value="-0.130039287683698" calcext:value-type="float">
            <text:p>-0.13003928768369800000</text:p>
          </table:table-cell>
          <table:table-cell office:value-type="float" office:value="0.296946070992978" calcext:value-type="float">
            <text:p>0.29694607099297800000</text:p>
          </table:table-cell>
          <table:table-cell office:value-type="float" office:value="-0.299953729480595" calcext:value-type="float">
            <text:p>-0.299953729480595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64" calcext:value-type="float">
            <text:p>1.64</text:p>
          </table:table-cell>
          <table:table-cell office:value-type="float" office:value="0.357907778093393" calcext:value-type="float">
            <text:p>0.35790777809339300000</text:p>
          </table:table-cell>
          <table:table-cell office:value-type="float" office:value="0.218551680180137" calcext:value-type="float">
            <text:p>0.21855168018013700000</text:p>
          </table:table-cell>
          <table:table-cell office:value-type="float" office:value="-0.13220149521536" calcext:value-type="float">
            <text:p>-0.13220149521536000000</text:p>
          </table:table-cell>
          <table:table-cell office:value-type="float" office:value="0.285128544318123" calcext:value-type="float">
            <text:p>0.28512854431812300000</text:p>
          </table:table-cell>
          <table:table-cell office:value-type="float" office:value="-0.290930872302606" calcext:value-type="float">
            <text:p>-0.290930872302606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68" calcext:value-type="float">
            <text:p>1.68</text:p>
          </table:table-cell>
          <table:table-cell office:value-type="float" office:value="0.366543609283458" calcext:value-type="float">
            <text:p>0.36654360928345800000</text:p>
          </table:table-cell>
          <table:table-cell office:value-type="float" office:value="0.213228783902783" calcext:value-type="float">
            <text:p>0.21322878390278300000</text:p>
          </table:table-cell>
          <table:table-cell office:value-type="float" office:value="-0.13386252567989" calcext:value-type="float">
            <text:p>-0.13386252567989000000</text:p>
          </table:table-cell>
          <table:table-cell office:value-type="float" office:value="0.273670820987749" calcext:value-type="float">
            <text:p>0.27367082098774900000</text:p>
          </table:table-cell>
          <table:table-cell office:value-type="float" office:value="-0.28196638232135" calcext:value-type="float">
            <text:p>-0.281966382321350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72" calcext:value-type="float">
            <text:p>1.72</text:p>
          </table:table-cell>
          <table:table-cell office:value-type="float" office:value="0.374965322506463" calcext:value-type="float">
            <text:p>0.37496532250646300000</text:p>
          </table:table-cell>
          <table:table-cell office:value-type="float" office:value="0.207848917401018" calcext:value-type="float">
            <text:p>0.20784891740101800000</text:p>
          </table:table-cell>
          <table:table-cell office:value-type="float" office:value="-0.135055488036586" calcext:value-type="float">
            <text:p>-0.13505548803658600000</text:p>
          </table:table-cell>
          <table:table-cell office:value-type="float" office:value="0.262570232892244" calcext:value-type="float">
            <text:p>0.26257023289224400000</text:p>
          </table:table-cell>
          <table:table-cell office:value-type="float" office:value="-0.273076811270287" calcext:value-type="float">
            <text:p>-0.273076811270287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76" calcext:value-type="float">
            <text:p>1.76</text:p>
          </table:table-cell>
          <table:table-cell office:value-type="float" office:value="0.383171005227029" calcext:value-type="float">
            <text:p>0.38317100522702900000</text:p>
          </table:table-cell>
          <table:table-cell office:value-type="float" office:value="0.202430152661639" calcext:value-type="float">
            <text:p>0.20243015266163900000</text:p>
          </table:table-cell>
          <table:table-cell office:value-type="float" office:value="-0.135812734131335" calcext:value-type="float">
            <text:p>-0.13581273413133500000</text:p>
          </table:table-cell>
          <table:table-cell office:value-type="float" office:value="0.251823469445197" calcext:value-type="float">
            <text:p>0.25182346944519700000</text:p>
          </table:table-cell>
          <table:table-cell office:value-type="float" office:value="-0.264277598903776" calcext:value-type="float">
            <text:p>-0.264277598903776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8" calcext:value-type="float">
            <text:p>1.80</text:p>
          </table:table-cell>
          <table:table-cell office:value-type="float" office:value="0.391159441167109" calcext:value-type="float">
            <text:p>0.39115944116710900000</text:p>
          </table:table-cell>
          <table:table-cell office:value-type="float" office:value="0.196989286556259" calcext:value-type="float">
            <text:p>0.19698928655625900000</text:p>
          </table:table-cell>
          <table:table-cell office:value-type="float" office:value="-0.136165757805061" calcext:value-type="float">
            <text:p>-0.13616575780506100000</text:p>
          </table:table-cell>
          <table:table-cell office:value-type="float" office:value="0.241426627619155" calcext:value-type="float">
            <text:p>0.24142662761915500000</text:p>
          </table:table-cell>
          <table:table-cell office:value-type="float" office:value="-0.255583053021466" calcext:value-type="float">
            <text:p>-0.255583053021466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84" calcext:value-type="float">
            <text:p>1.84</text:p>
          </table:table-cell>
          <table:table-cell office:value-type="float" office:value="0.398930061850598" calcext:value-type="float">
            <text:p>0.39893006185059800000</text:p>
          </table:table-cell>
          <table:table-cell office:value-type="float" office:value="0.191541872482709" calcext:value-type="float">
            <text:p>0.19154187248270900000</text:p>
          </table:table-cell>
          <table:table-cell office:value-type="float" office:value="-0.136145115747842" calcext:value-type="float">
            <text:p>-0.13614511574784200000</text:p>
          </table:table-cell>
          <table:table-cell office:value-type="float" office:value="0.231375252527764" calcext:value-type="float">
            <text:p>0.23137525252776400000</text:p>
          </table:table-cell>
          <table:table-cell office:value-type="float" office:value="-0.247006333120668" calcext:value-type="float">
            <text:p>-0.247006333120668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88" calcext:value-type="float">
            <text:p>1.88</text:p>
          </table:table-cell>
          <table:table-cell office:value-type="float" office:value="0.406482896071515" calcext:value-type="float">
            <text:p>0.40648289607151500000</text:p>
          </table:table-cell>
          <table:table-cell office:value-type="float" office:value="0.186102263504195" calcext:value-type="float">
            <text:p>0.18610226350419500000</text:p>
          </table:table-cell>
          <table:table-cell office:value-type="float" office:value="-0.135780354746322" calcext:value-type="float">
            <text:p>-0.13578035474632200000</text:p>
          </table:table-cell>
          <table:table-cell office:value-type="float" office:value="0.221664387856556" calcext:value-type="float">
            <text:p>0.22166438785655600000</text:p>
          </table:table-cell>
          <table:table-cell office:value-type="float" office:value="-0.238559454814496" calcext:value-type="float">
            <text:p>-0.238559454814496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92" calcext:value-type="float">
            <text:p>1.92</text:p>
          </table:table-cell>
          <table:table-cell office:value-type="float" office:value="0.413818524263659" calcext:value-type="float">
            <text:p>0.41381852426365900000</text:p>
          </table:table-cell>
          <table:table-cell office:value-type="float" office:value="0.180683649051109" calcext:value-type="float">
            <text:p>0.18068364905110900000</text:p>
          </table:table-cell>
          <table:table-cell office:value-type="float" office:value="-0.135099952663641" calcext:value-type="float">
            <text:p>-0.13509995266364100000</text:p>
          </table:table-cell>
          <table:table-cell office:value-type="float" office:value="0.212288616733692" calcext:value-type="float">
            <text:p>0.21228861673369200000</text:p>
          </table:table-cell>
          <table:table-cell office:value-type="float" office:value="-0.230253290190009" calcext:value-type="float">
            <text:p>-0.230253290190009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96" calcext:value-type="float">
            <text:p>1.96</text:p>
          </table:table-cell>
          <table:table-cell office:value-type="float" office:value="0.420938030672675" calcext:value-type="float">
            <text:p>0.42093803067267500000</text:p>
          </table:table-cell>
          <table:table-cell office:value-type="float" office:value="0.175298106164064" calcext:value-type="float">
            <text:p>0.17529810616406400000</text:p>
          </table:table-cell>
          <table:table-cell office:value-type="float" office:value="-0.134131272754415" calcext:value-type="float">
            <text:p>-0.13413127275441500000</text:p>
          </table:table-cell>
          <table:table-cell office:value-type="float" office:value="0.203242114037176" calcext:value-type="float">
            <text:p>0.20324211403717600000</text:p>
          </table:table-cell>
          <table:table-cell office:value-type="float" office:value="-0.222097597935699" calcext:value-type="float">
            <text:p>-0.222097597935699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.00</text:p>
          </table:table-cell>
          <table:table-cell office:value-type="float" office:value="0.427842961544551" calcext:value-type="float">
            <text:p>0.42784296154455100000</text:p>
          </table:table-cell>
          <table:table-cell office:value-type="float" office:value="0.1699566380416" calcext:value-type="float">
            <text:p>0.16995663804160000000</text:p>
          </table:table-cell>
          <table:table-cell office:value-type="float" office:value="-0.132900523548273" calcext:value-type="float">
            <text:p>-0.13290052354827300000</text:p>
          </table:table-cell>
          <table:table-cell office:value-type="float" office:value="0.19451868449993" calcext:value-type="float">
            <text:p>0.19451868449993000000</text:p>
          </table:table-cell>
          <table:table-cell office:value-type="float" office:value="-0.214101034629489" calcext:value-type="float">
            <text:p>-0.214101034629489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04" calcext:value-type="float">
            <text:p>2.04</text:p>
          </table:table-cell>
          <table:table-cell office:value-type="float" office:value="0.434535283283356" calcext:value-type="float">
            <text:p>0.43453528328335600000</text:p>
          </table:table-cell>
          <table:table-cell office:value-type="float" office:value="0.164669221065223" calcext:value-type="float">
            <text:p>0.16466922106522300000</text:p>
          </table:table-cell>
          <table:table-cell office:value-type="float" office:value="-0.131432733280084" calcext:value-type="float">
            <text:p>-0.13143273328008400000</text:p>
          </table:table-cell>
          <table:table-cell office:value-type="float" office:value="0.186111805996448" calcext:value-type="float">
            <text:p>0.18611180599644800000</text:p>
          </table:table-cell>
          <table:table-cell office:value-type="float" office:value="-0.206271186613646" calcext:value-type="float">
            <text:p>-0.206271186613646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08" calcext:value-type="float">
            <text:p>2.08</text:p>
          </table:table-cell>
          <table:table-cell office:value-type="float" office:value="0.441017340712236" calcext:value-type="float">
            <text:p>0.44101734071223600000</text:p>
          </table:table-cell>
          <table:table-cell office:value-type="float" office:value="0.159444858842412" calcext:value-type="float">
            <text:p>0.15944485884241200000</text:p>
          </table:table-cell>
          <table:table-cell office:value-type="float" office:value="-0.129751736290039" calcext:value-type="float">
            <text:p>-0.12975173629003900000</text:p>
          </table:table-cell>
          <table:table-cell office:value-type="float" office:value="0.178014677165814" calcext:value-type="float">
            <text:p>0.17801467716581400000</text:p>
          </table:table-cell>
          <table:table-cell office:value-type="float" office:value="-0.198614618866588" calcext:value-type="float">
            <text:p>-0.198614618866588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12" calcext:value-type="float">
            <text:p>2.12</text:p>
          </table:table-cell>
          <table:table-cell office:value-type="float" office:value="0.447291820827205" calcext:value-type="float">
            <text:p>0.44729182082720500000</text:p>
          </table:table-cell>
          <table:table-cell office:value-type="float" office:value="0.154291620528528" calcext:value-type="float">
            <text:p>0.15429162052852800000</text:p>
          </table:table-cell>
          <table:table-cell office:value-type="float" office:value="-0.127880153674529" calcext:value-type="float">
            <text:p>-0.12788015367452900000</text:p>
          </table:table-cell>
          <table:table-cell office:value-type="float" office:value="0.170220250446193" calcext:value-type="float">
            <text:p>0.17022025044619300000</text:p>
          </table:table-cell>
          <table:table-cell office:value-type="float" office:value="-0.191136894721481" calcext:value-type="float">
            <text:p>-0.191136894721481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16" calcext:value-type="float">
            <text:p>2.16</text:p>
          </table:table-cell>
          <table:table-cell office:value-type="float" office:value="0.453361715092179" calcext:value-type="float">
            <text:p>0.45336171509217900000</text:p>
          </table:table-cell>
          <table:table-cell office:value-type="float" office:value="0.149216698759983" calcext:value-type="float">
            <text:p>0.14921669875998300000</text:p>
          </table:table-cell>
          <table:table-cell office:value-type="float" office:value="-0.125839405503245" calcext:value-type="float">
            <text:p>-0.12583940550324500000</text:p>
          </table:table-cell>
          <table:table-cell office:value-type="float" office:value="0.162721277453956" calcext:value-type="float">
            <text:p>0.16272127745395600000</text:p>
          </table:table-cell>
          <table:table-cell office:value-type="float" office:value="-0.183842642475954" calcext:value-type="float">
            <text:p>-0.183842642475954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2" calcext:value-type="float">
            <text:p>2.20</text:p>
          </table:table-cell>
          <table:table-cell office:value-type="float" office:value="0.459230285955066" calcext:value-type="float">
            <text:p>0.45923028595506600000</text:p>
          </table:table-cell>
          <table:table-cell office:value-type="float" office:value="0.144226451807594" calcext:value-type="float">
            <text:p>0.14422645180759400000</text:p>
          </table:table-cell>
          <table:table-cell office:value-type="float" office:value="-0.123649707371946" calcext:value-type="float">
            <text:p>-0.12364970737194600000</text:p>
          </table:table-cell>
          <table:table-cell office:value-type="float" office:value="0.155510341970528" calcext:value-type="float">
            <text:p>0.15551034197052800000</text:p>
          </table:table-cell>
          <table:table-cell office:value-type="float" office:value="-0.17673558842031" calcext:value-type="float">
            <text:p>-0.176735588420310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24" calcext:value-type="float">
            <text:p>2.24</text:p>
          </table:table-cell>
          <table:table-cell office:value-type="float" office:value="0.464901034568817" calcext:value-type="float">
            <text:p>0.46490103456881700000</text:p>
          </table:table-cell>
          <table:table-cell office:value-type="float" office:value="0.139326451961195" calcext:value-type="float">
            <text:p>0.13932645196119500000</text:p>
          </table:table-cell>
          <table:table-cell office:value-type="float" office:value="-0.121330085083365" calcext:value-type="float">
            <text:p>-0.12133008508336500000</text:p>
          </table:table-cell>
          <table:table-cell office:value-type="float" office:value="0.148579895016296" calcext:value-type="float">
            <text:p>0.14857989501629600000</text:p>
          </table:table-cell>
          <table:table-cell office:value-type="float" office:value="-0.169818608244626" calcext:value-type="float">
            <text:p>-0.169818608244626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28" calcext:value-type="float">
            <text:p>2.28</text:p>
          </table:table-cell>
          <table:table-cell office:value-type="float" office:value="0.47037766989164" calcext:value-type="float">
            <text:p>0.47037766989164000000</text:p>
          </table:table-cell>
          <table:table-cell office:value-type="float" office:value="0.134521537058306" calcext:value-type="float">
            <text:p>0.13452153705830600000</text:p>
          </table:table-cell>
          <table:table-cell office:value-type="float" office:value="-0.118898401141889" calcext:value-type="float">
            <text:p>-0.11889840114188900000</text:p>
          </table:table-cell>
          <table:table-cell office:value-type="float" office:value="0.141922290358728" calcext:value-type="float">
            <text:p>0.14192229035872800000</text:p>
          </table:table-cell>
          <table:table-cell office:value-type="float" office:value="-0.16309378894252" calcext:value-type="float">
            <text:p>-0.163093788942520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32" calcext:value-type="float">
            <text:p>2.32</text:p>
          </table:table-cell>
          <table:table-cell office:value-type="float" office:value="0.475664080384271" calcext:value-type="float">
            <text:p>0.47566408038427100000</text:p>
          </table:table-cell>
          <table:table-cell office:value-type="float" office:value="0.129815849726375" calcext:value-type="float">
            <text:p>0.12981584972637500000</text:p>
          </table:table-cell>
          <table:table-cell office:value-type="float" office:value="-0.116371363073261" calcext:value-type="float">
            <text:p>-0.11637136307326100000</text:p>
          </table:table-cell>
          <table:table-cell office:value-type="float" office:value="0.135529811718268" calcext:value-type="float">
            <text:p>0.13552981171826800000</text:p>
          </table:table-cell>
          <table:table-cell office:value-type="float" office:value="-0.156562462303008" calcext:value-type="float">
            <text:p>-0.156562462303008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36" calcext:value-type="float">
            <text:p>2.36</text:p>
          </table:table-cell>
          <table:table-cell office:value-type="float" office:value="0.480764307313616" calcext:value-type="float">
            <text:p>0.48076430731361600000</text:p>
          </table:table-cell>
          <table:table-cell office:value-type="float" office:value="0.125212889572224" calcext:value-type="float">
            <text:p>0.12521288957222400000</text:p>
          </table:table-cell>
          <table:table-cell office:value-type="float" office:value="-0.11376456846441" calcext:value-type="float">
            <text:p>-0.11376456846441000000</text:p>
          </table:table-cell>
          <table:table-cell office:value-type="float" office:value="0.129394704482162" calcext:value-type="float">
            <text:p>0.12939470448216200000</text:p>
          </table:table-cell>
          <table:table-cell office:value-type="float" office:value="-0.150225275760291" calcext:value-type="float">
            <text:p>-0.150225275760291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4" calcext:value-type="float">
            <text:p>2.40</text:p>
          </table:table-cell>
          <table:table-cell office:value-type="float" office:value="0.485682519554382" calcext:value-type="float">
            <text:p>0.48568251955438200000</text:p>
          </table:table-cell>
          <table:table-cell office:value-type="float" office:value="0.120715553080468" calcext:value-type="float">
            <text:p>0.12071555308046800000</text:p>
          </table:table-cell>
          <table:table-cell office:value-type="float" office:value="-0.111092524989706" calcext:value-type="float">
            <text:p>-0.11109252498970600000</text:p>
          </table:table-cell>
          <table:table-cell office:value-type="float" office:value="0.1235092009997" calcext:value-type="float">
            <text:p>0.12350920099970000000</text:p>
          </table:table-cell>
          <table:table-cell office:value-type="float" office:value="-0.144082232991123" calcext:value-type="float">
            <text:p>-0.144082232991123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44" calcext:value-type="float">
            <text:p>2.44</text:p>
          </table:table-cell>
          <table:table-cell office:value-type="float" office:value="0.490422990545776" calcext:value-type="float">
            <text:p>0.49042299054577600000</text:p>
          </table:table-cell>
          <table:table-cell office:value-type="float" office:value="0.11632617693017" calcext:value-type="float">
            <text:p>0.11632617693017000000</text:p>
          </table:table-cell>
          <table:table-cell office:value-type="float" office:value="-0.108368687699881" calcext:value-type="float">
            <text:p>-0.10836868769988100000</text:p>
          </table:table-cell>
          <table:table-cell office:value-type="float" office:value="0.117865545149171" calcext:value-type="float">
            <text:p>0.11786554514917100000</text:p>
          </table:table-cell>
          <table:table-cell office:value-type="float" office:value="-0.138132747158151" calcext:value-type="float">
            <text:p>-0.138132747158151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48" calcext:value-type="float">
            <text:p>2.48</text:p>
          </table:table-cell>
          <table:table-cell office:value-type="float" office:value="0.494990076999439" calcext:value-type="float">
            <text:p>0.49499007699943900000</text:p>
          </table:table-cell>
          <table:table-cell office:value-type="float" office:value="0.112046581728016" calcext:value-type="float">
            <text:p>0.11204658172801600000</text:p>
          </table:table-cell>
          <table:table-cell office:value-type="float" office:value="-0.105605503941789" calcext:value-type="float">
            <text:p>-0.10560550394178900000</text:p>
          </table:table-cell>
          <table:table-cell office:value-type="float" office:value="0.112456015500988" calcext:value-type="float">
            <text:p>0.11245601550098800000</text:p>
          </table:table-cell>
          <table:table-cell office:value-type="float" office:value="-0.132375698171963" calcext:value-type="float">
            <text:p>-0.132375698171963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52" calcext:value-type="float">
            <text:p>2.52</text:p>
          </table:table-cell>
          <table:table-cell office:value-type="float" office:value="0.499388198185116" calcext:value-type="float">
            <text:p>0.49938819818511600000</text:p>
          </table:table-cell>
          <table:table-cell office:value-type="float" office:value="0.107878107825936" calcext:value-type="float">
            <text:p>0.10787810782593600000</text:p>
          </table:table-cell>
          <table:table-cell office:value-type="float" office:value="-0.102814438692942" calcext:value-type="float">
            <text:p>-0.10281443869294200000</text:p>
          </table:table-cell>
          <table:table-cell office:value-type="float" office:value="0.107272945362053" calcext:value-type="float">
            <text:p>0.10727294536205300000</text:p>
          </table:table-cell>
          <table:table-cell office:value-type="float" office:value="-0.12680946999462" calcext:value-type="float">
            <text:p>-0.126809469994620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56" calcext:value-type="float">
            <text:p>2.56</text:p>
          </table:table-cell>
          <table:table-cell office:value-type="float" office:value="0.503621818664202" calcext:value-type="float">
            <text:p>0.50362181866420200000</text:p>
          </table:table-cell>
          <table:table-cell office:value-type="float" office:value="0.103821657178007" calcext:value-type="float">
            <text:p>0.10382165717800700000</text:p>
          </table:table-cell>
          <table:table-cell office:value-type="float" office:value="-0.100006030592672" calcext:value-type="float">
            <text:p>-0.10000603059267200000</text:p>
          </table:table-cell>
          <table:table-cell office:value-type="float" office:value="0.102308741393686" calcext:value-type="float">
            <text:p>0.10230874139368600000</text:p>
          </table:table-cell>
          <table:table-cell office:value-type="float" office:value="-0.12143200964773" calcext:value-type="float">
            <text:p>-0.121432009647730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6" calcext:value-type="float">
            <text:p>2.60</text:p>
          </table:table-cell>
          <table:table-cell office:value-type="float" office:value="0.507695430513009" calcext:value-type="float">
            <text:p>0.50769543051300900000</text:p>
          </table:table-cell>
          <table:table-cell office:value-type="float" office:value="0.0998777276907171" calcext:value-type="float">
            <text:p>0.09987772769071710000</text:p>
          </table:table-cell>
          <table:table-cell office:value-type="float" office:value="-0.0971899239327903" calcext:value-type="float">
            <text:p>-0.09718992393279030000</text:p>
          </table:table-cell>
          <table:table-cell office:value-type="float" office:value="0.0975559007853807" calcext:value-type="float">
            <text:p>0.09755590078538070000</text:p>
          </table:table-cell>
          <table:table-cell office:value-type="float" office:value="-0.116240865950794" calcext:value-type="float">
            <text:p>-0.116240865950794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64" calcext:value-type="float">
            <text:p>2.64</text:p>
          </table:table-cell>
          <table:table-cell office:value-type="float" office:value="0.511613538202174" calcext:value-type="float">
            <text:p>0.51161353820217400000</text:p>
          </table:table-cell>
          <table:table-cell office:value-type="float" office:value="0.0960464483312959" calcext:value-type="float">
            <text:p>0.09604644833129590000</text:p>
          </table:table-cell>
          <table:table-cell office:value-type="float" office:value="-0.0943749137784585" calcext:value-type="float">
            <text:p>-0.09437491377845850000</text:p>
          </table:table-cell>
          <table:table-cell office:value-type="float" office:value="0.0930070259095339" calcext:value-type="float">
            <text:p>0.09300702590953390000</text:p>
          </table:table-cell>
          <table:table-cell office:value-type="float" office:value="-0.111233234434867" calcext:value-type="float">
            <text:p>-0.111233234434867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68" calcext:value-type="float">
            <text:p>2.68</text:p>
          </table:table-cell>
          <table:table-cell office:value-type="float" office:value="0.515380645043922" calcext:value-type="float">
            <text:p>0.51538064504392200000</text:p>
          </table:table-cell>
          <table:table-cell office:value-type="float" office:value="0.0923276131761901" calcext:value-type="float">
            <text:p>0.09232761317619010000</text:p>
          </table:table-cell>
          <table:table-cell office:value-type="float" office:value="-0.0915689941584757" calcext:value-type="float">
            <text:p>-0.09156899415847570000</text:p>
          </table:table-cell>
          <table:table-cell office:value-type="float" office:value="0.0886548372357577" calcext:value-type="float">
            <text:p>0.08865483723575770000</text:p>
          </table:table-cell>
          <table:table-cell office:value-type="float" office:value="-0.106406002187515" calcext:value-type="float">
            <text:p>-0.106406002187515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72" calcext:value-type="float">
            <text:p>2.72</text:p>
          </table:table-cell>
          <table:table-cell office:value-type="float" office:value="0.519001239115059" calcext:value-type="float">
            <text:p>0.51900123911505900000</text:p>
          </table:table-cell>
          <table:table-cell office:value-type="float" office:value="0.0887207112889382" calcext:value-type="float">
            <text:p>0.08872071128893820000</text:p>
          </table:table-cell>
          <table:table-cell office:value-type="float" office:value="-0.0887793909807088" calcext:value-type="float">
            <text:p>-0.08877939098070880000</text:p>
          </table:table-cell>
          <table:table-cell office:value-type="float" office:value="0.0844921861649351" calcext:value-type="float">
            <text:p>0.08449218616493510000</text:p>
          </table:table-cell>
          <table:table-cell office:value-type="float" office:value="-0.101755781700454" calcext:value-type="float">
            <text:p>-0.101755781700454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76" calcext:value-type="float">
            <text:p>2.76</text:p>
          </table:table-cell>
          <table:table-cell office:value-type="float" office:value="0.52247978324903" calcext:value-type="float">
            <text:p>0.52247978324903000000</text:p>
          </table:table-cell>
          <table:table-cell office:value-type="float" office:value="0.0852249575459133" calcext:value-type="float">
            <text:p>0.08522495754591330000</text:p>
          </table:table-cell>
          <table:table-cell office:value-type="float" office:value="-0.0860126152947953" calcext:value-type="float">
            <text:p>-0.08601261529479530000</text:p>
          </table:table-cell>
          <table:table-cell office:value-type="float" office:value="0.0805120635013246" calcext:value-type="float">
            <text:p>0.08051206350132460000</text:p>
          </table:table-cell>
          <table:table-cell office:value-type="float" office:value="-0.097278952986066" calcext:value-type="float">
            <text:p>-0.097278952986066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8" calcext:value-type="float">
            <text:p>2.80</text:p>
          </table:table-cell>
          <table:table-cell office:value-type="float" office:value="0.525820703392609" calcext:value-type="float">
            <text:p>0.52582070339260900000</text:p>
          </table:table-cell>
          <table:table-cell office:value-type="float" office:value="0.0818393200790281" calcext:value-type="float">
            <text:p>0.08183932007902810000</text:p>
          </table:table-cell>
          <table:table-cell office:value-type="float" office:value="-0.0832744984472877" calcext:value-type="float">
            <text:p>-0.08327449844728770000</text:p>
          </table:table-cell>
          <table:table-cell office:value-type="float" office:value="0.076707609540618" calcext:value-type="float">
            <text:p>0.07670760954061800000</text:p>
          </table:table-cell>
          <table:table-cell office:value-type="float" office:value="-0.0929716955811118" calcext:value-type="float">
            <text:p>-0.0929716955811118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84" calcext:value-type="float">
            <text:p>2.84</text:p>
          </table:table-cell>
          <table:table-cell office:value-type="float" office:value="0.529028379698825" calcext:value-type="float">
            <text:p>0.52902837969882500000</text:p>
          </table:table-cell>
          <table:table-cell office:value-type="float" office:value="0.0785625465137805" calcext:value-type="float">
            <text:p>0.07856254651378050000</text:p>
          </table:table-cell>
          <table:table-cell office:value-type="float" office:value="-0.0805702352626313" calcext:value-type="float">
            <text:p>-0.08057023526263130000</text:p>
          </table:table-cell>
          <table:table-cell office:value-type="float" office:value="0.0730721208471395" calcext:value-type="float">
            <text:p>0.07307212084713950000</text:p>
          </table:table-cell>
          <table:table-cell office:value-type="float" office:value="-0.0888300214164408" calcext:value-type="float">
            <text:p>-0.0888300214164408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88" calcext:value-type="float">
            <text:p>2.88</text:p>
          </table:table-cell>
          <table:table-cell office:value-type="float" office:value="0.53210713876067" calcext:value-type="float">
            <text:p>0.53210713876067000000</text:p>
          </table:table-cell>
          <table:table-cell office:value-type="float" office:value="0.0753931887304434" calcext:value-type="float">
            <text:p>0.07539318873044340000</text:p>
          </table:table-cell>
          <table:table-cell office:value-type="float" office:value="-0.0779044272847332" calcext:value-type="float">
            <text:p>-0.07790442728473320000</text:p>
          </table:table-cell>
          <table:table-cell office:value-type="float" office:value="0.0695990556694493" calcext:value-type="float">
            <text:p>0.06959905566944930000</text:p>
          </table:table-cell>
          <table:table-cell office:value-type="float" office:value="-0.0848498059820761" calcext:value-type="float">
            <text:p>-0.0848498059820761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92" calcext:value-type="float">
            <text:p>2.92</text:p>
          </table:table-cell>
          <table:table-cell office:value-type="float" office:value="0.535061244878446" calcext:value-type="float">
            <text:p>0.53506124487844600000</text:p>
          </table:table-cell>
          <table:table-cell office:value-type="float" office:value="0.0723296260197644" calcext:value-type="float">
            <text:p>0.07232962601976440000</text:p>
          </table:table-cell>
          <table:table-cell office:value-type="float" office:value="-0.0752811162513024" calcext:value-type="float">
            <text:p>-0.07528111625130240000</text:p>
          </table:table-cell>
          <table:table-cell office:value-type="float" office:value="0.0662820406357546" calcext:value-type="float">
            <text:p>0.06628204063575460000</text:p>
          </table:table-cell>
          <table:table-cell office:value-type="float" office:value="-0.0810268150256292" calcext:value-type="float">
            <text:p>-0.0810268150256292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96" calcext:value-type="float">
            <text:p>2.96</text:p>
          </table:table-cell>
          <table:table-cell office:value-type="float" office:value="0.537894895218247" calcext:value-type="float">
            <text:p>0.53789489521824700000</text:p>
          </table:table-cell>
          <table:table-cell office:value-type="float" office:value="0.0693700861412548" calcext:value-type="float">
            <text:p>0.06937008614125480000</text:p>
          </table:table-cell>
          <table:table-cell office:value-type="float" office:value="-0.0727038280493711" calcext:value-type="float">
            <text:p>-0.07270382804937110000</text:p>
          </table:table-cell>
          <table:table-cell office:value-type="float" office:value="0.0631148724126646" calcext:value-type="float">
            <text:p>0.06311487241266460000</text:p>
          </table:table-cell>
          <table:table-cell office:value-type="float" office:value="-0.0773567309602387" calcext:value-type="float">
            <text:p>-0.0773567309602387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.00</text:p>
          </table:table-cell>
          <table:table-cell office:value-type="float" office:value="0.540612212906465" calcext:value-type="float">
            <text:p>0.54061221290646500000</text:p>
          </table:table-cell>
          <table:table-cell office:value-type="float" office:value="0.0665126658911874" calcext:value-type="float">
            <text:p>0.06651266589118740000</text:p>
          </table:table-cell>
          <table:table-cell office:value-type="float" office:value="-0.0701756055312261" calcext:value-type="float">
            <text:p>-0.07017560553122610000</text:p>
          </table:table-cell>
          <table:table-cell office:value-type="float" office:value="0.0600915222912563" calcext:value-type="float">
            <text:p>0.06009152229125630000</text:p>
          </table:table-cell>
          <table:table-cell office:value-type="float" office:value="-0.0738351765467545" calcext:value-type="float">
            <text:p>-0.0738351765467545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04" calcext:value-type="float">
            <text:p>3.04</text:p>
          </table:table-cell>
          <table:table-cell office:value-type="float" office:value="0.543217242634156" calcext:value-type="float">
            <text:p>0.54321724263415600000</text:p>
          </table:table-cell>
          <table:table-cell office:value-type="float" office:value="0.0637553493311401" calcext:value-type="float">
            <text:p>0.06375534933114010000</text:p>
          </table:table-cell>
          <table:table-cell office:value-type="float" office:value="-0.0676990447937492" calcext:value-type="float">
            <text:p>-0.06769904479374920000</text:p>
          </table:table-cell>
          <table:table-cell office:value-type="float" office:value="0.057206137470897" calcext:value-type="float">
            <text:p>0.05720613747089700000</text:p>
          </table:table-cell>
          <table:table-cell office:value-type="float" office:value="-0.0704577361119259" calcext:value-type="float">
            <text:p>-0.0704577361119259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08" calcext:value-type="float">
            <text:p>3.08</text:p>
          </table:table-cell>
          <table:table-cell office:value-type="float" office:value="0.54571394695066" calcext:value-type="float">
            <text:p>0.54571394695066000000</text:p>
          </table:table-cell>
          <table:table-cell office:value-type="float" office:value="0.0610960247303173" calcext:value-type="float">
            <text:p>0.06109602473031730000</text:p>
          </table:table-cell>
          <table:table-cell office:value-type="float" office:value="-0.0652763301707224" calcext:value-type="float">
            <text:p>-0.06527633017072240000</text:p>
          </table:table-cell>
          <table:table-cell office:value-type="float" office:value="0.0544530415660325" calcext:value-type="float">
            <text:p>0.05445304156603250000</text:p>
          </table:table-cell>
          <table:table-cell office:value-type="float" office:value="-0.0672199750099576" calcext:value-type="float">
            <text:p>-0.0672199750099576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12" calcext:value-type="float">
            <text:p>3.12</text:p>
          </table:table-cell>
          <table:table-cell office:value-type="float" office:value="0.54810620155222" calcext:value-type="float">
            <text:p>0.54810620155222000000</text:p>
          </table:table-cell>
          <table:table-cell office:value-type="float" office:value="0.0585325013320338" calcext:value-type="float">
            <text:p>0.05853250133203380000</text:p>
          </table:table-cell>
          <table:table-cell office:value-type="float" office:value="-0.0629092639547754" calcext:value-type="float">
            <text:p>-0.06290926395477540000</text:p>
          </table:table-cell>
          <table:table-cell office:value-type="float" office:value="0.051826736704138" calcext:value-type="float">
            <text:p>0.05182673670413800000</text:p>
          </table:table-cell>
          <table:table-cell office:value-type="float" office:value="-0.0641174583185169" calcext:value-type="float">
            <text:p>-0.0641174583185169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16" calcext:value-type="float">
            <text:p>3.16</text:p>
          </table:table-cell>
          <table:table-cell office:value-type="float" office:value="0.550397793849112" calcext:value-type="float">
            <text:p>0.55039779384911200000</text:p>
          </table:table-cell>
          <table:table-cell office:value-type="float" office:value="0.0560625227123381" calcext:value-type="float">
            <text:p>0.05606252271233810000</text:p>
          </table:table-cell>
          <table:table-cell office:value-type="float" office:value="-0.0605992994715762" calcext:value-type="float">
            <text:p>-0.06059929947157620000</text:p>
          </table:table-cell>
          <table:table-cell office:value-type="float" office:value="0.0493219011761569" calcext:value-type="float">
            <text:p>0.04932190117615690000</text:p>
          </table:table-cell>
          <table:table-cell office:value-type="float" office:value="-0.0611457651892003" calcext:value-type="float">
            <text:p>-0.0611457651892003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2" calcext:value-type="float">
            <text:p>3.20</text:p>
          </table:table-cell>
          <table:table-cell office:value-type="float" office:value="0.552592419448904" calcext:value-type="float">
            <text:p>0.55259241944890400000</text:p>
          </table:table-cell>
          <table:table-cell office:value-type="float" office:value="0.0536837813576203" calcext:value-type="float">
            <text:p>0.05368378135762030000</text:p>
          </table:table-cell>
          <table:table-cell office:value-type="float" office:value="-0.0583475687413075" calcext:value-type="float">
            <text:p>-0.05834756874130750000</text:p>
          </table:table-cell>
          <table:table-cell office:value-type="float" office:value="0.0469333902363811" calcext:value-type="float">
            <text:p>0.04693339023638110000</text:p>
          </table:table-cell>
          <table:table-cell office:value-type="float" office:value="-0.0583005047350148" calcext:value-type="float">
            <text:p>-0.0583005047350148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24" calcext:value-type="float">
            <text:p>3.24</text:p>
          </table:table-cell>
          <table:table-cell office:value-type="float" office:value="0.554693680922829" calcext:value-type="float">
            <text:p>0.55469368092282900000</text:p>
          </table:table-cell>
          <table:table-cell office:value-type="float" office:value="0.0513939302955837" calcext:value-type="float">
            <text:p>0.05139393029558370000</text:p>
          </table:table-cell>
          <table:table-cell office:value-type="float" office:value="-0.0561549104611635" calcext:value-type="float">
            <text:p>-0.05615491046116350000</text:p>
          </table:table-cell>
          <table:table-cell office:value-type="float" office:value="0.0446562338499321" calcext:value-type="float">
            <text:p>0.04465623384993210000</text:p>
          </table:table-cell>
          <table:table-cell office:value-type="float" office:value="-0.0555773277276091" calcext:value-type="float">
            <text:p>-0.0555773277276091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28" calcext:value-type="float">
            <text:p>3.28</text:p>
          </table:table-cell>
          <table:table-cell office:value-type="float" office:value="0.556705086893276" calcext:value-type="float">
            <text:p>0.55670508689327600000</text:p>
          </table:table-cell>
          <table:table-cell office:value-type="float" office:value="0.0491905938378951" calcext:value-type="float">
            <text:p>0.04919059383789510000</text:p>
          </table:table-cell>
          <table:table-cell office:value-type="float" office:value="-0.0540218964107505" calcext:value-type="float">
            <text:p>-0.05402189641075050000</text:p>
          </table:table-cell>
          <table:table-cell office:value-type="float" office:value="0.0424856341741895" calcext:value-type="float">
            <text:p>0.04248563417418950000</text:p>
          </table:table-cell>
          <table:table-cell office:value-type="float" office:value="-0.0529719371089055" calcext:value-type="float">
            <text:p>-0.0529719371089055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32" calcext:value-type="float">
            <text:p>3.32</text:p>
          </table:table-cell>
          <table:table-cell office:value-type="float" office:value="0.558630049697448" calcext:value-type="float">
            <text:p>0.55863004969744800000</text:p>
          </table:table-cell>
          <table:table-cell office:value-type="float" office:value="0.0470713794237082" calcext:value-type="float">
            <text:p>0.04707137942370820000</text:p>
          </table:table-cell>
          <table:table-cell office:value-type="float" office:value="-0.0519488551818019" calcext:value-type="float">
            <text:p>-0.05194885518180190000</text:p>
          </table:table-cell>
          <table:table-cell office:value-type="float" office:value="0.0404169652476507" calcext:value-type="float">
            <text:p>0.04041696524765070000</text:p>
          </table:table-cell>
          <table:table-cell office:value-type="float" office:value="-0.0504801003519573" calcext:value-type="float">
            <text:p>-0.0504801003519573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36" calcext:value-type="float">
            <text:p>3.36</text:p>
          </table:table-cell>
          <table:table-cell office:value-type="float" office:value="0.560471886375132" calcext:value-type="float">
            <text:p>0.56047188637513200000</text:p>
          </table:table-cell>
          <table:table-cell office:value-type="float" office:value="0.0450338849868525" calcext:value-type="float">
            <text:p>0.04503388498685250000</text:p>
          </table:table-cell>
          <table:table-cell office:value-type="float" office:value="-0.0499358956026379" calcext:value-type="float">
            <text:p>-0.04993589560263790000</text:p>
          </table:table-cell>
          <table:table-cell office:value-type="float" office:value="0.0384457681628138" calcext:value-type="float">
            <text:p>0.03844576816281380000</text:p>
          </table:table-cell>
          <table:table-cell office:value-type="float" office:value="-0.0480976550383488" calcext:value-type="float">
            <text:p>-0.0480976550383488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4" calcext:value-type="float">
            <text:p>3.40</text:p>
          </table:table-cell>
          <table:table-cell office:value-type="float" office:value="0.562233817731328" calcext:value-type="float">
            <text:p>0.56223381773132800000</text:p>
          </table:table-cell>
          <table:table-cell office:value-type="float" office:value="0.0430757083430799" calcext:value-type="float">
            <text:p>0.04307570834307990000</text:p>
          </table:table-cell>
          <table:table-cell office:value-type="float" office:value="-0.0479829284345016" calcext:value-type="float">
            <text:p>-0.04798292843450160000</text:p>
          </table:table-cell>
          <table:table-cell office:value-type="float" office:value="0.0365677491168289" calcext:value-type="float">
            <text:p>0.03656774911682890000</text:p>
          </table:table-cell>
          <table:table-cell office:value-type="float" office:value="-0.0458205178294289" calcext:value-type="float">
            <text:p>-0.0458205178294289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44" calcext:value-type="float">
            <text:p>3.44</text:p>
          </table:table-cell>
          <table:table-cell office:value-type="float" office:value="0.563918968298793" calcext:value-type="float">
            <text:p>0.56391896829879300000</text:p>
          </table:table-cell>
          <table:table-cell office:value-type="float" office:value="0.0411944549391964" calcext:value-type="float">
            <text:p>0.04119445493919640000</text:p>
          </table:table-cell>
          <table:table-cell office:value-type="float" office:value="-0.0460896865255935" calcext:value-type="float">
            <text:p>-0.04608968652559350000</text:p>
          </table:table-cell>
          <table:table-cell office:value-type="float" office:value="0.03477877638346" calcext:value-type="float">
            <text:p>0.03477877638346000000</text:p>
          </table:table-cell>
          <table:table-cell office:value-type="float" office:value="-0.0436446910605139" calcext:value-type="float">
            <text:p>-0.0436446910605139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48" calcext:value-type="float">
            <text:p>3.48</text:p>
          </table:table-cell>
          <table:table-cell office:value-type="float" office:value="0.565530367650191" calcext:value-type="float">
            <text:p>0.56553036765019100000</text:p>
          </table:table-cell>
          <table:table-cell office:value-type="float" office:value="0.0393877433018351" calcext:value-type="float">
            <text:p>0.03938774330183510000</text:p>
          </table:table-cell>
          <table:table-cell office:value-type="float" office:value="-0.044255743179546" calcext:value-type="float">
            <text:p>-0.04425574317954600000</text:p>
          </table:table-cell>
          <table:table-cell office:value-type="float" office:value="0.0330748755863255" calcext:value-type="float">
            <text:p>0.03307487558632550000</text:p>
          </table:table-cell>
          <table:table-cell office:value-type="float" office:value="-0.0415662659020579" calcext:value-type="float">
            <text:p>-0.0415662659020579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52" calcext:value-type="float">
            <text:p>3.52</text:p>
          </table:table-cell>
          <table:table-cell office:value-type="float" office:value="0.56707094993756" calcext:value-type="float">
            <text:p>0.56707094993756000000</text:p>
          </table:table-cell>
          <table:table-cell office:value-type="float" office:value="0.0376532127728514" calcext:value-type="float">
            <text:p>0.03765321277285140000</text:p>
          </table:table-cell>
          <table:table-cell office:value-type="float" office:value="-0.0424805305711379" calcext:value-type="float">
            <text:p>-0.04248053057113790000</text:p>
          </table:table-cell>
          <table:table-cell office:value-type="float" office:value="0.0314522275443333" calcext:value-type="float">
            <text:p>0.03145222754433330000</text:p>
          </table:table-cell>
          <table:table-cell office:value-type="float" office:value="-0.0395814294546564" calcext:value-type="float">
            <text:p>-0.0395814294546564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56" calcext:value-type="float">
            <text:p>3.56</text:p>
          </table:table-cell>
          <table:table-cell office:value-type="float" office:value="0.568543555604272" calcext:value-type="float">
            <text:p>0.56854355560427200000</text:p>
          </table:table-cell>
          <table:table-cell office:value-type="float" office:value="0.0359885275730519" calcext:value-type="float">
            <text:p>0.03598852757305190000</text:p>
          </table:table-cell>
          <table:table-cell office:value-type="float" office:value="-0.0407633551953176" calcext:value-type="float">
            <text:p>-0.04076335519531760000</text:p>
          </table:table-cell>
          <table:table-cell office:value-type="float" office:value="0.029907163340647" calcext:value-type="float">
            <text:p>0.02990716334064700000</text:p>
          </table:table-cell>
          <table:table-cell office:value-type="float" office:value="-0.0376864661476469" calcext:value-type="float">
            <text:p>-0.0376864661476469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6" calcext:value-type="float">
            <text:p>3.60</text:p>
          </table:table-cell>
          <table:table-cell office:value-type="float" office:value="0.569950932425269" calcext:value-type="float">
            <text:p>0.56995093242526900000</text:p>
          </table:table-cell>
          <table:table-cell office:value-type="float" office:value="0.0343913816338836" calcext:value-type="float">
            <text:p>0.03439138163388360000</text:p>
          </table:table-cell>
          <table:table-cell office:value-type="float" office:value="-0.0391034130864399" calcext:value-type="float">
            <text:p>-0.03910341308643990000</text:p>
          </table:table-cell>
          <table:table-cell office:value-type="float" office:value="0.0284361604362681" calcext:value-type="float">
            <text:p>0.02843616043626810000</text:p>
          </table:table-cell>
          <table:table-cell office:value-type="float" office:value="-0.0358777606388361" calcext:value-type="float">
            <text:p>-0.0358777606388361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64" calcext:value-type="float">
            <text:p>3.64</text:p>
          </table:table-cell>
          <table:table-cell office:value-type="float" office:value="0.57129573616356" calcext:value-type="float">
            <text:p>0.57129573616356000000</text:p>
          </table:table-cell>
          <table:table-cell office:value-type="float" office:value="0.0328595037770954" calcext:value-type="float">
            <text:p>0.03285950377709540000</text:p>
          </table:table-cell>
          <table:table-cell office:value-type="float" office:value="-0.0374998046313803" calcext:value-type="float">
            <text:p>-0.03749980463138030000</text:p>
          </table:table-cell>
          <table:table-cell office:value-type="float" office:value="0.0270358394363115" calcext:value-type="float">
            <text:p>0.02703583943631150000</text:p>
          </table:table-cell>
          <table:table-cell office:value-type="float" office:value="-0.0341518015311515" calcext:value-type="float">
            <text:p>-0.0341518015311515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68" calcext:value-type="float">
            <text:p>3.68</text:p>
          </table:table-cell>
          <table:table-cell office:value-type="float" office:value="0.572580532920494" calcext:value-type="float">
            <text:p>0.57258053292049400000</text:p>
          </table:table-cell>
          <table:table-cell office:value-type="float" office:value="0.0313906597150364" calcext:value-type="float">
            <text:p>0.03139065971503640000</text:p>
          </table:table-cell>
          <table:table-cell office:value-type="float" office:value="-0.0359515459666679" calcext:value-type="float">
            <text:p>-0.03595154596666790000</text:p>
          </table:table-cell>
          <table:table-cell office:value-type="float" office:value="0.0257029587705686" calcext:value-type="float">
            <text:p>0.02570295877056860000</text:p>
          </table:table-cell>
          <table:table-cell office:value-type="float" office:value="-0.0325051801947419" calcext:value-type="float">
            <text:p>-0.0325051801947419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72" calcext:value-type="float">
            <text:p>3.72</text:p>
          </table:table-cell>
          <table:table-cell office:value-type="float" office:value="0.573807799990797" calcext:value-type="float">
            <text:p>0.57380779999079700000</text:p>
          </table:table-cell>
          <table:table-cell office:value-type="float" office:value="0.0299826564487382" calcext:value-type="float">
            <text:p>0.02998265644873820000</text:p>
          </table:table-cell>
          <table:table-cell office:value-type="float" office:value="-0.0344575822125789" calcext:value-type="float">
            <text:p>-0.03445758221257890000</text:p>
          </table:table-cell>
          <table:table-cell office:value-type="float" office:value="0.0244344114054713" calcext:value-type="float">
            <text:p>0.02443441140547130000</text:p>
          </table:table-cell>
          <table:table-cell office:value-type="float" office:value="-0.0309345936140149" calcext:value-type="float">
            <text:p>-0.0309345936140149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76" calcext:value-type="float">
            <text:p>3.76</text:p>
          </table:table-cell>
          <table:table-cell office:value-type="float" office:value="0.574979927779886" calcext:value-type="float">
            <text:p>0.57497992777988600000</text:p>
          </table:table-cell>
          <table:table-cell office:value-type="float" office:value="0.0286333444666141" calcext:value-type="float">
            <text:p>0.02863334446661410000</text:p>
          </table:table-cell>
          <table:table-cell office:value-type="float" office:value="-0.0330167978343827" calcext:value-type="float">
            <text:p>-0.03301679783438270000</text:p>
          </table:table-cell>
          <table:table-cell office:value-type="float" office:value="0.0232272203631402" calcext:value-type="float">
            <text:p>0.02322722036314020000</text:p>
          </table:table-cell>
          <table:table-cell office:value-type="float" office:value="-0.0294368440099927" calcext:value-type="float">
            <text:p>-0.0294368440099927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8" calcext:value-type="float">
            <text:p>3.80</text:p>
          </table:table-cell>
          <table:table-cell office:value-type="float" office:value="0.576099221874056" calcext:value-type="float">
            <text:p>0.57609922187405600000</text:p>
          </table:table-cell>
          <table:table-cell office:value-type="float" office:value="0.0273406194293289" calcext:value-type="float">
            <text:p>0.02734061942932890000</text:p>
          </table:table-cell>
          <table:table-cell office:value-type="float" office:value="-0.0316280260018338" calcext:value-type="float">
            <text:p>-0.03162802600183380000</text:p>
          </table:table-cell>
          <table:table-cell office:value-type="float" office:value="0.0220785341687373" calcext:value-type="float">
            <text:p>0.02207853416873730000</text:p>
          </table:table-cell>
          <table:table-cell office:value-type="float" office:value="-0.028008837867949" calcext:value-type="float">
            <text:p>-0.028008837867949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84" calcext:value-type="float">
            <text:p>3.84</text:p>
          </table:table-cell>
          <table:table-cell office:value-type="float" office:value="0.577167904296946" calcext:value-type="float">
            <text:p>0.57716790429694600000</text:p>
          </table:table-cell>
          <table:table-cell office:value-type="float" office:value="0.0261024252085784" calcext:value-type="float">
            <text:p>0.02610242520857840000</text:p>
          </table:table-cell>
          <table:table-cell office:value-type="float" office:value="-0.0302900592224125" calcext:value-type="float">
            <text:p>-0.03029005922241250000</text:p>
          </table:table-cell>
          <table:table-cell office:value-type="float" office:value="0.0209856233865211" calcext:value-type="float">
            <text:p>0.02098562338652110000</text:p>
          </table:table-cell>
          <table:table-cell office:value-type="float" office:value="-0.0266475872561383" calcext:value-type="float">
            <text:p>-0.0266475872561383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88" calcext:value-type="float">
            <text:p>3.88</text:p>
          </table:table-cell>
          <table:table-cell office:value-type="float" office:value="0.578188116031584" calcext:value-type="float">
            <text:p>0.57818811603158400000</text:p>
          </table:table-cell>
          <table:table-cell office:value-type="float" office:value="0.024916754182983" calcext:value-type="float">
            <text:p>0.02491675418298300000</text:p>
          </table:table-cell>
          <table:table-cell office:value-type="float" office:value="-0.0290016560701367" calcext:value-type="float">
            <text:p>-0.02900165607013670000</text:p>
          </table:table-cell>
          <table:table-cell office:value-type="float" office:value="0.0199458757679069" calcext:value-type="float">
            <text:p>0.01994587576790690000</text:p>
          </table:table-cell>
          <table:table-cell office:value-type="float" office:value="-0.0253502071090224" calcext:value-type="float">
            <text:p>-0.0253502071090224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92" calcext:value-type="float">
            <text:p>3.92</text:p>
          </table:table-cell>
          <table:table-cell office:value-type="float" office:value="0.579161918680578" calcext:value-type="float">
            <text:p>0.57916191868057800000</text:p>
          </table:table-cell>
          <table:table-cell office:value-type="float" office:value="0.0237816491028027" calcext:value-type="float">
            <text:p>0.02378164910280270000</text:p>
          </table:table-cell>
          <table:table-cell office:value-type="float" office:value="-0.0277615497428783" calcext:value-type="float">
            <text:p>-0.02776154974287830000</text:p>
          </table:table-cell>
          <table:table-cell office:value-type="float" office:value="0.0189567924882763" calcext:value-type="float">
            <text:p>0.01895679248827630000</text:p>
          </table:table-cell>
          <table:table-cell office:value-type="float" office:value="-0.0241139150612839" calcext:value-type="float">
            <text:p>-0.0241139150612839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.96" calcext:value-type="float">
            <text:p>3.96</text:p>
          </table:table-cell>
          <table:table-cell office:value-type="float" office:value="0.580091296432514" calcext:value-type="float">
            <text:p>0.58009129643251400000</text:p>
          </table:table-cell>
          <table:table-cell office:value-type="float" office:value="0.0226952040964767" calcext:value-type="float">
            <text:p>0.02269520409647670000</text:p>
          </table:table-cell>
          <table:table-cell office:value-type="float" office:value="-0.0265684550830038" calcext:value-type="float">
            <text:p>-0.02656845508300380000</text:p>
          </table:table-cell>
          <table:table-cell office:value-type="float" office:value="0.0180159841481475" calcext:value-type="float">
            <text:p>0.01801598414814750000</text:p>
          </table:table-cell>
          <table:table-cell office:value-type="float" office:value="-0.0229360301770198" calcext:value-type="float">
            <text:p>-0.0229360301770198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.00</text:p>
          </table:table-cell>
          <table:table-cell office:value-type="float" office:value="0.580978158658913" calcext:value-type="float">
            <text:p>0.58097815865891300000</text:p>
          </table:table-cell>
          <table:table-cell office:value-type="float" office:value="0.0216555641132408" calcext:value-type="float">
            <text:p>0.02165556411324080000</text:p>
          </table:table-cell>
          <table:table-cell office:value-type="float" office:value="-0.0254210730105532" calcext:value-type="float">
            <text:p>-0.02542107301055320000</text:p>
          </table:table-cell>
          <table:table-cell office:value-type="float" office:value="0.0171211661918351" calcext:value-type="float">
            <text:p>0.01712116619183510000</text:p>
          </table:table-cell>
          <table:table-cell office:value-type="float" office:value="-0.0218139695427697" calcext:value-type="float">
            <text:p>-0.0218139695427697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04" calcext:value-type="float">
            <text:p>4.04</text:p>
          </table:table-cell>
          <table:table-cell office:value-type="float" office:value="0.581824341413278" calcext:value-type="float">
            <text:p>0.58182434141327800000</text:p>
          </table:table-cell>
          <table:table-cell office:value-type="float" office:value="0.0206609265922598" calcext:value-type="float">
            <text:p>0.02066092659225980000</text:p>
          </table:table-cell>
          <table:table-cell office:value-type="float" office:value="-0.0243180980889431" calcext:value-type="float">
            <text:p>-0.02431809808894310000</text:p>
          </table:table-cell>
          <table:table-cell office:value-type="float" office:value="0.01627015557682" calcext:value-type="float">
            <text:p>0.01627015557682000000</text:p>
          </table:table-cell>
          <table:table-cell office:value-type="float" office:value="-0.0207452482282326" calcext:value-type="float">
            <text:p>-0.0207452482282326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08" calcext:value-type="float">
            <text:p>4.08</text:p>
          </table:table-cell>
          <table:table-cell office:value-type="float" office:value="0.582631609392686" calcext:value-type="float">
            <text:p>0.58263160939268600000</text:p>
          </table:table-cell>
          <table:table-cell office:value-type="float" office:value="0.0197095419074765" calcext:value-type="float">
            <text:p>0.01970954190747650000</text:p>
          </table:table-cell>
          <table:table-cell office:value-type="float" office:value="-0.0232582239485512" calcext:value-type="float">
            <text:p>-0.02325822394855120000</text:p>
          </table:table-cell>
          <table:table-cell office:value-type="float" office:value="0.0154608670559675" calcext:value-type="float">
            <text:p>0.01546086705596750000</text:p>
          </table:table-cell>
          <table:table-cell office:value-type="float" office:value="-0.0197274776342152" calcext:value-type="float">
            <text:p>-0.0197274776342152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12" calcext:value-type="float">
            <text:p>4.12</text:p>
          </table:table-cell>
          <table:table-cell office:value-type="float" office:value="0.583401658691292" calcext:value-type="float">
            <text:p>0.58340165869129200000</text:p>
          </table:table-cell>
          <table:table-cell office:value-type="float" office:value="0.0187997118351781" calcext:value-type="float">
            <text:p>0.01879971183517810000</text:p>
          </table:table-cell>
          <table:table-cell office:value-type="float" office:value="-0.0222401453594977" calcext:value-type="float">
            <text:p>-0.02224014535949770000</text:p>
          </table:table-cell>
          <table:table-cell office:value-type="float" office:value="0.0146913087412871" calcext:value-type="float">
            <text:p>0.01469130874128710000</text:p>
          </table:table-cell>
          <table:table-cell office:value-type="float" office:value="-0.0187583611670988" calcext:value-type="float">
            <text:p>-0.0187583611670988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16" calcext:value-type="float">
            <text:p>4.16</text:p>
          </table:table-cell>
          <table:table-cell office:value-type="float" office:value="0.584136118419366" calcext:value-type="float">
            <text:p>0.58413611841936600000</text:p>
          </table:table-cell>
          <table:table-cell office:value-type="float" office:value="0.0179297905037458" calcext:value-type="float">
            <text:p>0.01792979050374580000</text:p>
          </table:table-cell>
          <table:table-cell office:value-type="float" office:value="-0.0212625641512972" calcext:value-type="float">
            <text:p>-0.02126256415129720000</text:p>
          </table:table-cell>
          <table:table-cell office:value-type="float" office:value="0.0139595788568941" calcext:value-type="float">
            <text:p>0.01395957885689410000</text:p>
          </table:table-cell>
          <table:table-cell office:value-type="float" office:value="-0.0178356935136604" calcext:value-type="float">
            <text:p>-0.0178356935136604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0.584836552737251" calcext:value-type="float">
            <text:p>0.58483655273725100000</text:p>
          </table:table-cell>
          <table:table-cell office:value-type="float" office:value="0.0170981841658202" calcext:value-type="float">
            <text:p>0.01709818416582020000</text:p>
          </table:table-cell>
          <table:table-cell office:value-type="float" office:value="-0.0203241929565446" calcext:value-type="float">
            <text:p>-0.02032419295654460000</text:p>
          </table:table-cell>
          <table:table-cell office:value-type="float" office:value="0.0132638621881747" calcext:value-type="float">
            <text:p>0.01326386218817470000</text:p>
          </table:table-cell>
          <table:table-cell office:value-type="float" office:value="-0.0169573584143995" calcext:value-type="float">
            <text:p>-0.0169573584143995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24" calcext:value-type="float">
            <text:p>4.24</text:p>
          </table:table-cell>
          <table:table-cell office:value-type="float" office:value="0.58550446332363" calcext:value-type="float">
            <text:p>0.58550446332363000000</text:p>
          </table:table-cell>
          <table:table-cell office:value-type="float" office:value="0.0163033496732623" calcext:value-type="float">
            <text:p>0.01630334967326230000</text:p>
          </table:table-cell>
          <table:table-cell office:value-type="float" office:value="-0.0194237564669777" calcext:value-type="float">
            <text:p>-0.01942375646697770000</text:p>
          </table:table-cell>
          <table:table-cell office:value-type="float" office:value="0.0126024262502845" calcext:value-type="float">
            <text:p>0.01260242625028450000</text:p>
          </table:table-cell>
          <table:table-cell office:value-type="float" office:value="-0.0161213248150209" calcext:value-type="float">
            <text:p>-0.0161213248150209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28" calcext:value-type="float">
            <text:p>4.28</text:p>
          </table:table-cell>
          <table:table-cell office:value-type="float" office:value="0.586141291064401" calcext:value-type="float">
            <text:p>0.58614129106440100000</text:p>
          </table:table-cell>
          <table:table-cell office:value-type="float" office:value="0.0155437948184334" calcext:value-type="float">
            <text:p>0.01554379481843340000</text:p>
          </table:table-cell>
          <table:table-cell office:value-type="float" office:value="-0.0185599958991615" calcext:value-type="float">
            <text:p>-0.01855999589916150000</text:p>
          </table:table-cell>
          <table:table-cell office:value-type="float" office:value="0.0119736181734074" calcext:value-type="float">
            <text:p>0.01197361817340740000</text:p>
          </table:table-cell>
          <table:table-cell office:value-type="float" office:value="-0.0153256455783954" calcext:value-type="float">
            <text:p>-0.0153256455783954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32" calcext:value-type="float">
            <text:p>4.32</text:p>
          </table:table-cell>
          <table:table-cell office:value-type="float" office:value="0.586748418031309" calcext:value-type="float">
            <text:p>0.58674841803130900000</text:p>
          </table:table-cell>
          <table:table-cell office:value-type="float" office:value="0.0148180777303361" calcext:value-type="float">
            <text:p>0.01481807773033610000</text:p>
          </table:table-cell>
          <table:table-cell office:value-type="float" office:value="-0.0177316715562163" calcext:value-type="float">
            <text:p>-0.01773167155621630000</text:p>
          </table:table-cell>
          <table:table-cell office:value-type="float" office:value="0.0113758614422938" calcext:value-type="float">
            <text:p>0.01137586144229380000</text:p>
          </table:table-cell>
          <table:table-cell office:value-type="float" office:value="-0.0145684550757933" calcext:value-type="float">
            <text:p>-0.0145684550757933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36" calcext:value-type="float">
            <text:p>4.36</text:p>
          </table:table-cell>
          <table:table-cell office:value-type="float" office:value="0.587327169795431" calcext:value-type="float">
            <text:p>0.58732716979543100000</text:p>
          </table:table-cell>
          <table:table-cell office:value-type="float" office:value="0.0141248051875534" calcext:value-type="float">
            <text:p>0.01412480518755340000</text:p>
          </table:table-cell>
          <table:table-cell office:value-type="float" office:value="-0.0169375631947326" calcext:value-type="float">
            <text:p>-0.01693756319473260000</text:p>
          </table:table-cell>
          <table:table-cell office:value-type="float" office:value="0.0108076524665282" calcext:value-type="float">
            <text:p>0.01080765246652820000</text:p>
          </table:table-cell>
          <table:table-cell office:value-type="float" office:value="-0.0138479655047218" calcext:value-type="float">
            <text:p>-0.0138479655047218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4" calcext:value-type="float">
            <text:p>4.40</text:p>
          </table:table-cell>
          <table:table-cell office:value-type="float" office:value="0.587878817105131" calcext:value-type="float">
            <text:p>0.58787881710513100000</text:p>
          </table:table-cell>
          <table:table-cell office:value-type="float" office:value="0.0134626325388519" calcext:value-type="float">
            <text:p>0.01346263253885190000</text:p>
          </table:table-cell>
          <table:table-cell office:value-type="float" office:value="-0.0161764733269384" calcext:value-type="float">
            <text:p>-0.01617647332693840000</text:p>
          </table:table-cell>
          <table:table-cell office:value-type="float" office:value="0.0102675576687637" calcext:value-type="float">
            <text:p>0.01026755766876370000</text:p>
          </table:table-cell>
          <table:table-cell office:value-type="float" office:value="-0.0131624652777193" calcext:value-type="float">
            <text:p>-0.0131624652777193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44" calcext:value-type="float">
            <text:p>4.44</text:p>
          </table:table-cell>
          <table:table-cell office:value-type="float" office:value="0.588404577779769" calcext:value-type="float">
            <text:p>0.58840457777976900000</text:p>
          </table:table-cell>
          <table:table-cell office:value-type="float" office:value="0.0128302628298406" calcext:value-type="float">
            <text:p>0.01283026282984060000</text:p>
          </table:table-cell>
          <table:table-cell office:value-type="float" office:value="-0.0154472288268639" calcext:value-type="float">
            <text:p>-0.01544722882686390000</text:p>
          </table:table-cell>
          <table:table-cell office:value-type="float" office:value="0.00975421051735226" calcext:value-type="float">
            <text:p>0.00975421051735226000</text:p>
          </table:table-cell>
          <table:table-cell office:value-type="float" office:value="-0.0125103165412912" calcext:value-type="float">
            <text:p>-0.0125103165412912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48" calcext:value-type="float">
            <text:p>4.48</text:p>
          </table:table-cell>
          <table:table-cell office:value-type="float" office:value="0.588905618809935" calcext:value-type="float">
            <text:p>0.58890561880993500000</text:p>
          </table:table-cell>
          <table:table-cell office:value-type="float" office:value="0.0122264451336953" calcext:value-type="float">
            <text:p>0.01222644513369530000</text:p>
          </table:table-cell>
          <table:table-cell office:value-type="float" office:value="-0.0147486808011329" calcext:value-type="float">
            <text:p>-0.01474868080113290000</text:p>
          </table:table-cell>
          <table:table-cell office:value-type="float" office:value="0.00926630852976824" calcext:value-type="float">
            <text:p>0.00926630852976824000</text:p>
          </table:table-cell>
          <table:table-cell office:value-type="float" office:value="-0.0118899518524527" calcext:value-type="float">
            <text:p>-0.0118899518524527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52" calcext:value-type="float">
            <text:p>4.52</text:p>
          </table:table-cell>
          <table:table-cell office:value-type="float" office:value="0.589383058024967" calcext:value-type="float">
            <text:p>0.58938305802496700000</text:p>
          </table:table-cell>
          <table:table-cell office:value-type="float" office:value="0.0116499741114069" calcext:value-type="float">
            <text:p>0.01164997411140690000</text:p>
          </table:table-cell>
          <table:table-cell office:value-type="float" office:value="-0.0140797068874178" calcext:value-type="float">
            <text:p>-0.01407970688741780000</text:p>
          </table:table-cell>
          <table:table-cell office:value-type="float" office:value="0.00880261054119369" calcext:value-type="float">
            <text:p>0.00880261054119369000</text:p>
          </table:table-cell>
          <table:table-cell office:value-type="float" office:value="-0.0112998723209917" calcext:value-type="float">
            <text:p>-0.0112998723209917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56" calcext:value-type="float">
            <text:p>4.56</text:p>
          </table:table-cell>
          <table:table-cell office:value-type="float" office:value="0.589837965884924" calcext:value-type="float">
            <text:p>0.58983796588492400000</text:p>
          </table:table-cell>
          <table:table-cell office:value-type="float" office:value="0.0110996889611649" calcext:value-type="float">
            <text:p>0.01109968896116490000</text:p>
          </table:table-cell>
          <table:table-cell office:value-type="float" office:value="-0.0134392121273312" calcext:value-type="float">
            <text:p>-0.01343921212733120000</text:p>
          </table:table-cell>
          <table:table-cell office:value-type="float" office:value="0.00836193402121297" calcext:value-type="float">
            <text:p>0.00836193402121297000</text:p>
          </table:table-cell>
          <table:table-cell office:value-type="float" office:value="-0.0107386451540278" calcext:value-type="float">
            <text:p>-0.0107386451540278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6" calcext:value-type="float">
            <text:p>4.60</text:p>
          </table:table-cell>
          <table:table-cell office:value-type="float" office:value="0.590271367364743" calcext:value-type="float">
            <text:p>0.59027136736474300000</text:p>
          </table:table-cell>
          <table:table-cell office:value-type="float" office:value="0.0105744718185084" calcext:value-type="float">
            <text:p>0.01057447181850840000</text:p>
          </table:table-cell>
          <table:table-cell office:value-type="float" office:value="-0.0128261285022277" calcext:value-type="float">
            <text:p>-0.01282612850222770000</text:p>
          </table:table-cell>
          <table:table-cell office:value-type="float" office:value="0.00794315247485058" calcext:value-type="float">
            <text:p>0.00794315247485058000</text:p>
          </table:table-cell>
          <table:table-cell office:value-type="float" office:value="-0.010204900691222" calcext:value-type="float">
            <text:p>-0.010204900691222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64" calcext:value-type="float">
            <text:p>4.64</text:p>
          </table:table-cell>
          <table:table-cell office:value-type="float" office:value="0.590684243542919" calcext:value-type="float">
            <text:p>0.59068424354291900000</text:p>
          </table:table-cell>
          <table:table-cell office:value-type="float" office:value="0.0100732471076161" calcext:value-type="float">
            <text:p>0.01007324710761610000</text:p>
          </table:table-cell>
          <table:table-cell office:value-type="float" office:value="-0.0122394164807583" calcext:value-type="float">
            <text:p>-0.01223941648075830000</text:p>
          </table:table-cell>
          <table:table-cell office:value-type="float" office:value="0.00754519295328705" calcext:value-type="float">
            <text:p>0.00754519295328705000</text:p>
          </table:table-cell>
          <table:table-cell office:value-type="float" office:value="-0.00969733048059467" calcext:value-type="float">
            <text:p>-0.00969733048059467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68" calcext:value-type="float">
            <text:p>4.68</text:p>
          </table:table-cell>
          <table:table-cell office:value-type="float" office:value="0.591077533260319" calcext:value-type="float">
            <text:p>0.59107753326031900000</text:p>
          </table:table-cell>
          <table:table-cell office:value-type="float" office:value="0.00959498041152155" calcext:value-type="float">
            <text:p>0.00959498041152155000</text:p>
          </table:table-cell>
          <table:table-cell office:value-type="float" office:value="-0.011678065363071" calcext:value-type="float">
            <text:p>-0.01167806536307100000</text:p>
          </table:table-cell>
          <table:table-cell office:value-type="float" office:value="0.00716703366515641" calcext:value-type="float">
            <text:p>0.00716703366515641000</text:p>
          </table:table-cell>
          <table:table-cell office:value-type="float" office:value="-0.0092146849432436" calcext:value-type="float">
            <text:p>-0.0092146849432436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72" calcext:value-type="float">
            <text:p>4.72</text:p>
          </table:table-cell>
          <table:table-cell office:value-type="float" office:value="0.591452134828947" calcext:value-type="float">
            <text:p>0.59145213482894700000</text:p>
          </table:table-cell>
          <table:table-cell office:value-type="float" office:value="0.0091386769331338" calcext:value-type="float">
            <text:p>0.00913867693313380000</text:p>
          </table:table-cell>
          <table:table-cell office:value-type="float" office:value="-0.0111410925750498" calcext:value-type="float">
            <text:p>-0.01114109257504980000</text:p>
          </table:table-cell>
          <table:table-cell office:value-type="float" office:value="0.00680770169543536" calcext:value-type="float">
            <text:p>0.00680770169543536000</text:p>
          </table:table-cell>
          <table:table-cell office:value-type="float" office:value="-0.00875577071245707" calcext:value-type="float">
            <text:p>-0.00875577071245707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76" calcext:value-type="float">
            <text:p>4.76</text:p>
          </table:table-cell>
          <table:table-cell office:value-type="float" office:value="0.591808907526757" calcext:value-type="float">
            <text:p>0.59180890752675700000</text:p>
          </table:table-cell>
          <table:table-cell office:value-type="float" office:value="0.00870338075842664" calcext:value-type="float">
            <text:p>0.00870338075842664000</text:p>
          </table:table-cell>
          <table:table-cell office:value-type="float" office:value="-0.0106275447683728" calcext:value-type="float">
            <text:p>-0.01062754476837280000</text:p>
          </table:table-cell>
          <table:table-cell office:value-type="float" office:value="0.00646627073021606" calcext:value-type="float">
            <text:p>0.00646627073021606000</text:p>
          </table:table-cell>
          <table:table-cell office:value-type="float" office:value="-0.00831944875616625" calcext:value-type="float">
            <text:p>-0.00831944875616625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8" calcext:value-type="float">
            <text:p>4.80</text:p>
          </table:table-cell>
          <table:table-cell office:value-type="float" office:value="0.592148673136374" calcext:value-type="float">
            <text:p>0.59214867313637400000</text:p>
          </table:table-cell>
          <table:table-cell office:value-type="float" office:value="0.0082881736147495" calcext:value-type="float">
            <text:p>0.00828817361474950000</text:p>
          </table:table-cell>
          <table:table-cell office:value-type="float" office:value="-0.0101364975728757" calcext:value-type="float">
            <text:p>-0.01013649757287570000</text:p>
          </table:table-cell>
          <table:table-cell office:value-type="float" office:value="0.00614185895436628" calcext:value-type="float">
            <text:p>0.00614185895436628000</text:p>
          </table:table-cell>
          <table:table-cell office:value-type="float" office:value="-0.00790463212859154" calcext:value-type="float">
            <text:p>-0.00790463212859154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84" calcext:value-type="float">
            <text:p>4.84</text:p>
          </table:table-cell>
          <table:table-cell office:value-type="float" office:value="0.592472217478992" calcext:value-type="float">
            <text:p>0.59247221747899200000</text:p>
          </table:table-cell>
          <table:table-cell office:value-type="float" office:value="0.00789217335954726" calcext:value-type="float">
            <text:p>0.00789217335954726000</text:p>
          </table:table-cell>
          <table:table-cell office:value-type="float" office:value="-0.00966705456267587" calcext:value-type="float">
            <text:p>-0.00966705456267587000</text:p>
          </table:table-cell>
          <table:table-cell office:value-type="float" office:value="0.00583362709695078" calcext:value-type="float">
            <text:p>0.00583362709695078000</text:p>
          </table:table-cell>
          <table:table-cell office:value-type="float" office:value="-0.00751028356250013" calcext:value-type="float">
            <text:p>-0.00751028356250013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88" calcext:value-type="float">
            <text:p>4.88</text:p>
          </table:table-cell>
          <table:table-cell office:value-type="float" office:value="0.592780291823015" calcext:value-type="float">
            <text:p>0.59278029182301500000</text:p>
          </table:table-cell>
          <table:table-cell office:value-type="float" office:value="0.00751453299243783" calcext:value-type="float">
            <text:p>0.00751453299243783000</text:p>
          </table:table-cell>
          <table:table-cell office:value-type="float" office:value="-0.00921834744598069" calcext:value-type="float">
            <text:p>-0.00921834744598069000</text:p>
          </table:table-cell>
          <table:table-cell office:value-type="float" office:value="0.00554077644448464" calcext:value-type="float">
            <text:p>0.00554077644448464000</text:p>
          </table:table-cell>
          <table:table-cell office:value-type="float" office:value="-0.00713541353482856" calcext:value-type="float">
            <text:p>-0.00713541353482856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92" calcext:value-type="float">
            <text:p>4.92</text:p>
          </table:table-cell>
          <table:table-cell office:value-type="float" office:value="0.593073614180648" calcext:value-type="float">
            <text:p>0.59307361418064800000</text:p>
          </table:table-cell>
          <table:table-cell office:value-type="float" office:value="0.00715444021031455" calcext:value-type="float">
            <text:p>0.00715444021031455000</text:p>
          </table:table-cell>
          <table:table-cell office:value-type="float" office:value="-0.00878953757229024" calcext:value-type="float">
            <text:p>-0.00878953757229024000</text:p>
          </table:table-cell>
          <table:table-cell office:value-type="float" office:value="0.0052625467767436" calcext:value-type="float">
            <text:p>0.00526254677674360000</text:p>
          </table:table-cell>
          <table:table-cell office:value-type="float" office:value="-0.00677907876066258" calcext:value-type="float">
            <text:p>-0.00677907876066258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96" calcext:value-type="float">
            <text:p>4.96</text:p>
          </table:table-cell>
          <table:table-cell office:value-type="float" office:value="0.593352870745584" calcext:value-type="float">
            <text:p>0.59335287074558400000</text:p>
          </table:table-cell>
          <table:table-cell office:value-type="float" office:value="0.00681111549163147" calcext:value-type="float">
            <text:p>0.00681111549163147000</text:p>
          </table:table-cell>
          <table:table-cell office:value-type="float" office:value="-0.00837981350965589" calcext:value-type="float">
            <text:p>-0.00837981350965589000</text:p>
          </table:table-cell>
          <table:table-cell office:value-type="float" office:value="0.00499821481493922" calcext:value-type="float">
            <text:p>0.00499821481493922000</text:p>
          </table:table-cell>
          <table:table-cell office:value-type="float" office:value="-0.006440379706162" calcext:value-type="float">
            <text:p>-0.0064403797061620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.00</text:p>
          </table:table-cell>
          <table:table-cell office:value-type="float" office:value="0.593618717170559" calcext:value-type="float">
            <text:p>0.59361871717055900000</text:p>
          </table:table-cell>
          <table:table-cell office:value-type="float" office:value="0.00648381107271567" calcext:value-type="float">
            <text:p>0.00648381107271567000</text:p>
          </table:table-cell>
          <table:table-cell office:value-type="float" office:value="-0.00798839083728104" calcext:value-type="float">
            <text:p>-0.00798839083728104000</text:p>
          </table:table-cell>
          <table:table-cell office:value-type="float" office:value="0.00474709250092809" calcext:value-type="float">
            <text:p>0.00474709250092809000</text:p>
          </table:table-cell>
          <table:table-cell office:value-type="float" office:value="-0.0061184587904069" calcext:value-type="float">
            <text:p>-0.0061184587904069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04" calcext:value-type="float">
            <text:p>5.04</text:p>
          </table:table-cell>
          <table:table-cell office:value-type="float" office:value="0.593871779830057" calcext:value-type="float">
            <text:p>0.59387177983005700000</text:p>
          </table:table-cell>
          <table:table-cell office:value-type="float" office:value="0.00617181013977937" calcext:value-type="float">
            <text:p>0.00617181013977937000</text:p>
          </table:table-cell>
          <table:table-cell office:value-type="float" office:value="-0.00761451254572707" calcext:value-type="float">
            <text:p>-0.00761451254572707000</text:p>
          </table:table-cell>
          <table:table-cell office:value-type="float" office:value="0.00450852517726004" calcext:value-type="float">
            <text:p>0.00450852517726004000</text:p>
          </table:table-cell>
          <table:table-cell office:value-type="float" office:value="-0.00581249871704487" calcext:value-type="float">
            <text:p>-0.00581249871704487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08" calcext:value-type="float">
            <text:p>5.08</text:p>
          </table:table-cell>
          <table:table-cell office:value-type="float" office:value="0.594112657029223" calcext:value-type="float">
            <text:p>0.59411265702922300000</text:p>
          </table:table-cell>
          <table:table-cell office:value-type="float" office:value="0.00587442573631435" calcext:value-type="float">
            <text:p>0.00587442573631435000</text:p>
          </table:table-cell>
          <table:table-cell office:value-type="float" office:value="-0.00725744848041245" calcext:value-type="float">
            <text:p>-0.00725744848041245000</text:p>
          </table:table-cell>
          <table:table-cell office:value-type="float" office:value="0.00428189003012645" calcext:value-type="float">
            <text:p>0.00428189003012645000</text:p>
          </table:table-cell>
          <table:table-cell office:value-type="float" office:value="-0.00552172072322098" calcext:value-type="float">
            <text:p>-0.00552172072322098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12" calcext:value-type="float">
            <text:p>5.12</text:p>
          </table:table-cell>
          <table:table-cell office:value-type="float" office:value="0.594341920152486" calcext:value-type="float">
            <text:p>0.59434192015248600000</text:p>
          </table:table-cell>
          <table:table-cell office:value-type="float" office:value="0.00559099943771216" calcext:value-type="float">
            <text:p>0.00559099943771216000</text:p>
          </table:table-cell>
          <table:table-cell office:value-type="float" office:value="-0.00691649396346341" calcext:value-type="float">
            <text:p>-0.00691649396346341000</text:p>
          </table:table-cell>
          <table:table-cell office:value-type="float" office:value="0.00406659478007406" calcext:value-type="float">
            <text:p>0.00406659478007406000</text:p>
          </table:table-cell>
          <table:table-cell office:value-type="float" office:value="-0.00524538278231186" calcext:value-type="float">
            <text:p>-0.00524538278231186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16" calcext:value-type="float">
            <text:p>5.16</text:p>
          </table:table-cell>
          <table:table-cell office:value-type="float" office:value="0.594560114799304" calcext:value-type="float">
            <text:p>0.59456011479930400000</text:p>
          </table:table-cell>
          <table:table-cell office:value-type="float" office:value="0.0053209004293679" calcext:value-type="float">
            <text:p>0.00532090042936790000</text:p>
          </table:table-cell>
          <table:table-cell office:value-type="float" office:value="-0.00659096957593309" calcext:value-type="float">
            <text:p>-0.00659096957593309000</text:p>
          </table:table-cell>
          <table:table-cell office:value-type="float" office:value="0.0038620761663565" calcext:value-type="float">
            <text:p>0.00386207616635650000</text:p>
          </table:table-cell>
          <table:table-cell office:value-type="float" office:value="-0.00498277802901678" calcext:value-type="float">
            <text:p>-0.00498277802901678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2" calcext:value-type="float">
            <text:p>5.20</text:p>
          </table:table-cell>
          <table:table-cell office:value-type="float" office:value="0.594767761921074" calcext:value-type="float">
            <text:p>0.59476776192107400000</text:p>
          </table:table-cell>
          <table:table-cell office:value-type="float" office:value="0.00506352476693473" calcext:value-type="float">
            <text:p>0.00506352476693473000</text:p>
          </table:table-cell>
          <table:table-cell office:value-type="float" office:value="-0.00628022148038615" calcext:value-type="float">
            <text:p>-0.00628022148038615000</text:p>
          </table:table-cell>
          <table:table-cell office:value-type="float" office:value="0.00366779832640384" calcext:value-type="float">
            <text:p>0.00366779832640384000</text:p>
          </table:table-cell>
          <table:table-cell office:value-type="float" office:value="-0.0047332332520991" calcext:value-type="float">
            <text:p>-0.0047332332520991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24" calcext:value-type="float">
            <text:p>5.24</text:p>
          </table:table-cell>
          <table:table-cell office:value-type="float" office:value="0.594965358807319" calcext:value-type="float">
            <text:p>0.59496535880731900000</text:p>
          </table:table-cell>
          <table:table-cell office:value-type="float" office:value="0.0048182940845377" calcext:value-type="float">
            <text:p>0.00481829408453770000</text:p>
          </table:table-cell>
          <table:table-cell office:value-type="float" office:value="-0.00598361977569116" calcext:value-type="float">
            <text:p>-0.00598361977569116000</text:p>
          </table:table-cell>
          <table:table-cell office:value-type="float" office:value="0.00348325177420564" calcext:value-type="float">
            <text:p>0.00348325177420564000</text:p>
          </table:table-cell>
          <table:table-cell office:value-type="float" office:value="-0.00449610733990007" calcext:value-type="float">
            <text:p>-0.00449610733990007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28" calcext:value-type="float">
            <text:p>5.28</text:p>
          </table:table-cell>
          <table:table-cell office:value-type="float" office:value="0.595153380091887" calcext:value-type="float">
            <text:p>0.59515338009188700000</text:p>
          </table:table-cell>
          <table:table-cell office:value-type="float" office:value="0.0045846546543913" calcext:value-type="float">
            <text:p>0.00458465465439130000</text:p>
          </table:table-cell>
          <table:table-cell office:value-type="float" office:value="-0.00570055793359632" calcext:value-type="float">
            <text:p>-0.00570055793359632000</text:p>
          </table:table-cell>
          <table:table-cell office:value-type="float" office:value="0.00330795214144162" calcext:value-type="float">
            <text:p>0.00330795214144162000</text:p>
          </table:table-cell>
          <table:table-cell office:value-type="float" office:value="-0.0042707898523695" calcext:value-type="float">
            <text:p>-0.0042707898523695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32" calcext:value-type="float">
            <text:p>5.32</text:p>
          </table:table-cell>
          <table:table-cell office:value-type="float" office:value="0.595332278759537" calcext:value-type="float">
            <text:p>0.59533227875953700000</text:p>
          </table:table-cell>
          <table:table-cell office:value-type="float" office:value="0.00436207660257747" calcext:value-type="float">
            <text:p>0.00436207660257747000</text:p>
          </table:table-cell>
          <table:table-cell office:value-type="float" office:value="-0.0054304527014079" calcext:value-type="float">
            <text:p>-0.00543045270140790000</text:p>
          </table:table-cell>
          <table:table-cell office:value-type="float" office:value="0.00314143880618826" calcext:value-type="float">
            <text:p>0.00314143880618826000</text:p>
          </table:table-cell>
          <table:table-cell office:value-type="float" office:value="-0.00405669960840154" calcext:value-type="float">
            <text:p>-0.00405669960840154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36" calcext:value-type="float">
            <text:p>5.36</text:p>
          </table:table-cell>
          <table:table-cell office:value-type="float" office:value="0.595502487074372" calcext:value-type="float">
            <text:p>0.59550248707437200000</text:p>
          </table:table-cell>
          <table:table-cell office:value-type="float" office:value="0.00415005301460838" calcext:value-type="float">
            <text:p>0.00415005301460838000</text:p>
          </table:table-cell>
          <table:table-cell office:value-type="float" office:value="-0.00517274350081629" calcext:value-type="float">
            <text:p>-0.00517274350081629000</text:p>
          </table:table-cell>
          <table:table-cell office:value-type="float" office:value="0.00298327374697583" calcext:value-type="float">
            <text:p>0.00298327374697583000</text:p>
          </table:table-cell>
          <table:table-cell office:value-type="float" office:value="-0.00385328335752922" calcext:value-type="float">
            <text:p>-0.00385328335752922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4" calcext:value-type="float">
            <text:p>5.40</text:p>
          </table:table-cell>
          <table:table-cell office:value-type="float" office:value="0.595664417420216" calcext:value-type="float">
            <text:p>0.59566441742021600000</text:p>
          </table:table-cell>
          <table:table-cell office:value-type="float" office:value="0.0039480989051771" calcext:value-type="float">
            <text:p>0.00394809890517710000</text:p>
          </table:table-cell>
          <table:table-cell office:value-type="float" office:value="-0.00492689122384463" calcext:value-type="float">
            <text:p>-0.00492689122384463000</text:p>
          </table:table-cell>
          <table:table-cell office:value-type="float" office:value="0.00283304066215157" calcext:value-type="float">
            <text:p>0.00283304066215157000</text:p>
          </table:table-cell>
          <table:table-cell office:value-type="float" office:value="-0.00366001455249838" calcext:value-type="float">
            <text:p>-0.00366001455249838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44" calcext:value-type="float">
            <text:p>5.44</text:p>
          </table:table-cell>
          <table:table-cell office:value-type="float" office:value="0.595818463181754" calcext:value-type="float">
            <text:p>0.59581846318175400000</text:p>
          </table:table-cell>
          <table:table-cell office:value-type="float" office:value="0.00375575041885725" calcext:value-type="float">
            <text:p>0.00375575041885725000</text:p>
          </table:table-cell>
          <table:table-cell office:value-type="float" office:value="-0.00469237780949555" calcext:value-type="float">
            <text:p>-0.00469237780949555000</text:p>
          </table:table-cell>
          <table:table-cell office:value-type="float" office:value="0.00269034385183923" calcext:value-type="float">
            <text:p>0.00269034385183923000</text:p>
          </table:table-cell>
          <table:table-cell office:value-type="float" office:value="-0.00347639210671626" calcext:value-type="float">
            <text:p>-0.00347639210671626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48" calcext:value-type="float">
            <text:p>5.48</text:p>
          </table:table-cell>
          <table:table-cell office:value-type="float" office:value="0.595964999694026" calcext:value-type="float">
            <text:p>0.59596499969402600000</text:p>
          </table:table-cell>
          <table:table-cell office:value-type="float" office:value="0.00357256402954909" calcext:value-type="float">
            <text:p>0.00357256402954909000</text:p>
          </table:table-cell>
          <table:table-cell office:value-type="float" office:value="-0.00446870598006261" calcext:value-type="float">
            <text:p>-0.00446870598006261000</text:p>
          </table:table-cell>
          <table:table-cell office:value-type="float" office:value="0.0025548069788545" calcext:value-type="float">
            <text:p>0.00255480697885450000</text:p>
          </table:table-cell>
          <table:table-cell office:value-type="float" office:value="-0.0033019390932004" calcext:value-type="float">
            <text:p>-0.0033019390932004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52" calcext:value-type="float">
            <text:p>5.52</text:p>
          </table:table-cell>
          <table:table-cell office:value-type="float" office:value="0.59610438490488" calcext:value-type="float">
            <text:p>0.59610438490488000000</text:p>
          </table:table-cell>
          <table:table-cell office:value-type="float" office:value="0.00339811569192921" calcext:value-type="float">
            <text:p>0.00339811569192921000</text:p>
          </table:table-cell>
          <table:table-cell office:value-type="float" office:value="-0.00425539816900735" calcext:value-type="float">
            <text:p>-0.00425539816900735000</text:p>
          </table:table-cell>
          <table:table-cell office:value-type="float" office:value="0.00242607239975138" calcext:value-type="float">
            <text:p>0.00242607239975138000</text:p>
          </table:table-cell>
          <table:table-cell office:value-type="float" office:value="-0.00313620176262877" calcext:value-type="float">
            <text:p>-0.00313620176262877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56" calcext:value-type="float">
            <text:p>5.56</text:p>
          </table:table-cell>
          <table:table-cell office:value-type="float" office:value="0.596236960226456" calcext:value-type="float">
            <text:p>0.59623696022645600000</text:p>
          </table:table-cell>
          <table:table-cell office:value-type="float" office:value="0.00323199999440246" calcext:value-type="float">
            <text:p>0.00323199999440246000</text:p>
          </table:table-cell>
          <table:table-cell office:value-type="float" office:value="-0.00405199588949469" calcext:value-type="float">
            <text:p>-0.00405199588949469000</text:p>
          </table:table-cell>
          <table:table-cell office:value-type="float" office:value="0.00230380013968839" calcext:value-type="float">
            <text:p>0.00230380013968839000</text:p>
          </table:table-cell>
          <table:table-cell office:value-type="float" office:value="-0.00297874834120671" calcext:value-type="float">
            <text:p>-0.00297874834120671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6" calcext:value-type="float">
            <text:p>5.60</text:p>
          </table:table-cell>
          <table:table-cell office:value-type="float" office:value="0.59636305091935" calcext:value-type="float">
            <text:p>0.59636305091935000000</text:p>
          </table:table-cell>
          <table:table-cell office:value-type="float" office:value="0.00307382974323391" calcext:value-type="float">
            <text:p>0.00307382974323391000</text:p>
          </table:table-cell>
          <table:table-cell office:value-type="float" office:value="-0.00385805933923824" calcext:value-type="float">
            <text:p>-0.00385805933923824000</text:p>
          </table:table-cell>
          <table:table-cell office:value-type="float" office:value="0.00218766747136093" calcext:value-type="float">
            <text:p>0.00218766747136093000</text:p>
          </table:table-cell>
          <table:table-cell office:value-type="float" office:value="-0.00282916852413852" calcext:value-type="float">
            <text:p>-0.00282916852413852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64" calcext:value-type="float">
            <text:p>5.64</text:p>
          </table:table-cell>
          <table:table-cell office:value-type="float" office:value="0.596482967595063" calcext:value-type="float">
            <text:p>0.59648296759506300000</text:p>
          </table:table-cell>
          <table:table-cell office:value-type="float" office:value="0.00292323464914909" calcext:value-type="float">
            <text:p>0.00292323464914909000</text:p>
          </table:table-cell>
          <table:table-cell office:value-type="float" office:value="-0.00367316684421054" calcext:value-type="float">
            <text:p>-0.00367316684421054000</text:p>
          </table:table-cell>
          <table:table-cell office:value-type="float" office:value="0.00207736694230252" calcext:value-type="float">
            <text:p>0.00207736694230252000</text:p>
          </table:table-cell>
          <table:table-cell office:value-type="float" office:value="-0.00268707128785268" calcext:value-type="float">
            <text:p>-0.00268707128785268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68" calcext:value-type="float">
            <text:p>5.68</text:p>
          </table:table-cell>
          <table:table-cell office:value-type="float" office:value="0.596597006067926" calcext:value-type="float">
            <text:p>0.59659700606792600000</text:p>
          </table:table-cell>
          <table:table-cell office:value-type="float" office:value="0.00277986113658013" calcext:value-type="float">
            <text:p>0.00277986113658013000</text:p>
          </table:table-cell>
          <table:table-cell office:value-type="float" office:value="-0.00349691392962446" calcext:value-type="float">
            <text:p>-0.00349691392962446000</text:p>
          </table:table-cell>
          <table:table-cell office:value-type="float" office:value="0.00197260684330864" calcext:value-type="float">
            <text:p>0.00197260684330864000</text:p>
          </table:table-cell>
          <table:table-cell office:value-type="float" office:value="-0.00255208518223876" calcext:value-type="float">
            <text:p>-0.00255208518223876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72" calcext:value-type="float">
            <text:p>5.72</text:p>
          </table:table-cell>
          <table:table-cell office:value-type="float" office:value="0.596705448349948" calcext:value-type="float">
            <text:p>0.59670544834994800000</text:p>
          </table:table-cell>
          <table:table-cell office:value-type="float" office:value="0.00264337144116498" calcext:value-type="float">
            <text:p>0.00264337144116498000</text:p>
          </table:table-cell>
          <table:table-cell office:value-type="float" office:value="-0.0033289128479815" calcext:value-type="float">
            <text:p>-0.00332891284798150000</text:p>
          </table:table-cell>
          <table:table-cell office:value-type="float" office:value="0.00187310993636792" calcext:value-type="float">
            <text:p>0.00187310993636792000</text:p>
          </table:table-cell>
          <table:table-cell office:value-type="float" office:value="-0.00242385690379406" calcext:value-type="float">
            <text:p>-0.00242385690379406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76" calcext:value-type="float">
            <text:p>5.76</text:p>
          </table:table-cell>
          <table:table-cell office:value-type="float" office:value="0.596808563349178" calcext:value-type="float">
            <text:p>0.59680856334917800000</text:p>
          </table:table-cell>
          <table:table-cell office:value-type="float" office:value="0.00251344297034994" calcext:value-type="float">
            <text:p>0.00251344297034994000</text:p>
          </table:table-cell>
          <table:table-cell office:value-type="float" office:value="-0.00316879223018232" calcext:value-type="float">
            <text:p>-0.00316879223018232000</text:p>
          </table:table-cell>
          <table:table-cell office:value-type="float" office:value="0.00177861257314831" calcext:value-type="float">
            <text:p>0.00177861257314831000</text:p>
          </table:table-cell>
          <table:table-cell office:value-type="float" office:value="-0.00230205031393931" calcext:value-type="float">
            <text:p>-0.00230205031393931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8" calcext:value-type="float">
            <text:p>5.80</text:p>
          </table:table-cell>
          <table:table-cell office:value-type="float" office:value="0.59690660730016" calcext:value-type="float">
            <text:p>0.59690660730016000000</text:p>
          </table:table-cell>
          <table:table-cell office:value-type="float" office:value="0.00238976768431464" calcext:value-type="float">
            <text:p>0.00238976768431464000</text:p>
          </table:table-cell>
          <table:table-cell office:value-type="float" office:value="-0.00301619617710899" calcext:value-type="float">
            <text:p>-0.00301619617710899000</text:p>
          </table:table-cell>
          <table:table-cell office:value-type="float" office:value="0.00168886433559838" calcext:value-type="float">
            <text:p>0.00168886433559838000</text:p>
          </table:table-cell>
          <table:table-cell office:value-type="float" office:value="-0.00218634586131733" calcext:value-type="float">
            <text:p>-0.00218634586131733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84" calcext:value-type="float">
            <text:p>5.84</text:p>
          </table:table-cell>
          <table:table-cell office:value-type="float" office:value="0.596999824353471" calcext:value-type="float">
            <text:p>0.59699982435347100000</text:p>
          </table:table-cell>
          <table:table-cell office:value-type="float" office:value="0.0022720514648299" calcext:value-type="float">
            <text:p>0.00227205146482990000</text:p>
          </table:table-cell>
          <table:table-cell office:value-type="float" office:value="-0.00287078368344552" calcext:value-type="float">
            <text:p>-0.00287078368344552000</text:p>
          </table:table-cell>
          <table:table-cell office:value-type="float" office:value="0.00160362736652558" calcext:value-type="float">
            <text:p>0.00160362736652558000</text:p>
          </table:table-cell>
          <table:table-cell office:value-type="float" office:value="-0.0020764397642135" calcext:value-type="float">
            <text:p>-0.0020764397642135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88" calcext:value-type="float">
            <text:p>5.88</text:p>
          </table:table-cell>
          <table:table-cell office:value-type="float" office:value="0.597088447147543" calcext:value-type="float">
            <text:p>0.59708844714754300000</text:p>
          </table:table-cell>
          <table:table-cell office:value-type="float" office:value="0.00216001356994939" calcext:value-type="float">
            <text:p>0.00216001356994939000</text:p>
          </table:table-cell>
          <table:table-cell office:value-type="float" office:value="-0.00273222828324669" calcext:value-type="float">
            <text:p>-0.00273222828324669000</text:p>
          </table:table-cell>
          <table:table-cell office:value-type="float" office:value="0.00152267566921004" calcext:value-type="float">
            <text:p>0.00152267566921004000</text:p>
          </table:table-cell>
          <table:table-cell office:value-type="float" office:value="-0.0019720432151727" calcext:value-type="float">
            <text:p>-0.0019720432151727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92" calcext:value-type="float">
            <text:p>5.92</text:p>
          </table:table-cell>
          <table:table-cell office:value-type="float" office:value="0.597172697363277" calcext:value-type="float">
            <text:p>0.59717269736327700000</text:p>
          </table:table-cell>
          <table:table-cell office:value-type="float" office:value="0.00205338612103237" calcext:value-type="float">
            <text:p>0.00205338612103237000</text:p>
          </table:table-cell>
          <table:table-cell office:value-type="float" office:value="-0.00260021775454834" calcext:value-type="float">
            <text:p>-0.00260021775454834000</text:p>
          </table:table-cell>
          <table:table-cell office:value-type="float" office:value="0.00144579441653553" calcext:value-type="float">
            <text:p>0.00144579441653553000</text:p>
          </table:table-cell>
          <table:table-cell office:value-type="float" office:value="-0.00187288160992828" calcext:value-type="float">
            <text:p>-0.00187288160992828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.96" calcext:value-type="float">
            <text:p>5.96</text:p>
          </table:table-cell>
          <table:table-cell office:value-type="float" office:value="0.597252786317262" calcext:value-type="float">
            <text:p>0.59725278631726200000</text:p>
          </table:table-cell>
          <table:table-cell office:value-type="float" office:value="0.00195191329237976" calcext:value-type="float">
            <text:p>0.00195191329237976000</text:p>
          </table:table-cell>
          <table:table-cell office:value-type="float" office:value="-0.00247445300293108" calcext:value-type="float">
            <text:p>-0.00247445300293108000</text:p>
          </table:table-cell>
          <table:table-cell office:value-type="float" office:value="0.00137277941304345" calcext:value-type="float">
            <text:p>0.00137277941304345000</text:p>
          </table:table-cell>
          <table:table-cell office:value-type="float" office:value="-0.00177869373379957" calcext:value-type="float">
            <text:p>-0.00177869373379957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.00</text:p>
          </table:table-cell>
          <table:table-cell office:value-type="float" office:value="0.597328915508707" calcext:value-type="float">
            <text:p>0.59732891550870700000</text:p>
          </table:table-cell>
          <table:table-cell office:value-type="float" office:value="0.00185535077851737" calcext:value-type="float">
            <text:p>0.00185535077851737000</text:p>
          </table:table-cell>
          <table:table-cell office:value-type="float" office:value="-0.00235464768806873" calcext:value-type="float">
            <text:p>-0.00235464768806873000</text:p>
          </table:table-cell>
          <table:table-cell office:value-type="float" office:value="0.00130343643462778" calcext:value-type="float">
            <text:p>0.00130343643462778000</text:p>
          </table:table-cell>
          <table:table-cell office:value-type="float" office:value="-0.00168923100344976" calcext:value-type="float">
            <text:p>-0.00168923100344976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04" calcext:value-type="float">
            <text:p>6.04</text:p>
          </table:table-cell>
          <table:table-cell office:value-type="float" office:value="0.597401276508535" calcext:value-type="float">
            <text:p>0.59740127650853500000</text:p>
          </table:table-cell>
          <table:table-cell office:value-type="float" office:value="0.00176346586706802" calcext:value-type="float">
            <text:p>0.00176346586706802000</text:p>
          </table:table-cell>
          <table:table-cell office:value-type="float" office:value="-0.00224052818907297" calcext:value-type="float">
            <text:p>-0.00224052818907297000</text:p>
          </table:table-cell>
          <table:table-cell office:value-type="float" office:value="0.00123758141174491" calcext:value-type="float">
            <text:p>0.00123758141174491000</text:p>
          </table:table-cell>
          <table:table-cell office:value-type="float" office:value="-0.00160425768079216" calcext:value-type="float">
            <text:p>-0.00160425768079216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08" calcext:value-type="float">
            <text:p>6.08</text:p>
          </table:table-cell>
          <table:table-cell office:value-type="float" office:value="0.59747005174494" calcext:value-type="float">
            <text:p>0.59747005174494000000</text:p>
          </table:table-cell>
          <table:table-cell office:value-type="float" office:value="0.00167603660381425" calcext:value-type="float">
            <text:p>0.00167603660381425000</text:p>
          </table:table-cell>
          <table:table-cell office:value-type="float" office:value="-0.00213183285555564" calcext:value-type="float">
            <text:p>-0.00213183285555564000</text:p>
          </table:table-cell>
          <table:table-cell office:value-type="float" office:value="0.00117503952696386" calcext:value-type="float">
            <text:p>0.00117503952696386000</text:p>
          </table:table-cell>
          <table:table-cell office:value-type="float" office:value="-0.0015235497667005" calcext:value-type="float">
            <text:p>-0.0015235497667005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12" calcext:value-type="float">
            <text:p>6.12</text:p>
          </table:table-cell>
          <table:table-cell office:value-type="float" office:value="0.597535415333348" calcext:value-type="float">
            <text:p>0.59753541533334800000</text:p>
          </table:table-cell>
          <table:table-cell office:value-type="float" office:value="0.0015928509128744" calcext:value-type="float">
            <text:p>0.00159285091287440000</text:p>
          </table:table-cell>
          <table:table-cell office:value-type="float" office:value="-0.0020283112235757" calcext:value-type="float">
            <text:p>-0.00202831122357570000</text:p>
          </table:table-cell>
          <table:table-cell office:value-type="float" office:value="0.00111564425866081" calcext:value-type="float">
            <text:p>0.00111564425866081000</text:p>
          </table:table-cell>
          <table:table-cell office:value-type="float" office:value="-0.0014468938293081" calcext:value-type="float">
            <text:p>-0.0014468938293081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16" calcext:value-type="float">
            <text:p>6.16</text:p>
          </table:table-cell>
          <table:table-cell office:value-type="float" office:value="0.597597533258224" calcext:value-type="float">
            <text:p>0.59759753325822400000</text:p>
          </table:table-cell>
          <table:table-cell office:value-type="float" office:value="0.00151370636644934" calcext:value-type="float">
            <text:p>0.00151370636644934000</text:p>
          </table:table-cell>
          <table:table-cell office:value-type="float" office:value="-0.00192972372692244" calcext:value-type="float">
            <text:p>-0.00192972372692244000</text:p>
          </table:table-cell>
          <table:table-cell office:value-type="float" office:value="0.00105923721558519" calcext:value-type="float">
            <text:p>0.00105923721558519000</text:p>
          </table:table-cell>
          <table:table-cell office:value-type="float" office:value="-0.00137408678735653" calcext:value-type="float">
            <text:p>-0.00137408678735653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2" calcext:value-type="float">
            <text:p>6.20</text:p>
          </table:table-cell>
          <table:table-cell office:value-type="float" office:value="0.597656562912962" calcext:value-type="float">
            <text:p>0.59765656291296200000</text:p>
          </table:table-cell>
          <table:table-cell office:value-type="float" office:value="0.00143841056966764" calcext:value-type="float">
            <text:p>0.00143841056966764000</text:p>
          </table:table-cell>
          <table:table-cell office:value-type="float" office:value="-0.00183584181107467" calcext:value-type="float">
            <text:p>-0.00183584181107467000</text:p>
          </table:table-cell>
          <table:table-cell office:value-type="float" office:value="0.00100566877984611" calcext:value-type="float">
            <text:p>0.00100566877984611000</text:p>
          </table:table-cell>
          <table:table-cell office:value-type="float" office:value="-0.00130493664165649" calcext:value-type="float">
            <text:p>-0.00130493664165649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24" calcext:value-type="float">
            <text:p>6.24</text:p>
          </table:table-cell>
          <table:table-cell office:value-type="float" office:value="0.59771265447786" calcext:value-type="float">
            <text:p>0.59771265447786000000</text:p>
          </table:table-cell>
          <table:table-cell office:value-type="float" office:value="0.00136677976210478" calcext:value-type="float">
            <text:p>0.00136677976210478000</text:p>
          </table:table-cell>
          <table:table-cell office:value-type="float" office:value="-0.00174644682550925" calcext:value-type="float">
            <text:p>-0.00174644682550925000</text:p>
          </table:table-cell>
          <table:table-cell office:value-type="float" office:value="0.000954796454679168" calcext:value-type="float">
            <text:p>0.00095479645467916800</text:p>
          </table:table-cell>
          <table:table-cell office:value-type="float" office:value="-0.00123926049344877" calcext:value-type="float">
            <text:p>-0.00123926049344877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28" calcext:value-type="float">
            <text:p>6.28</text:p>
          </table:table-cell>
          <table:table-cell office:value-type="float" office:value="0.597765951236948" calcext:value-type="float">
            <text:p>0.59776595123694800000</text:p>
          </table:table-cell>
          <table:table-cell office:value-type="float" office:value="0.00129863844884133" calcext:value-type="float">
            <text:p>0.00129863844884133000</text:p>
          </table:table-cell>
          <table:table-cell office:value-type="float" office:value="-0.00166132962128561" calcext:value-type="float">
            <text:p>-0.00166132962128561000</text:p>
          </table:table-cell>
          <table:table-cell office:value-type="float" office:value="0.000906484537275523" calcext:value-type="float">
            <text:p>0.00090648453727552300</text:p>
          </table:table-cell>
          <table:table-cell office:value-type="float" office:value="-0.00117688412907564" calcext:value-type="float">
            <text:p>-0.00117688412907564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32" calcext:value-type="float">
            <text:p>6.32</text:p>
          </table:table-cell>
          <table:table-cell office:value-type="float" office:value="0.597816589549886" calcext:value-type="float">
            <text:p>0.59781658954988600000</text:p>
          </table:table-cell>
          <table:table-cell office:value-type="float" office:value="0.0012338193872638" calcext:value-type="float">
            <text:p>0.00123381938726380000</text:p>
          </table:table-cell>
          <table:table-cell office:value-type="float" office:value="-0.00158029044177622" calcext:value-type="float">
            <text:p>-0.00158029044177622000</text:p>
          </table:table-cell>
          <table:table-cell office:value-type="float" office:value="0.000860604197825933" calcext:value-type="float">
            <text:p>0.00086060419782593300</text:p>
          </table:table-cell>
          <table:table-cell office:value-type="float" office:value="-0.00111764209166655" calcext:value-type="float">
            <text:p>-0.00111764209166655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36" calcext:value-type="float">
            <text:p>6.36</text:p>
          </table:table-cell>
          <table:table-cell office:value-type="float" office:value="0.597864698733939" calcext:value-type="float">
            <text:p>0.59786469873393900000</text:p>
          </table:table-cell>
          <table:table-cell office:value-type="float" office:value="0.0011721636719102" calcext:value-type="float">
            <text:p>0.00117216367191020000</text:p>
          </table:table-cell>
          <table:table-cell office:value-type="float" office:value="-0.00150313890586633" calcext:value-type="float">
            <text:p>-0.00150313890586633000</text:p>
          </table:table-cell>
          <table:table-cell office:value-type="float" office:value="0.000817033658325376" calcext:value-type="float">
            <text:p>0.00081703365832537600</text:p>
          </table:table-cell>
          <table:table-cell office:value-type="float" office:value="-0.00106137787424863" calcext:value-type="float">
            <text:p>-0.00106137787424863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4" calcext:value-type="float">
            <text:p>6.40</text:p>
          </table:table-cell>
          <table:table-cell office:value-type="float" office:value="0.597910402319638" calcext:value-type="float">
            <text:p>0.59791040231963800000</text:p>
          </table:table-cell>
          <table:table-cell office:value-type="float" office:value="0.00111351940711425" calcext:value-type="float">
            <text:p>0.00111351940711425000</text:p>
          </table:table-cell>
          <table:table-cell office:value-type="float" office:value="-0.00142969283753995" calcext:value-type="float">
            <text:p>-0.00142969283753995000</text:p>
          </table:table-cell>
          <table:table-cell office:value-type="float" office:value="0.000775656748271491" calcext:value-type="float">
            <text:p>0.00077565674827149100</text:p>
          </table:table-cell>
          <table:table-cell office:value-type="float" office:value="-0.00100794216847655" calcext:value-type="float">
            <text:p>-0.00100794216847655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44" calcext:value-type="float">
            <text:p>6.44</text:p>
          </table:table-cell>
          <table:table-cell office:value-type="float" office:value="0.597953818096959" calcext:value-type="float">
            <text:p>0.59795381809695900000</text:p>
          </table:table-cell>
          <table:table-cell office:value-type="float" office:value="0.00105774162307174" calcext:value-type="float">
            <text:p>0.00105774162307174000</text:p>
          </table:table-cell>
          <table:table-cell office:value-type="float" office:value="-0.00135977811133497" calcext:value-type="float">
            <text:p>-0.00135977811133497000</text:p>
          </table:table-cell>
          <table:table-cell office:value-type="float" office:value="0.000736362889507632" calcext:value-type="float">
            <text:p>0.00073636288950763200</text:p>
          </table:table-cell>
          <table:table-cell office:value-type="float" office:value="-0.000957192825588912" calcext:value-type="float">
            <text:p>-0.000957192825588912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48" calcext:value-type="float">
            <text:p>6.48</text:p>
          </table:table-cell>
          <table:table-cell office:value-type="float" office:value="0.597995057844416" calcext:value-type="float">
            <text:p>0.59799505784441600000</text:p>
          </table:table-cell>
          <table:table-cell office:value-type="float" office:value="0.00100469251990492" calcext:value-type="float">
            <text:p>0.00100469251990492000</text:p>
          </table:table-cell>
          <table:table-cell office:value-type="float" office:value="-0.00129322877462592" calcext:value-type="float">
            <text:p>-0.00129322877462592000</text:p>
          </table:table-cell>
          <table:table-cell office:value-type="float" office:value="0.000699047459689043" calcext:value-type="float">
            <text:p>0.00069904745968904300</text:p>
          </table:table-cell>
          <table:table-cell office:value-type="float" office:value="-0.000908995284660639" calcext:value-type="float">
            <text:p>-0.000908995284660639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52" calcext:value-type="float">
            <text:p>6.52</text:p>
          </table:table-cell>
          <table:table-cell office:value-type="float" office:value="0.598034227869853" calcext:value-type="float">
            <text:p>0.59803422786985300000</text:p>
          </table:table-cell>
          <table:table-cell office:value-type="float" office:value="0.000954240874653459" calcext:value-type="float">
            <text:p>0.00095424087465345900</text:p>
          </table:table-cell>
          <table:table-cell office:value-type="float" office:value="-0.00122988647459923" calcext:value-type="float">
            <text:p>-0.00122988647459923000</text:p>
          </table:table-cell>
          <table:table-cell office:value-type="float" office:value="0.000663611191539119" calcext:value-type="float">
            <text:p>0.00066361119153911900</text:p>
          </table:table-cell>
          <table:table-cell office:value-type="float" office:value="-0.000863221828014757" calcext:value-type="float">
            <text:p>-0.000863221828014757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56" calcext:value-type="float">
            <text:p>6.56</text:p>
          </table:table-cell>
          <table:table-cell office:value-type="float" office:value="0.598071429649616" calcext:value-type="float">
            <text:p>0.59807142964961600000</text:p>
          </table:table-cell>
          <table:table-cell office:value-type="float" office:value="0.000906261346798798" calcext:value-type="float">
            <text:p>0.00090626134679879800</text:p>
          </table:table-cell>
          <table:table-cell office:value-type="float" office:value="-0.00116959980092642" calcext:value-type="float">
            <text:p>-0.00116959980092642000</text:p>
          </table:table-cell>
          <table:table-cell office:value-type="float" office:value="0.000629959455224387" calcext:value-type="float">
            <text:p>0.00062995945522438700</text:p>
          </table:table-cell>
          <table:table-cell office:value-type="float" office:value="-0.000819750694432453" calcext:value-type="float">
            <text:p>-0.000819750694432453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6" calcext:value-type="float">
            <text:p>6.60</text:p>
          </table:table-cell>
          <table:table-cell office:value-type="float" office:value="0.598106759880198" calcext:value-type="float">
            <text:p>0.59810675988019800000</text:p>
          </table:table-cell>
          <table:table-cell office:value-type="float" office:value="0.000860634392087353" calcext:value-type="float">
            <text:p>0.00086063439208735300</text:p>
          </table:table-cell>
          <table:table-cell office:value-type="float" office:value="-0.0011122241391499" calcext:value-type="float">
            <text:p>-0.00111222413914990000</text:p>
          </table:table-cell>
          <table:table-cell office:value-type="float" office:value="0.000598002236145058" calcext:value-type="float">
            <text:p>0.00059800223614505800</text:p>
          </table:table-cell>
          <table:table-cell office:value-type="float" office:value="-0.000778466039519766" calcext:value-type="float">
            <text:p>-0.000778466039519766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64" calcext:value-type="float">
            <text:p>6.64</text:p>
          </table:table-cell>
          <table:table-cell office:value-type="float" office:value="0.598140310193862" calcext:value-type="float">
            <text:p>0.59814031019386200000</text:p>
          </table:table-cell>
          <table:table-cell office:value-type="float" office:value="0.000817246539600086" calcext:value-type="float">
            <text:p>0.00081724653960008600</text:p>
          </table:table-cell>
          <table:table-cell office:value-type="float" office:value="-0.0010576218634256" calcext:value-type="float">
            <text:p>-0.00105762186342560000</text:p>
          </table:table-cell>
          <table:table-cell office:value-type="float" office:value="0.000567654493750071" calcext:value-type="float">
            <text:p>0.00056765449375007100</text:p>
          </table:table-cell>
          <table:table-cell office:value-type="float" office:value="-0.000739258367344521" calcext:value-type="float">
            <text:p>-0.00073925836734452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68" calcext:value-type="float">
            <text:p>6.68</text:p>
          </table:table-cell>
          <table:table-cell office:value-type="float" office:value="0.598172167918866" calcext:value-type="float">
            <text:p>0.59817216791886600000</text:p>
          </table:table-cell>
          <table:table-cell office:value-type="float" office:value="0.000775989558046149" calcext:value-type="float">
            <text:p>0.00077598955804614900</text:p>
          </table:table-cell>
          <table:table-cell office:value-type="float" office:value="-0.00100566153116858" calcext:value-type="float">
            <text:p>-0.00100566153116858000</text:p>
          </table:table-cell>
          <table:table-cell office:value-type="float" office:value="0.000538835315747399" calcext:value-type="float">
            <text:p>0.00053883531574739900</text:p>
          </table:table-cell>
          <table:table-cell office:value-type="float" office:value="-0.000702023481082337" calcext:value-type="float">
            <text:p>-0.000702023481082337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72" calcext:value-type="float">
            <text:p>6.72</text:p>
          </table:table-cell>
          <table:table-cell office:value-type="float" office:value="0.598202416289804" calcext:value-type="float">
            <text:p>0.59820241628980400000</text:p>
          </table:table-cell>
          <table:table-cell office:value-type="float" office:value="0.000736760207000542" calcext:value-type="float">
            <text:p>0.00073676020700054200</text:p>
          </table:table-cell>
          <table:table-cell office:value-type="float" office:value="-0.000956217603797514" calcext:value-type="float">
            <text:p>-0.00095621760379751400</text:p>
          </table:table-cell>
          <table:table-cell office:value-type="float" office:value="0.000511467706132855" calcext:value-type="float">
            <text:p>0.00051146770613285500</text:p>
          </table:table-cell>
          <table:table-cell office:value-type="float" office:value="-0.000666662212962843" calcext:value-type="float">
            <text:p>-0.000666662212962843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76" calcext:value-type="float">
            <text:p>6.76</text:p>
          </table:table-cell>
          <table:table-cell office:value-type="float" office:value="0.598231134388295" calcext:value-type="float">
            <text:p>0.59823113438829500000</text:p>
          </table:table-cell>
          <table:table-cell office:value-type="float" office:value="0.000699460289584353" calcext:value-type="float">
            <text:p>0.00069946028958435300</text:p>
          </table:table-cell>
          <table:table-cell office:value-type="float" office:value="-0.000909170470008043" calcext:value-type="float">
            <text:p>-0.00090917047000804300</text:p>
          </table:table-cell>
          <table:table-cell office:value-type="float" office:value="0.000485478665634086" calcext:value-type="float">
            <text:p>0.00048547866563408600</text:p>
          </table:table-cell>
          <table:table-cell office:value-type="float" office:value="-0.000633080517420235" calcext:value-type="float">
            <text:p>-0.000633080517420235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8" calcext:value-type="float">
            <text:p>6.80</text:p>
          </table:table-cell>
          <table:table-cell office:value-type="float" office:value="0.598258397441503" calcext:value-type="float">
            <text:p>0.59825839744150300000</text:p>
          </table:table-cell>
          <table:table-cell office:value-type="float" office:value="0.000663996307042544" calcext:value-type="float">
            <text:p>0.00066399630704254400</text:p>
          </table:table-cell>
          <table:table-cell office:value-type="float" office:value="-0.000864406073417177" calcext:value-type="float">
            <text:p>-0.00086440607341717700</text:p>
          </table:table-cell>
          <table:table-cell office:value-type="float" office:value="0.000460798881717447" calcext:value-type="float">
            <text:p>0.00046079888171744700</text:p>
          </table:table-cell>
          <table:table-cell office:value-type="float" office:value="-0.000601189079798076" calcext:value-type="float">
            <text:p>-0.000601189079798076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84" calcext:value-type="float">
            <text:p>6.84</text:p>
          </table:table-cell>
          <table:table-cell office:value-type="float" office:value="0.598284277174406" calcext:value-type="float">
            <text:p>0.59828427717440600000</text:p>
          </table:table-cell>
          <table:table-cell office:value-type="float" office:value="0.000630279053005362" calcext:value-type="float">
            <text:p>0.00063027905300536200</text:p>
          </table:table-cell>
          <table:table-cell office:value-type="float" office:value="-0.000821815479213055" calcext:value-type="float">
            <text:p>-0.00082181547921305500</text:p>
          </table:table-cell>
          <table:table-cell office:value-type="float" office:value="0.000437362360586873" calcext:value-type="float">
            <text:p>0.00043736236058687300</text:p>
          </table:table-cell>
          <table:table-cell office:value-type="float" office:value="-0.000570902852943106" calcext:value-type="float">
            <text:p>-0.000570902852943106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88" calcext:value-type="float">
            <text:p>6.88</text:p>
          </table:table-cell>
          <table:table-cell office:value-type="float" office:value="0.598308841811395" calcext:value-type="float">
            <text:p>0.59830884181139500000</text:p>
          </table:table-cell>
          <table:table-cell office:value-type="float" office:value="0.000598223597091995" calcext:value-type="float">
            <text:p>0.00059822359709199500</text:p>
          </table:table-cell>
          <table:table-cell office:value-type="float" office:value="-0.000781294826679352" calcext:value-type="float">
            <text:p>-0.00078129482667935200</text:p>
          </table:table-cell>
          <table:table-cell office:value-type="float" office:value="0.000415106444018192" calcext:value-type="float">
            <text:p>0.00041510644401819200</text:p>
          </table:table-cell>
          <table:table-cell office:value-type="float" office:value="-0.000542141073177533" calcext:value-type="float">
            <text:p>-0.000542141073177533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92" calcext:value-type="float">
            <text:p>6.92</text:p>
          </table:table-cell>
          <table:table-cell office:value-type="float" office:value="0.598332156063379" calcext:value-type="float">
            <text:p>0.59833215606337900000</text:p>
          </table:table-cell>
          <table:table-cell office:value-type="float" office:value="0.000567749282538446" calcext:value-type="float">
            <text:p>0.00056774928253844600</text:p>
          </table:table-cell>
          <table:table-cell office:value-type="float" office:value="-0.000742745291682138" calcext:value-type="float">
            <text:p>-0.00074274529168213800</text:p>
          </table:table-cell>
          <table:table-cell office:value-type="float" office:value="0.000393971845270719" calcext:value-type="float">
            <text:p>0.00039397184527071900</text:p>
          </table:table-cell>
          <table:table-cell office:value-type="float" office:value="-0.000514827300514444" calcext:value-type="float">
            <text:p>-0.000514827300514444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.96" calcext:value-type="float">
            <text:p>6.96</text:p>
          </table:table-cell>
          <table:table-cell office:value-type="float" office:value="0.598354281657968" calcext:value-type="float">
            <text:p>0.59835428165796800000</text:p>
          </table:table-cell>
          <table:table-cell office:value-type="float" office:value="0.000538779129105998" calcext:value-type="float">
            <text:p>0.00053877912910599800</text:p>
          </table:table-cell>
          <table:table-cell office:value-type="float" office:value="-0.000706072475473099" calcext:value-type="float">
            <text:p>-0.00070607247547309900</text:p>
          </table:table-cell>
          <table:table-cell office:value-type="float" office:value="0.000373902076313214" calcext:value-type="float">
            <text:p>0.00037390207631321400</text:p>
          </table:table-cell>
          <table:table-cell office:value-type="float" office:value="-0.00048888869873562" calcext:value-type="float">
            <text:p>-0.00048888869873562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.00</text:p>
          </table:table-cell>
          <table:table-cell office:value-type="float" office:value="0.598375277370035" calcext:value-type="float">
            <text:p>0.59837527737003500000</text:p>
          </table:table-cell>
          <table:table-cell office:value-type="float" office:value="0.000511239784687067" calcext:value-type="float">
            <text:p>0.00051123978468706700</text:p>
          </table:table-cell>
          <table:table-cell office:value-type="float" office:value="-0.000671186326041773" calcext:value-type="float">
            <text:p>-0.00067118632604177300</text:p>
          </table:table-cell>
          <table:table-cell office:value-type="float" office:value="0.000354843433006274" calcext:value-type="float">
            <text:p>0.00035484343300627400</text:p>
          </table:table-cell>
          <table:table-cell office:value-type="float" office:value="-0.000464256012576161" calcext:value-type="float">
            <text:p>-0.00046425601257616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04" calcext:value-type="float">
            <text:p>7.04</text:p>
          </table:table-cell>
          <table:table-cell office:value-type="float" office:value="0.598395198932124" calcext:value-type="float">
            <text:p>0.59839519893212400000</text:p>
          </table:table-cell>
          <table:table-cell office:value-type="float" office:value="0.000485061617429937" calcext:value-type="float">
            <text:p>0.00048506161742993700</text:p>
          </table:table-cell>
          <table:table-cell office:value-type="float" office:value="-0.000638001213495513" calcext:value-type="float">
            <text:p>-0.00063800121349551300</text:p>
          </table:table-cell>
          <table:table-cell office:value-type="float" office:value="0.000336745103544664" calcext:value-type="float">
            <text:p>0.00033674510354466400</text:p>
          </table:table-cell>
          <table:table-cell office:value-type="float" office:value="-0.000440863700656742" calcext:value-type="float">
            <text:p>-0.000440863700656742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0.598414099445033" calcext:value-type="float">
            <text:p>0.59841409944503300000</text:p>
          </table:table-cell>
          <table:table-cell office:value-type="float" office:value="0.000460178241122436" calcext:value-type="float">
            <text:p>0.00046017824112243600</text:p>
          </table:table-cell>
          <table:table-cell office:value-type="float" office:value="-0.000606435419415751" calcext:value-type="float">
            <text:p>-0.00060643541941575100</text:p>
          </table:table-cell>
          <table:table-cell office:value-type="float" office:value="0.000319558740604438" calcext:value-type="float">
            <text:p>0.00031955874060443800</text:p>
          </table:table-cell>
          <table:table-cell office:value-type="float" office:value="-0.000418649394810665" calcext:value-type="float">
            <text:p>-0.000418649394810665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12" calcext:value-type="float">
            <text:p>7.12</text:p>
          </table:table-cell>
          <table:table-cell office:value-type="float" office:value="0.598432029502704" calcext:value-type="float">
            <text:p>0.59843202950270400000</text:p>
          </table:table-cell>
          <table:table-cell office:value-type="float" office:value="0.000436526364453456" calcext:value-type="float">
            <text:p>0.00043652636445345600</text:p>
          </table:table-cell>
          <table:table-cell office:value-type="float" office:value="-0.000576410961456041" calcext:value-type="float">
            <text:p>-0.00057641096145604100</text:p>
          </table:table-cell>
          <table:table-cell office:value-type="float" office:value="0.00030323833958573" calcext:value-type="float">
            <text:p>0.00030323833958573000</text:p>
          </table:table-cell>
          <table:table-cell office:value-type="float" office:value="-0.000397553743921841" calcext:value-type="float">
            <text:p>-0.00039755374392184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16" calcext:value-type="float">
            <text:p>7.16</text:p>
          </table:table-cell>
          <table:table-cell office:value-type="float" office:value="0.598449037117795" calcext:value-type="float">
            <text:p>0.59844903711779500000</text:p>
          </table:table-cell>
          <table:table-cell office:value-type="float" office:value="0.00041404586985199" calcext:value-type="float">
            <text:p>0.00041404586985199000</text:p>
          </table:table-cell>
          <table:table-cell office:value-type="float" office:value="-0.000547853663236269" calcext:value-type="float">
            <text:p>-0.00054785366323626900</text:p>
          </table:table-cell>
          <table:table-cell office:value-type="float" office:value="0.000287740325303418" calcext:value-type="float">
            <text:p>0.00028774032530341800</text:p>
          </table:table-cell>
          <table:table-cell office:value-type="float" office:value="-0.000377520520738823" calcext:value-type="float">
            <text:p>-0.000377520520738823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2" calcext:value-type="float">
            <text:p>7.20</text:p>
          </table:table-cell>
          <table:table-cell office:value-type="float" office:value="0.598465167943999" calcext:value-type="float">
            <text:p>0.59846516794399900000</text:p>
          </table:table-cell>
          <table:table-cell office:value-type="float" office:value="0.000392679551160553" calcext:value-type="float">
            <text:p>0.00039267955116055300</text:p>
          </table:table-cell>
          <table:table-cell office:value-type="float" office:value="-0.00052069286103582" calcext:value-type="float">
            <text:p>-0.00052069286103582000</text:p>
          </table:table-cell>
          <table:table-cell office:value-type="float" office:value="0.000273023327439879" calcext:value-type="float">
            <text:p>0.00027302332743987900</text:p>
          </table:table-cell>
          <table:table-cell office:value-type="float" office:value="-0.000358496336236565" calcext:value-type="float">
            <text:p>-0.000358496336236565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24" calcext:value-type="float">
            <text:p>7.24</text:p>
          </table:table-cell>
          <table:table-cell office:value-type="float" office:value="0.598480465498656" calcext:value-type="float">
            <text:p>0.59848046549865600000</text:p>
          </table:table-cell>
          <table:table-cell office:value-type="float" office:value="0.000372372850981622" calcext:value-type="float">
            <text:p>0.00037237285098162200</text:p>
          </table:table-cell>
          <table:table-cell office:value-type="float" office:value="-0.000494861110137849" calcext:value-type="float">
            <text:p>-0.00049486111013784900</text:p>
          </table:table-cell>
          <table:table-cell office:value-type="float" office:value="0.000259047955700378" calcext:value-type="float">
            <text:p>0.00025904795570037800</text:p>
          </table:table-cell>
          <table:table-cell office:value-type="float" office:value="-0.000340430353603081" calcext:value-type="float">
            <text:p>-0.00034043035360308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28" calcext:value-type="float">
            <text:p>7.28</text:p>
          </table:table-cell>
          <table:table-cell office:value-type="float" office:value="0.598494971150324" calcext:value-type="float">
            <text:p>0.59849497115032400000</text:p>
          </table:table-cell>
          <table:table-cell office:value-type="float" office:value="0.000353073868082298" calcext:value-type="float">
            <text:p>0.00035307386808229800</text:p>
          </table:table-cell>
          <table:table-cell office:value-type="float" office:value="-0.0004702941785658" calcext:value-type="float">
            <text:p>-0.00047029417856580000</text:p>
          </table:table-cell>
          <table:table-cell office:value-type="float" office:value="0.000245776822272209" calcext:value-type="float">
            <text:p>0.00024577682227220900</text:p>
          </table:table-cell>
          <table:table-cell office:value-type="float" office:value="-0.000323274314798118" calcext:value-type="float">
            <text:p>-0.000323274314798118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32" calcext:value-type="float">
            <text:p>7.32</text:p>
          </table:table-cell>
          <table:table-cell office:value-type="float" office:value="0.598508724136561" calcext:value-type="float">
            <text:p>0.59850872413656100000</text:p>
          </table:table-cell>
          <table:table-cell office:value-type="float" office:value="0.000334733329949301" calcext:value-type="float">
            <text:p>0.00033473332994930100</text:p>
          </table:table-cell>
          <table:table-cell office:value-type="float" office:value="-0.000446931003478995" calcext:value-type="float">
            <text:p>-0.00044693100347899500</text:p>
          </table:table-cell>
          <table:table-cell office:value-type="float" office:value="0.000233174532918119" calcext:value-type="float">
            <text:p>0.00023317453291811900</text:p>
          </table:table-cell>
          <table:table-cell office:value-type="float" office:value="-0.000306982527672302" calcext:value-type="float">
            <text:p>-0.000306982527672302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36" calcext:value-type="float">
            <text:p>7.36</text:p>
          </table:table-cell>
          <table:table-cell office:value-type="float" office:value="0.598521761872563" calcext:value-type="float">
            <text:p>0.59852176187256300000</text:p>
          </table:table-cell>
          <table:table-cell office:value-type="float" office:value="0.000317304231900916" calcext:value-type="float">
            <text:p>0.00031730423190091600</text:p>
          </table:table-cell>
          <table:table-cell office:value-type="float" office:value="-0.000424713294022355" calcext:value-type="float">
            <text:p>-0.00042471329402235500</text:p>
          </table:table-cell>
          <table:table-cell office:value-type="float" office:value="0.000221207369924244" calcext:value-type="float">
            <text:p>0.00022120736992424400</text:p>
          </table:table-cell>
          <table:table-cell office:value-type="float" office:value="-0.00029151146257185" calcext:value-type="float">
            <text:p>-0.00029151146257185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4" calcext:value-type="float">
            <text:p>7.40</text:p>
          </table:table-cell>
          <table:table-cell office:value-type="float" office:value="0.598534119937561" calcext:value-type="float">
            <text:p>0.59853411993756100000</text:p>
          </table:table-cell>
          <table:table-cell office:value-type="float" office:value="0.000300741847321197" calcext:value-type="float">
            <text:p>0.00030074184732119700</text:p>
          </table:table-cell>
          <table:table-cell office:value-type="float" office:value="-0.000403585531094304" calcext:value-type="float">
            <text:p>-0.00040358553109430400</text:p>
          </table:table-cell>
          <table:table-cell office:value-type="float" office:value="0.000209843313958905" calcext:value-type="float">
            <text:p>0.00020984331395890500</text:p>
          </table:table-cell>
          <table:table-cell office:value-type="float" office:value="-0.000276819778660395" calcext:value-type="float">
            <text:p>-0.000276819778660395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44" calcext:value-type="float">
            <text:p>7.44</text:p>
          </table:table-cell>
          <table:table-cell office:value-type="float" office:value="0.598545831922967" calcext:value-type="float">
            <text:p>0.59854583192296700000</text:p>
          </table:table-cell>
          <table:table-cell office:value-type="float" office:value="0.000285003902031991" calcext:value-type="float">
            <text:p>0.00028500390203199100</text:p>
          </table:table-cell>
          <table:table-cell office:value-type="float" office:value="-0.000383495152463512" calcext:value-type="float">
            <text:p>-0.00038349515246351200</text:p>
          </table:table-cell>
          <table:table-cell office:value-type="float" office:value="0.00019905220420518" calcext:value-type="float">
            <text:p>0.00019905220420518000</text:p>
          </table:table-cell>
          <table:table-cell office:value-type="float" office:value="-0.000262868526182194" calcext:value-type="float">
            <text:p>-0.000262868526182194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48" calcext:value-type="float">
            <text:p>7.48</text:p>
          </table:table-cell>
          <table:table-cell office:value-type="float" office:value="0.598556929948253" calcext:value-type="float">
            <text:p>0.59855692994825300000</text:p>
          </table:table-cell>
          <table:table-cell office:value-type="float" office:value="0.000270049964906264" calcext:value-type="float">
            <text:p>0.00027004996490626400</text:p>
          </table:table-cell>
          <table:table-cell office:value-type="float" office:value="-0.000364391870251907" calcext:value-type="float">
            <text:p>-0.00036439187025190700</text:p>
          </table:table-cell>
          <table:table-cell office:value-type="float" office:value="0.000188805217603587" calcext:value-type="float">
            <text:p>0.00018880521760358700</text:p>
          </table:table-cell>
          <table:table-cell office:value-type="float" office:value="-0.000249620483543995" calcext:value-type="float">
            <text:p>-0.000249620483543995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52" calcext:value-type="float">
            <text:p>7.52</text:p>
          </table:table-cell>
          <table:table-cell office:value-type="float" office:value="0.598567444663156" calcext:value-type="float">
            <text:p>0.59856744466315600000</text:p>
          </table:table-cell>
          <table:table-cell office:value-type="float" office:value="0.000255841441436976" calcext:value-type="float">
            <text:p>0.00025584144143697600</text:p>
          </table:table-cell>
          <table:table-cell office:value-type="float" office:value="-0.000346227655945918" calcext:value-type="float">
            <text:p>-0.00034622765594591800</text:p>
          </table:table-cell>
          <table:table-cell office:value-type="float" office:value="0.000179074871856857" calcext:value-type="float">
            <text:p>0.00017907487185685700</text:p>
          </table:table-cell>
          <table:table-cell office:value-type="float" office:value="-0.000237040159924918" calcext:value-type="float">
            <text:p>-0.000237040159924918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56" calcext:value-type="float">
            <text:p>7.56</text:p>
          </table:table-cell>
          <table:table-cell office:value-type="float" office:value="0.598577405328692" calcext:value-type="float">
            <text:p>0.59857740532869200000</text:p>
          </table:table-cell>
          <table:table-cell office:value-type="float" office:value="0.000242341474798656" calcext:value-type="float">
            <text:p>0.00024234147479865600</text:p>
          </table:table-cell>
          <table:table-cell office:value-type="float" office:value="-0.000328956622993481" calcext:value-type="float">
            <text:p>-0.00032895662299348100</text:p>
          </table:table-cell>
          <table:table-cell office:value-type="float" office:value="0.000169834948077525" calcext:value-type="float">
            <text:p>0.00016983494807752500</text:p>
          </table:table-cell>
          <table:table-cell office:value-type="float" office:value="-0.000225093695778974" calcext:value-type="float">
            <text:p>-0.000225093695778974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6" calcext:value-type="float">
            <text:p>7.60</text:p>
          </table:table-cell>
          <table:table-cell office:value-type="float" office:value="0.598586839927049" calcext:value-type="float">
            <text:p>0.59858683992704900000</text:p>
          </table:table-cell>
          <table:table-cell office:value-type="float" office:value="0.000229514813004396" calcext:value-type="float">
            <text:p>0.00022951481300439600</text:p>
          </table:table-cell>
          <table:table-cell office:value-type="float" office:value="-0.0003125348718655" calcext:value-type="float">
            <text:p>-0.00031253487186550000</text:p>
          </table:table-cell>
          <table:table-cell office:value-type="float" office:value="0.000161060383984024" calcext:value-type="float">
            <text:p>0.00016106038398402400</text:p>
          </table:table-cell>
          <table:table-cell office:value-type="float" office:value="-0.000213748725914512" calcext:value-type="float">
            <text:p>-0.000213748725914512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64" calcext:value-type="float">
            <text:p>7.64</text:p>
          </table:table-cell>
          <table:table-cell office:value-type="float" office:value="0.598595774699134" calcext:value-type="float">
            <text:p>0.59859577469913400000</text:p>
          </table:table-cell>
          <table:table-cell office:value-type="float" office:value="0.000217328348184322" calcext:value-type="float">
            <text:p>0.00021732834818432200</text:p>
          </table:table-cell>
          <table:table-cell office:value-type="float" office:value="-0.000296921080580204" calcext:value-type="float">
            <text:p>-0.00029692108058020400</text:p>
          </table:table-cell>
          <table:table-cell office:value-type="float" office:value="0.000152727750939295" calcext:value-type="float">
            <text:p>0.00015272775093929500</text:p>
          </table:table-cell>
          <table:table-cell office:value-type="float" office:value="-0.000202974986257136" calcext:value-type="float">
            <text:p>-0.000202974986257136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68" calcext:value-type="float">
            <text:p>7.68</text:p>
          </table:table-cell>
          <table:table-cell office:value-type="float" office:value="0.598604234111228" calcext:value-type="float">
            <text:p>0.59860423411122800000</text:p>
          </table:table-cell>
          <table:table-cell office:value-type="float" office:value="0.000205751151953225" calcext:value-type="float">
            <text:p>0.00020575115195322500</text:p>
          </table:table-cell>
          <table:table-cell office:value-type="float" office:value="-0.000282076536330265" calcext:value-type="float">
            <text:p>-0.00028207653633026500</text:p>
          </table:table-cell>
          <table:table-cell office:value-type="float" office:value="0.000144815293264092" calcext:value-type="float">
            <text:p>0.00014481529326409200</text:p>
          </table:table-cell>
          <table:table-cell office:value-type="float" office:value="-0.000192744363049469" calcext:value-type="float">
            <text:p>-0.000192744363049469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72" calcext:value-type="float">
            <text:p>7.72</text:p>
          </table:table-cell>
          <table:table-cell office:value-type="float" office:value="0.598612241933241" calcext:value-type="float">
            <text:p>0.59861224193324100000</text:p>
          </table:table-cell>
          <table:table-cell office:value-type="float" office:value="0.000194753205412186" calcext:value-type="float">
            <text:p>0.00019475320541218600</text:p>
          </table:table-cell>
          <table:table-cell office:value-type="float" office:value="-0.000267963719303302" calcext:value-type="float">
            <text:p>-0.00026796371930330200</text:p>
          </table:table-cell>
          <table:table-cell office:value-type="float" office:value="0.000137301833636011" calcext:value-type="float">
            <text:p>0.00013730183363601100</text:p>
          </table:table-cell>
          <table:table-cell office:value-type="float" office:value="-0.000183029497700263" calcext:value-type="float">
            <text:p>-0.000183029497700263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76" calcext:value-type="float">
            <text:p>7.76</text:p>
          </table:table-cell>
          <table:table-cell office:value-type="float" office:value="0.598619820845564" calcext:value-type="float">
            <text:p>0.59861982084556400000</text:p>
          </table:table-cell>
          <table:table-cell office:value-type="float" office:value="0.000184305857040904" calcext:value-type="float">
            <text:p>0.00018430585704090400</text:p>
          </table:table-cell>
          <table:table-cell office:value-type="float" office:value="-0.000254546802939302" calcext:value-type="float">
            <text:p>-0.00025454680293930200</text:p>
          </table:table-cell>
          <table:table-cell office:value-type="float" office:value="0.000130167179431511" calcext:value-type="float">
            <text:p>0.00013016717943151100</text:p>
          </table:table-cell>
          <table:table-cell office:value-type="float" office:value="-0.000173804303495832" calcext:value-type="float">
            <text:p>-0.000173804303495832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8" calcext:value-type="float">
            <text:p>7.80</text:p>
          </table:table-cell>
          <table:table-cell office:value-type="float" office:value="0.598626992521871" calcext:value-type="float">
            <text:p>0.59862699252187100000</text:p>
          </table:table-cell>
          <table:table-cell office:value-type="float" office:value="0.000174381721670218" calcext:value-type="float">
            <text:p>0.00017438172167021800</text:p>
          </table:table-cell>
          <table:table-cell office:value-type="float" office:value="-0.000241791534279289" calcext:value-type="float">
            <text:p>-0.00024179153427928900</text:p>
          </table:table-cell>
          <table:table-cell office:value-type="float" office:value="0.000123392043558765" calcext:value-type="float">
            <text:p>0.00012339204355876500</text:p>
          </table:table-cell>
          <table:table-cell office:value-type="float" office:value="-0.000165043863882486" calcext:value-type="float">
            <text:p>-0.000165043863882486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84" calcext:value-type="float">
            <text:p>7.84</text:p>
          </table:table-cell>
          <table:table-cell office:value-type="float" office:value="0.598633777673945" calcext:value-type="float">
            <text:p>0.59863377767394500000</text:p>
          </table:table-cell>
          <table:table-cell office:value-type="float" office:value="0.000164954624630813" calcext:value-type="float">
            <text:p>0.00016495462463081300</text:p>
          </table:table-cell>
          <table:table-cell office:value-type="float" office:value="-0.000229665165554368" calcext:value-type="float">
            <text:p>-0.00022966516555436800</text:p>
          </table:table-cell>
          <table:table-cell office:value-type="float" office:value="0.000116958003304617" calcext:value-type="float">
            <text:p>0.00011695800330461700</text:p>
          </table:table-cell>
          <table:table-cell office:value-type="float" office:value="-0.000156724379333235" calcext:value-type="float">
            <text:p>-0.000156724379333235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88" calcext:value-type="float">
            <text:p>7.88</text:p>
          </table:table-cell>
          <table:table-cell office:value-type="float" office:value="0.598640195344619" calcext:value-type="float">
            <text:p>0.59864019534461900000</text:p>
          </table:table-cell>
          <table:table-cell office:value-type="float" office:value="0.000156000439476586" calcext:value-type="float">
            <text:p>0.00015600043947658600</text:p>
          </table:table-cell>
          <table:table-cell office:value-type="float" office:value="-0.000218137397806872" calcext:value-type="float">
            <text:p>-0.00021813739780687200</text:p>
          </table:table-cell>
          <table:table-cell office:value-type="float" office:value="0.000110848212705722" calcext:value-type="float">
            <text:p>0.00011084821270572200</text:p>
          </table:table-cell>
          <table:table-cell office:value-type="float" office:value="-0.000148824077042316" calcext:value-type="float">
            <text:p>-0.000148824077042316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92" calcext:value-type="float">
            <text:p>7.92</text:p>
          </table:table-cell>
          <table:table-cell office:value-type="float" office:value="0.598646263759593" calcext:value-type="float">
            <text:p>0.59864626375959300000</text:p>
          </table:table-cell>
          <table:table-cell office:value-type="float" office:value="0.000147496073063989" calcext:value-type="float">
            <text:p>0.00014749607306398900</text:p>
          </table:table-cell>
          <table:table-cell office:value-type="float" office:value="-0.000207179226270242" calcext:value-type="float">
            <text:p>-0.00020717922627024200</text:p>
          </table:table-cell>
          <table:table-cell office:value-type="float" office:value="0.00010504655264162" calcext:value-type="float">
            <text:p>0.00010504655264162000</text:p>
          </table:table-cell>
          <table:table-cell office:value-type="float" office:value="-0.000141322124393457" calcext:value-type="float">
            <text:p>-0.000141322124393457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96" calcext:value-type="float">
            <text:p>7.96</text:p>
          </table:table-cell>
          <table:table-cell office:value-type="float" office:value="0.598652000478741" calcext:value-type="float">
            <text:p>0.59865200047874100000</text:p>
          </table:table-cell>
          <table:table-cell office:value-type="float" office:value="0.00013941928314856" calcext:value-type="float">
            <text:p>0.00013941928314856000</text:p>
          </table:table-cell>
          <table:table-cell office:value-type="float" office:value="-0.000196762728629401" calcext:value-type="float">
            <text:p>-0.00019676272862940100</text:p>
          </table:table-cell>
          <table:table-cell office:value-type="float" office:value="0.0000995374829641066" calcext:value-type="float">
            <text:p>0.00009953748296410660</text:p>
          </table:table-cell>
          <table:table-cell office:value-type="float" office:value="-0.000134198439466448" calcext:value-type="float">
            <text:p>-0.000134198439466448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.00</text:p>
          </table:table-cell>
          <table:table-cell office:value-type="float" office:value="0.598657422262811" calcext:value-type="float">
            <text:p>0.59865742226281100000</text:p>
          </table:table-cell>
          <table:table-cell office:value-type="float" office:value="0.000131748834231816" calcext:value-type="float">
            <text:p>0.00013174883423181600</text:p>
          </table:table-cell>
          <table:table-cell office:value-type="float" office:value="-0.000186861236371926" calcext:value-type="float">
            <text:p>-0.00018686123637192600</text:p>
          </table:table-cell>
          <table:table-cell office:value-type="float" office:value="0.0000943061798627893" calcext:value-type="float">
            <text:p>0.00009430617986278930</text:p>
          </table:table-cell>
          <table:table-cell office:value-type="float" office:value="-0.00012743386600892" calcext:value-type="float">
            <text:p>-0.00012743386600892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04" calcext:value-type="float">
            <text:p>8.04</text:p>
          </table:table-cell>
          <table:table-cell office:value-type="float" office:value="0.598662545138479" calcext:value-type="float">
            <text:p>0.59866254513847900000</text:p>
          </table:table-cell>
          <table:table-cell office:value-type="float" office:value="0.000124464417657732" calcext:value-type="float">
            <text:p>0.00012446441765773200</text:p>
          </table:table-cell>
          <table:table-cell office:value-type="float" office:value="-0.000177449239136364" calcext:value-type="float">
            <text:p>-0.00017744923913636400</text:p>
          </table:table-cell>
          <table:table-cell office:value-type="float" office:value="0.0000893384744295328" calcext:value-type="float">
            <text:p>0.00008933847442953280</text:p>
          </table:table-cell>
          <table:table-cell office:value-type="float" office:value="-0.000121010094386739" calcext:value-type="float">
            <text:p>-0.000121010094386739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08" calcext:value-type="float">
            <text:p>8.08</text:p>
          </table:table-cell>
          <table:table-cell office:value-type="float" office:value="0.598667384298278" calcext:value-type="float">
            <text:p>0.59866738429827800000</text:p>
          </table:table-cell>
          <table:table-cell office:value-type="float" office:value="0.000117546771889183" calcext:value-type="float">
            <text:p>0.00011754677188918300</text:p>
          </table:table-cell>
          <table:table-cell office:value-type="float" office:value="-0.000168502523490661" calcext:value-type="float">
            <text:p>-0.00016850252349066100</text:p>
          </table:table-cell>
          <table:table-cell office:value-type="float" office:value="0.0000846209507508996" calcext:value-type="float">
            <text:p>0.00008462095075089960</text:p>
          </table:table-cell>
          <table:table-cell office:value-type="float" office:value="-0.000114909786908157" calcext:value-type="float">
            <text:p>-0.000114909786908157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12" calcext:value-type="float">
            <text:p>8.12</text:p>
          </table:table-cell>
          <table:table-cell office:value-type="float" office:value="0.598671953688113" calcext:value-type="float">
            <text:p>0.59867195368811300000</text:p>
          </table:table-cell>
          <table:table-cell office:value-type="float" office:value="0.000110978181443356" calcext:value-type="float">
            <text:p>0.00011097818144335600</text:p>
          </table:table-cell>
          <table:table-cell office:value-type="float" office:value="-0.000159998755156919" calcext:value-type="float">
            <text:p>-0.00015999875515691900</text:p>
          </table:table-cell>
          <table:table-cell office:value-type="float" office:value="0.0000801413457626115" calcext:value-type="float">
            <text:p>0.00008014134576261150</text:p>
          </table:table-cell>
          <table:table-cell office:value-type="float" office:value="-0.000109117089739882" calcext:value-type="float">
            <text:p>-0.000109117089739882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16" calcext:value-type="float">
            <text:p>8.16</text:p>
          </table:table-cell>
          <table:table-cell office:value-type="float" office:value="0.598676266878805" calcext:value-type="float">
            <text:p>0.59867626687880500000</text:p>
          </table:table-cell>
          <table:table-cell office:value-type="float" office:value="0.000104741419432369" calcext:value-type="float">
            <text:p>0.00010474141943236900</text:p>
          </table:table-cell>
          <table:table-cell office:value-type="float" office:value="-0.000151916238547137" calcext:value-type="float">
            <text:p>-0.00015191623854713700</text:p>
          </table:table-cell>
          <table:table-cell office:value-type="float" office:value="0.0000758877087773122" calcext:value-type="float">
            <text:p>0.00007588770877731220</text:p>
          </table:table-cell>
          <table:table-cell office:value-type="float" office:value="-0.000103616555821729" calcext:value-type="float">
            <text:p>-0.000103616555821729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2" calcext:value-type="float">
            <text:p>8.20</text:p>
          </table:table-cell>
          <table:table-cell office:value-type="float" office:value="0.59868033685225" calcext:value-type="float">
            <text:p>0.59868033685225000000</text:p>
          </table:table-cell>
          <table:table-cell office:value-type="float" office:value="0.0000988200057233643" calcext:value-type="float">
            <text:p>0.00009882000572336430</text:p>
          </table:table-cell>
          <table:table-cell office:value-type="float" office:value="-0.000144234217016751" calcext:value-type="float">
            <text:p>-0.00014423421701675100</text:p>
          </table:table-cell>
          <table:table-cell office:value-type="float" office:value="0.0000718486094596524" calcext:value-type="float">
            <text:p>0.00007184860945965240</text:p>
          </table:table-cell>
          <table:table-cell office:value-type="float" office:value="-0.0000983934109631002" calcext:value-type="float">
            <text:p>-0.000098393410963100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24" calcext:value-type="float">
            <text:p>8.24</text:p>
          </table:table-cell>
          <table:table-cell office:value-type="float" office:value="0.59868417601215" calcext:value-type="float">
            <text:p>0.59868417601215000000</text:p>
          </table:table-cell>
          <table:table-cell office:value-type="float" office:value="0.0000931981928945686" calcext:value-type="float">
            <text:p>0.00009319819289456860</text:p>
          </table:table-cell>
          <table:table-cell office:value-type="float" office:value="-0.000136932854340898" calcext:value-type="float">
            <text:p>-0.00013693285434089800</text:p>
          </table:table-cell>
          <table:table-cell office:value-type="float" office:value="0.0000680131288757437" calcext:value-type="float">
            <text:p>0.00006801312887574370</text:p>
          </table:table-cell>
          <table:table-cell office:value-type="float" office:value="-0.0000934335420327293" calcext:value-type="float">
            <text:p>-0.000093433542032729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28" calcext:value-type="float">
            <text:p>8.28</text:p>
          </table:table-cell>
          <table:table-cell office:value-type="float" office:value="0.5986877962338" calcext:value-type="float">
            <text:p>0.59868779623380000000</text:p>
          </table:table-cell>
          <table:table-cell office:value-type="float" office:value="0.000087860904846665" calcext:value-type="float">
            <text:p>0.00008786090484666500</text:p>
          </table:table-cell>
          <table:table-cell office:value-type="float" office:value="-0.000129993160744998" calcext:value-type="float">
            <text:p>-0.00012999316074499800</text:p>
          </table:table-cell>
          <table:table-cell office:value-type="float" office:value="0.0000643708128132311" calcext:value-type="float">
            <text:p>0.00006437081281323110</text:p>
          </table:table-cell>
          <table:table-cell office:value-type="float" office:value="-0.0000887234368128401" calcext:value-type="float">
            <text:p>-0.000088723436812840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32" calcext:value-type="float">
            <text:p>8.32</text:p>
          </table:table-cell>
          <table:table-cell office:value-type="float" office:value="0.598691208556477" calcext:value-type="float">
            <text:p>0.59869120855647700000</text:p>
          </table:table-cell>
          <table:table-cell office:value-type="float" office:value="0.0000827941043699412" calcext:value-type="float">
            <text:p>0.00008279410436994120</text:p>
          </table:table-cell>
          <table:table-cell office:value-type="float" office:value="-0.000123397413754515" calcext:value-type="float">
            <text:p>-0.00012339741375451500</text:p>
          </table:table-cell>
          <table:table-cell office:value-type="float" office:value="0.0000609119782821724" calcext:value-type="float">
            <text:p>0.00006091197828217240</text:p>
          </table:table-cell>
          <table:table-cell office:value-type="float" office:value="-0.0000842505777878623" calcext:value-type="float">
            <text:p>-0.000084250577787862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36" calcext:value-type="float">
            <text:p>8.36</text:p>
          </table:table-cell>
          <table:table-cell office:value-type="float" office:value="0.598694423296652" calcext:value-type="float">
            <text:p>0.59869442329665200000</text:p>
          </table:table-cell>
          <table:table-cell office:value-type="float" office:value="0.000077984655627195" calcext:value-type="float">
            <text:p>0.00007798465562719500</text:p>
          </table:table-cell>
          <table:table-cell office:value-type="float" office:value="-0.000117128996408037" calcext:value-type="float">
            <text:p>-0.00011712899640803700</text:p>
          </table:table-cell>
          <table:table-cell office:value-type="float" office:value="0.0000576276041547261" calcext:value-type="float">
            <text:p>0.00005762760415472610</text:p>
          </table:table-cell>
          <table:table-cell office:value-type="float" office:value="-0.0000800033014370371" calcext:value-type="float">
            <text:p>-0.000080003301437037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4" calcext:value-type="float">
            <text:p>8.40</text:p>
          </table:table-cell>
          <table:table-cell office:value-type="float" office:value="0.598697450495445" calcext:value-type="float">
            <text:p>0.59869745049544500000</text:p>
          </table:table-cell>
          <table:table-cell office:value-type="float" office:value="0.000073419785491142" calcext:value-type="float">
            <text:p>0.00007341978549114200</text:p>
          </table:table-cell>
          <table:table-cell office:value-type="float" office:value="-0.00011117177273157" calcext:value-type="float">
            <text:p>-0.00011117177273157000</text:p>
          </table:table-cell>
          <table:table-cell office:value-type="float" office:value="0.0000545088915216318" calcext:value-type="float">
            <text:p>0.00005450889152163180</text:p>
          </table:table-cell>
          <table:table-cell office:value-type="float" office:value="-0.0000759702330221731" calcext:value-type="float">
            <text:p>-0.000075970233022173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44" calcext:value-type="float">
            <text:p>8.44</text:p>
          </table:table-cell>
          <table:table-cell office:value-type="float" office:value="0.598700299732009" calcext:value-type="float">
            <text:p>0.59870029973200900000</text:p>
          </table:table-cell>
          <table:table-cell office:value-type="float" office:value="0.0000690873058817646" calcext:value-type="float">
            <text:p>0.00006908730588176460</text:p>
          </table:table-cell>
          <table:table-cell office:value-type="float" office:value="-0.000105510341059393" calcext:value-type="float">
            <text:p>-0.00010551034105939300</text:p>
          </table:table-cell>
          <table:table-cell office:value-type="float" office:value="0.0000515474506181105" calcext:value-type="float">
            <text:p>0.00005154745061811050</text:p>
          </table:table-cell>
          <table:table-cell office:value-type="float" office:value="-0.0000721405266896" calcext:value-type="float">
            <text:p>-0.0000721405266896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48" calcext:value-type="float">
            <text:p>8.48</text:p>
          </table:table-cell>
          <table:table-cell office:value-type="float" office:value="0.598702980160656" calcext:value-type="float">
            <text:p>0.59870298016065600000</text:p>
          </table:table-cell>
          <table:table-cell office:value-type="float" office:value="0.0000649755675788884" calcext:value-type="float">
            <text:p>0.00006497556757888840</text:p>
          </table:table-cell>
          <table:table-cell office:value-type="float" office:value="-0.000100129977599895" calcext:value-type="float">
            <text:p>-0.00010012997759989500</text:p>
          </table:table-cell>
          <table:table-cell office:value-type="float" office:value="0.0000487352666598523" calcext:value-type="float">
            <text:p>0.00004873526665985230</text:p>
          </table:table-cell>
          <table:table-cell office:value-type="float" office:value="-0.0000685038214107184" calcext:value-type="float">
            <text:p>-0.000068503821410718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52" calcext:value-type="float">
            <text:p>8.52</text:p>
          </table:table-cell>
          <table:table-cell office:value-type="float" office:value="0.598705500518396" calcext:value-type="float">
            <text:p>0.59870550051839600000</text:p>
          </table:table-cell>
          <table:table-cell office:value-type="float" office:value="0.0000610734503091515" calcext:value-type="float">
            <text:p>0.00006107345030915150</text:p>
          </table:table-cell>
          <table:table-cell office:value-type="float" office:value="-0.000095016623310023" calcext:value-type="float">
            <text:p>-0.00009501662331002300</text:p>
          </table:table-cell>
          <table:table-cell office:value-type="float" office:value="0.0000460646937190476" calcext:value-type="float">
            <text:p>0.00004606469371904760</text:p>
          </table:table-cell>
          <table:table-cell office:value-type="float" office:value="-0.0000650502330031723" calcext:value-type="float">
            <text:p>-0.000065050233003172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56" calcext:value-type="float">
            <text:p>8.56</text:p>
          </table:table-cell>
          <table:table-cell office:value-type="float" office:value="0.598707868810125" calcext:value-type="float">
            <text:p>0.59870786881012500000</text:p>
          </table:table-cell>
          <table:table-cell office:value-type="float" office:value="0.0000573707481046728" calcext:value-type="float">
            <text:p>0.00005737074810467280</text:p>
          </table:table-cell>
          <table:table-cell office:value-type="float" office:value="-0.0000901573426912185" calcext:value-type="float">
            <text:p>-0.00009015734269121850</text:p>
          </table:table-cell>
          <table:table-cell office:value-type="float" office:value="0.0000435287541447632" calcext:value-type="float">
            <text:p>0.00004352875414476320</text:p>
          </table:table-cell>
          <table:table-cell office:value-type="float" office:value="-0.0000617707393122645" calcext:value-type="float">
            <text:p>-0.000061770739312264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6" calcext:value-type="float">
            <text:p>8.60</text:p>
          </table:table-cell>
          <table:table-cell office:value-type="float" office:value="0.598710092736903" calcext:value-type="float">
            <text:p>0.59871009273690300000</text:p>
          </table:table-cell>
          <table:table-cell office:value-type="float" office:value="0.0000538576434772998" calcext:value-type="float">
            <text:p>0.00005385764347729980</text:p>
          </table:table-cell>
          <table:table-cell office:value-type="float" office:value="-0.0000855396947070314" calcext:value-type="float">
            <text:p>-0.00008553969470703140</text:p>
          </table:table-cell>
          <table:table-cell office:value-type="float" office:value="0.0000411207336393239" calcext:value-type="float">
            <text:p>0.00004112073363932390</text:p>
          </table:table-cell>
          <table:table-cell office:value-type="float" office:value="-0.000058656659075302" calcext:value-type="float">
            <text:p>-0.000058656659075302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64" calcext:value-type="float">
            <text:p>8.64</text:p>
          </table:table-cell>
          <table:table-cell office:value-type="float" office:value="0.598712179704969" calcext:value-type="float">
            <text:p>0.59871217970496900000</text:p>
          </table:table-cell>
          <table:table-cell office:value-type="float" office:value="0.0000505246956958777" calcext:value-type="float">
            <text:p>0.00005052469569587770</text:p>
          </table:table-cell>
          <table:table-cell office:value-type="float" office:value="-0.0000811517174969329" calcext:value-type="float">
            <text:p>-0.00008115171749693290</text:p>
          </table:table-cell>
          <table:table-cell office:value-type="float" office:value="0.000038834173735449" calcext:value-type="float">
            <text:p>0.00003883417373544900</text:p>
          </table:table-cell>
          <table:table-cell office:value-type="float" office:value="-0.0000556996421427367" calcext:value-type="float">
            <text:p>-0.000055699642142736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68" calcext:value-type="float">
            <text:p>8.68</text:p>
          </table:table-cell>
          <table:table-cell office:value-type="float" office:value="0.598714136784248" calcext:value-type="float">
            <text:p>0.59871413678424800000</text:p>
          </table:table-cell>
          <table:table-cell office:value-type="float" office:value="0.0000473628909966844" calcext:value-type="float">
            <text:p>0.00004736289099668440</text:p>
          </table:table-cell>
          <table:table-cell office:value-type="float" office:value="-0.0000769819870331705" calcext:value-type="float">
            <text:p>-0.00007698198703317050</text:p>
          </table:table-cell>
          <table:table-cell office:value-type="float" office:value="0.0000366629121476183" calcext:value-type="float">
            <text:p>0.00003666291214761830</text:p>
          </table:table-cell>
          <table:table-cell office:value-type="float" office:value="-0.0000528917213016363" calcext:value-type="float">
            <text:p>-0.000052891721301636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72" calcext:value-type="float">
            <text:p>8.72</text:p>
          </table:table-cell>
          <table:table-cell office:value-type="float" office:value="0.598715970736511" calcext:value-type="float">
            <text:p>0.59871597073651100000</text:p>
          </table:table-cell>
          <table:table-cell office:value-type="float" office:value="0.0000443636073894326" calcext:value-type="float">
            <text:p>0.00004436360738943260</text:p>
          </table:table-cell>
          <table:table-cell office:value-type="float" office:value="-0.0000730195738118425" calcext:value-type="float">
            <text:p>-0.00007301957381184250</text:p>
          </table:table-cell>
          <table:table-cell office:value-type="float" office:value="0.0000346010571059592" calcext:value-type="float">
            <text:p>0.00003460105710595920</text:p>
          </table:table-cell>
          <table:table-cell office:value-type="float" office:value="-0.0000502252791509356" calcext:value-type="float">
            <text:p>-0.0000502252791509356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76" calcext:value-type="float">
            <text:p>8.76</text:p>
          </table:table-cell>
          <table:table-cell office:value-type="float" office:value="0.598717687926352" calcext:value-type="float">
            <text:p>0.59871768792635200000</text:p>
          </table:table-cell>
          <table:table-cell office:value-type="float" office:value="0.000041518725380289" calcext:value-type="float">
            <text:p>0.00004151872538028900</text:p>
          </table:table-cell>
          <table:table-cell office:value-type="float" office:value="-0.0000692541780414345" calcext:value-type="float">
            <text:p>-0.00006925417804143450</text:p>
          </table:table-cell>
          <table:table-cell office:value-type="float" office:value="0.0000326430691928657" calcext:value-type="float">
            <text:p>0.00003264306919286570</text:p>
          </table:table-cell>
          <table:table-cell office:value-type="float" office:value="-0.0000476931534803075" calcext:value-type="float">
            <text:p>-0.000047693153480307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8" calcext:value-type="float">
            <text:p>8.80</text:p>
          </table:table-cell>
          <table:table-cell office:value-type="float" office:value="0.598719294155038" calcext:value-type="float">
            <text:p>0.59871929415503800000</text:p>
          </table:table-cell>
          <table:table-cell office:value-type="float" office:value="0.0000388208347463396" calcext:value-type="float">
            <text:p>0.00003882083474633960</text:p>
          </table:table-cell>
          <table:table-cell office:value-type="float" office:value="-0.0000656763823292314" calcext:value-type="float">
            <text:p>-0.00006567638232923140</text:p>
          </table:table-cell>
          <table:table-cell office:value-type="float" office:value="0.000030783913944448" calcext:value-type="float">
            <text:p>0.00003078391394444800</text:p>
          </table:table-cell>
          <table:table-cell office:value-type="float" office:value="-0.000045288833820533" calcext:value-type="float">
            <text:p>-0.000045288833820533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84" calcext:value-type="float">
            <text:p>8.84</text:p>
          </table:table-cell>
          <table:table-cell office:value-type="float" office:value="0.598720795138251" calcext:value-type="float">
            <text:p>0.59872079513825100000</text:p>
          </table:table-cell>
          <table:table-cell office:value-type="float" office:value="0.0000362626394842973" calcext:value-type="float">
            <text:p>0.00003626263948429730</text:p>
          </table:table-cell>
          <table:table-cell office:value-type="float" office:value="-0.0000622769235097996" calcext:value-type="float">
            <text:p>-0.00006227692350979960</text:p>
          </table:table-cell>
          <table:table-cell office:value-type="float" office:value="0.0000290186237158105" calcext:value-type="float">
            <text:p>0.00002901862371581050</text:p>
          </table:table-cell>
          <table:table-cell office:value-type="float" office:value="-0.0000430058969053245" calcext:value-type="float">
            <text:p>-0.000043005896905324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88" calcext:value-type="float">
            <text:p>8.88</text:p>
          </table:table-cell>
          <table:table-cell office:value-type="float" office:value="0.598722196350267" calcext:value-type="float">
            <text:p>0.59872219635026700000</text:p>
          </table:table-cell>
          <table:table-cell office:value-type="float" office:value="0.0000338371517189861" calcext:value-type="float">
            <text:p>0.00003383715171898610</text:p>
          </table:table-cell>
          <table:table-cell office:value-type="float" office:value="-0.0000590469295926922" calcext:value-type="float">
            <text:p>-0.00005904692959269220</text:p>
          </table:table-cell>
          <table:table-cell office:value-type="float" office:value="0.0000273424408036332" calcext:value-type="float">
            <text:p>0.00002734244080363320</text:p>
          </table:table-cell>
          <table:table-cell office:value-type="float" office:value="-0.0000408381910093773" calcext:value-type="float">
            <text:p>-0.000040838191009377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92" calcext:value-type="float">
            <text:p>8.92</text:p>
          </table:table-cell>
          <table:table-cell office:value-type="float" office:value="0.598723503033532" calcext:value-type="float">
            <text:p>0.59872350303353200000</text:p>
          </table:table-cell>
          <table:table-cell office:value-type="float" office:value="0.0000315376796526146" calcext:value-type="float">
            <text:p>0.00003153767965261460</text:p>
          </table:table-cell>
          <table:table-cell office:value-type="float" office:value="-0.0000559779047642404" calcext:value-type="float">
            <text:p>-0.00005597790476424040</text:p>
          </table:table-cell>
          <table:table-cell office:value-type="float" office:value="0.0000257508088306049" calcext:value-type="float">
            <text:p>0.00002575080883060490</text:p>
          </table:table-cell>
          <table:table-cell office:value-type="float" office:value="-0.0000387798247910855" calcext:value-type="float">
            <text:p>-0.000038779824791085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.96" calcext:value-type="float">
            <text:p>8.96</text:p>
          </table:table-cell>
          <table:table-cell office:value-type="float" office:value="0.598724720221808" calcext:value-type="float">
            <text:p>0.59872472022180800000</text:p>
          </table:table-cell>
          <table:table-cell office:value-type="float" office:value="0.0000293577986026036" calcext:value-type="float">
            <text:p>0.00002935779860260360</text:p>
          </table:table-cell>
          <table:table-cell office:value-type="float" office:value="-0.0000530616937018981" calcext:value-type="float">
            <text:p>-0.00005306169370189810</text:p>
          </table:table-cell>
          <table:table-cell office:value-type="float" office:value="0.0000242393516705382" calcext:value-type="float">
            <text:p>0.00002423935167053820</text:p>
          </table:table-cell>
          <table:table-cell office:value-type="float" office:value="-0.0000368251400830069" calcext:value-type="float">
            <text:p>-0.000036825140083006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.00</text:p>
          </table:table-cell>
          <table:table-cell office:value-type="float" office:value="0.598725852763331" calcext:value-type="float">
            <text:p>0.59872585276333100000</text:p>
          </table:table-cell>
          <table:table-cell office:value-type="float" office:value="0.0000272913220394138" calcext:value-type="float">
            <text:p>0.00002729132203941380</text:p>
          </table:table-cell>
          <table:table-cell office:value-type="float" office:value="-0.0000502904458885879" calcext:value-type="float">
            <text:p>-0.00005029044588858790</text:p>
          </table:table-cell>
          <table:table-cell office:value-type="float" office:value="0.0000228038523734835" calcext:value-type="float">
            <text:p>0.00002280385237348350</text:p>
          </table:table-cell>
          <table:table-cell office:value-type="float" office:value="-0.000034968684682328" calcext:value-type="float">
            <text:p>-0.000034968684682328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04" calcext:value-type="float">
            <text:p>9.04</text:p>
          </table:table-cell>
          <table:table-cell office:value-type="float" office:value="0.598726905030455" calcext:value-type="float">
            <text:p>0.59872690503045500000</text:p>
          </table:table-cell>
          <table:table-cell office:value-type="float" office:value="0.0000253326588512963" calcext:value-type="float">
            <text:p>0.00002533265885129630</text:p>
          </table:table-cell>
          <table:table-cell office:value-type="float" office:value="-0.0000476570447240964" calcext:value-type="float">
            <text:p>-0.00004765704472409640</text:p>
          </table:table-cell>
          <table:table-cell office:value-type="float" office:value="0.0000214405268957548" calcext:value-type="float">
            <text:p>0.00002144052689575480</text:p>
          </table:table-cell>
          <table:table-cell office:value-type="float" office:value="-0.0000332055653170402" calcext:value-type="float">
            <text:p>-0.000033205565317040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08" calcext:value-type="float">
            <text:p>9.08</text:p>
          </table:table-cell>
          <table:table-cell office:value-type="float" office:value="0.598727880968093" calcext:value-type="float">
            <text:p>0.59872788096809300000</text:p>
          </table:table-cell>
          <table:table-cell office:value-type="float" office:value="0.0000234767532307264" calcext:value-type="float">
            <text:p>0.00002347675323072640</text:p>
          </table:table-cell>
          <table:table-cell office:value-type="float" office:value="-0.0000451550343508993" calcext:value-type="float">
            <text:p>-0.00004515503435089930</text:p>
          </table:table-cell>
          <table:table-cell office:value-type="float" office:value="0.0000201459792473551" calcext:value-type="float">
            <text:p>0.00002014597924735510</text:p>
          </table:table-cell>
          <table:table-cell office:value-type="float" office:value="-0.000031531389773076" calcext:value-type="float">
            <text:p>-0.000031531389773076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12" calcext:value-type="float">
            <text:p>9.12</text:p>
          </table:table-cell>
          <table:table-cell office:value-type="float" office:value="0.598728784576606" calcext:value-type="float">
            <text:p>0.59872878457660600000</text:p>
          </table:table-cell>
          <table:table-cell office:value-type="float" office:value="0.0000217184893334348" calcext:value-type="float">
            <text:p>0.00002171848933343480</text:p>
          </table:table-cell>
          <table:table-cell office:value-type="float" office:value="-0.000042777902371296" calcext:value-type="float">
            <text:p>-0.00004277790237129600</text:p>
          </table:table-cell>
          <table:table-cell office:value-type="float" office:value="0.0000189167481032333" calcext:value-type="float">
            <text:p>0.00001891674810323330</text:p>
          </table:table-cell>
          <table:table-cell office:value-type="float" office:value="-0.0000299416821797198" calcext:value-type="float">
            <text:p>-0.0000299416821797198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16" calcext:value-type="float">
            <text:p>9.16</text:p>
          </table:table-cell>
          <table:table-cell office:value-type="float" office:value="0.598729619674148" calcext:value-type="float">
            <text:p>0.59872961967414800000</text:p>
          </table:table-cell>
          <table:table-cell office:value-type="float" office:value="0.0000200529836202177" calcext:value-type="float">
            <text:p>0.00002005298362021770</text:p>
          </table:table-cell>
          <table:table-cell office:value-type="float" office:value="-0.0000405194308285926" calcext:value-type="float">
            <text:p>-0.00004051943082859260</text:p>
          </table:table-cell>
          <table:table-cell office:value-type="float" office:value="0.0000177495309779823" calcext:value-type="float">
            <text:p>0.00001774953097798230</text:p>
          </table:table-cell>
          <table:table-cell office:value-type="float" office:value="-0.0000284321720700235" calcext:value-type="float">
            <text:p>-0.000028432172070023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2" calcext:value-type="float">
            <text:p>9.20</text:p>
          </table:table-cell>
          <table:table-cell office:value-type="float" office:value="0.598730389911968" calcext:value-type="float">
            <text:p>0.59873038991196800000</text:p>
          </table:table-cell>
          <table:table-cell office:value-type="float" office:value="0.0000184755655711837" calcext:value-type="float">
            <text:p>0.00001847556557118370</text:p>
          </table:table-cell>
          <table:table-cell office:value-type="float" office:value="-0.0000383736721663415" calcext:value-type="float">
            <text:p>-0.00003837367216634150</text:p>
          </table:table-cell>
          <table:table-cell office:value-type="float" office:value="0.0000166411705369122" calcext:value-type="float">
            <text:p>0.00001664117053691220</text:p>
          </table:table-cell>
          <table:table-cell office:value-type="float" office:value="-0.0000269987766960864" calcext:value-type="float">
            <text:p>-0.000026998776696086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24" calcext:value-type="float">
            <text:p>9.24</text:p>
          </table:table-cell>
          <table:table-cell office:value-type="float" office:value="0.598731098790149" calcext:value-type="float">
            <text:p>0.59873109879014900000</text:p>
          </table:table-cell>
          <table:table-cell office:value-type="float" office:value="0.0000169817578502207" calcext:value-type="float">
            <text:p>0.00001698175785022070</text:p>
          </table:table-cell>
          <table:table-cell office:value-type="float" office:value="-0.0000363349245259572" calcext:value-type="float">
            <text:p>-0.00003633492452595720</text:p>
          </table:table-cell>
          <table:table-cell office:value-type="float" office:value="0.0000155886404874783" calcext:value-type="float">
            <text:p>0.00001558864048747830</text:p>
          </table:table-cell>
          <table:table-cell office:value-type="float" office:value="-0.0000256375828031672" calcext:value-type="float">
            <text:p>-0.000025637582803167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28" calcext:value-type="float">
            <text:p>9.28</text:p>
          </table:table-cell>
          <table:table-cell office:value-type="float" office:value="0.598731749667147" calcext:value-type="float">
            <text:p>0.59873174966714700000</text:p>
          </table:table-cell>
          <table:table-cell office:value-type="float" office:value="0.0000155672642317045" calcext:value-type="float">
            <text:p>0.00001556726423170450</text:p>
          </table:table-cell>
          <table:table-cell office:value-type="float" office:value="-0.0000343977165980297" calcext:value-type="float">
            <text:p>-0.00003439771659802970</text:p>
          </table:table-cell>
          <table:table-cell office:value-type="float" office:value="0.0000145890371306297" calcext:value-type="float">
            <text:p>0.00001458903713062970</text:p>
          </table:table-cell>
          <table:table-cell office:value-type="float" office:value="-0.000024344835708796" calcext:value-type="float">
            <text:p>-0.000024344835708796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32" calcext:value-type="float">
            <text:p>9.32</text:p>
          </table:table-cell>
          <table:table-cell office:value-type="float" office:value="0.598732345522173" calcext:value-type="float">
            <text:p>0.59873234552217300000</text:p>
          </table:table-cell>
          <table:table-cell office:value-type="float" office:value="0.0000142282665161141" calcext:value-type="float">
            <text:p>0.00001422826651611410</text:p>
          </table:table-cell>
          <table:table-cell office:value-type="float" office:value="-0.000032557172774354" calcext:value-type="float">
            <text:p>-0.00003255717277435400</text:p>
          </table:table-cell>
          <table:table-cell office:value-type="float" office:value="0.0000136397962146339" calcext:value-type="float">
            <text:p>0.00001363979621463390</text:p>
          </table:table-cell>
          <table:table-cell office:value-type="float" office:value="-0.0000231172191694703" calcext:value-type="float">
            <text:p>-0.000023117219169470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36" calcext:value-type="float">
            <text:p>9.36</text:p>
          </table:table-cell>
          <table:table-cell office:value-type="float" office:value="0.59873288919779" calcext:value-type="float">
            <text:p>0.59873288919779000000</text:p>
          </table:table-cell>
          <table:table-cell office:value-type="float" office:value="0.0000129611210841673" calcext:value-type="float">
            <text:p>0.00001296112108416730</text:p>
          </table:table-cell>
          <table:table-cell office:value-type="float" office:value="-0.0000308086393805477" calcext:value-type="float">
            <text:p>-0.00003080863938054770</text:p>
          </table:table-cell>
          <table:table-cell office:value-type="float" office:value="0.0000127384720290805" calcext:value-type="float">
            <text:p>0.00001273847202908050</text:p>
          </table:table-cell>
          <table:table-cell office:value-type="float" office:value="-0.0000219515702508062" calcext:value-type="float">
            <text:p>-0.000021951570250806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4" calcext:value-type="float">
            <text:p>9.40</text:p>
          </table:table-cell>
          <table:table-cell office:value-type="float" office:value="0.598733383492162" calcext:value-type="float">
            <text:p>0.59873338349216200000</text:p>
          </table:table-cell>
          <table:table-cell office:value-type="float" office:value="0.0000117622434164574" calcext:value-type="float">
            <text:p>0.00001176224341645740</text:p>
          </table:table-cell>
          <table:table-cell office:value-type="float" office:value="-0.0000291475422548876" calcext:value-type="float">
            <text:p>-0.00002914754225488760</text:p>
          </table:table-cell>
          <table:table-cell office:value-type="float" office:value="0.0000118826535558872" calcext:value-type="float">
            <text:p>0.00001188265355588720</text:p>
          </table:table-cell>
          <table:table-cell office:value-type="float" office:value="-0.0000208447710908811" calcext:value-type="float">
            <text:p>-0.000020844771090881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44" calcext:value-type="float">
            <text:p>9.44</text:p>
          </table:table-cell>
          <table:table-cell office:value-type="float" office:value="0.598733831079237" calcext:value-type="float">
            <text:p>0.59873383107923700000</text:p>
          </table:table-cell>
          <table:table-cell office:value-type="float" office:value="0.0000106282077300602" calcext:value-type="float">
            <text:p>0.00001062820773006020</text:p>
          </table:table-cell>
          <table:table-cell office:value-type="float" office:value="-0.0000275695090911416" calcext:value-type="float">
            <text:p>-0.00002756950909114160</text:p>
          </table:table-cell>
          <table:table-cell office:value-type="float" office:value="0.0000110700374750824" calcext:value-type="float">
            <text:p>0.00001107003747508240</text:p>
          </table:table-cell>
          <table:table-cell office:value-type="float" office:value="-0.0000197938431088535" calcext:value-type="float">
            <text:p>-0.000019793843108853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48" calcext:value-type="float">
            <text:p>9.48</text:p>
          </table:table-cell>
          <table:table-cell office:value-type="float" office:value="0.598734234520295" calcext:value-type="float">
            <text:p>0.59873423452029500000</text:p>
          </table:table-cell>
          <table:table-cell office:value-type="float" office:value="0.0000095557323866154" calcext:value-type="float">
            <text:p>0.00000955573238661540</text:p>
          </table:table-cell>
          <table:table-cell office:value-type="float" office:value="-0.000026070351189979" calcext:value-type="float">
            <text:p>-0.00002607035118997900</text:p>
          </table:table-cell>
          <table:table-cell office:value-type="float" office:value="0.0000102984178796701" calcext:value-type="float">
            <text:p>0.00001029841787967010</text:p>
          </table:table-cell>
          <table:table-cell office:value-type="float" office:value="-0.0000187959337138086" calcext:value-type="float">
            <text:p>-0.0000187959337138086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52" calcext:value-type="float">
            <text:p>9.52</text:p>
          </table:table-cell>
          <table:table-cell office:value-type="float" office:value="0.598734596275499" calcext:value-type="float">
            <text:p>0.59873459627549900000</text:p>
          </table:table-cell>
          <table:table-cell office:value-type="float" office:value="0.00000854166530040956" calcext:value-type="float">
            <text:p>0.00000854166530040956</text:p>
          </table:table-cell>
          <table:table-cell office:value-type="float" office:value="-0.0000246460452103811" calcext:value-type="float">
            <text:p>-0.00002464604521038110</text:p>
          </table:table-cell>
          <table:table-cell office:value-type="float" office:value="0.00000956567599049536" calcext:value-type="float">
            <text:p>0.00000956567599049536</text:p>
          </table:table-cell>
          <table:table-cell office:value-type="float" office:value="-0.0000178483030136069" calcext:value-type="float">
            <text:p>-0.000017848303013606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56" calcext:value-type="float">
            <text:p>9.56</text:p>
          </table:table-cell>
          <table:table-cell office:value-type="float" office:value="0.598734918690883" calcext:value-type="float">
            <text:p>0.59873491869088300000</text:p>
          </table:table-cell>
          <table:table-cell office:value-type="float" office:value="0.00000758300043456781" calcext:value-type="float">
            <text:p>0.00000758300043456781</text:p>
          </table:table-cell>
          <table:table-cell office:value-type="float" office:value="-0.0000232927538977249" calcext:value-type="float">
            <text:p>-0.00002329275389772490</text:p>
          </table:table-cell>
          <table:table-cell office:value-type="float" office:value="0.00000886979163217122" calcext:value-type="float">
            <text:p>0.00000886979163217122</text:p>
          </table:table-cell>
          <table:table-cell office:value-type="float" office:value="-0.0000169483386254137" calcext:value-type="float">
            <text:p>-0.000016948338625413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6" calcext:value-type="float">
            <text:p>9.60</text:p>
          </table:table-cell>
          <table:table-cell office:value-type="float" office:value="0.598735203803653" calcext:value-type="float">
            <text:p>0.59873520380365300000</text:p>
          </table:table-cell>
          <table:table-cell office:value-type="float" office:value="0.00000667712423564401" calcext:value-type="float">
            <text:p>0.00000667712423564401</text:p>
          </table:table-cell>
          <table:table-cell office:value-type="float" office:value="-0.0000220071350968045" calcext:value-type="float">
            <text:p>-0.00002200713509680450</text:p>
          </table:table-cell>
          <table:table-cell office:value-type="float" office:value="0.00000820901566133166" calcext:value-type="float">
            <text:p>0.00000820901566133166</text:p>
          </table:table-cell>
          <table:table-cell office:value-type="float" office:value="-0.0000160937783359826" calcext:value-type="float">
            <text:p>-0.0000160937783359826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64" calcext:value-type="float">
            <text:p>9.64</text:p>
          </table:table-cell>
          <table:table-cell office:value-type="float" office:value="0.598735453632109" calcext:value-type="float">
            <text:p>0.59873545363210900000</text:p>
          </table:table-cell>
          <table:table-cell office:value-type="float" office:value="0.00000582144873390326" calcext:value-type="float">
            <text:p>0.00000582144873390326</text:p>
          </table:table-cell>
          <table:table-cell office:value-type="float" office:value="-0.0000207858817978416" calcext:value-type="float">
            <text:p>-0.00002078588179784160</text:p>
          </table:table-cell>
          <table:table-cell office:value-type="float" office:value="0.00000758161307301202" calcext:value-type="float">
            <text:p>0.00000758161307301202</text:p>
          </table:table-cell>
          <table:table-cell office:value-type="float" office:value="-0.0000152823783465585" calcext:value-type="float">
            <text:p>-0.000015282378346558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68" calcext:value-type="float">
            <text:p>9.68</text:p>
          </table:table-cell>
          <table:table-cell office:value-type="float" office:value="0.598735670139639" calcext:value-type="float">
            <text:p>0.59873567013963900000</text:p>
          </table:table-cell>
          <table:table-cell office:value-type="float" office:value="0.00000501345714202645" calcext:value-type="float">
            <text:p>0.00000501345714202645</text:p>
          </table:table-cell>
          <table:table-cell office:value-type="float" office:value="-0.0000196257793518029" calcext:value-type="float">
            <text:p>-0.00001962577935180290</text:p>
          </table:table-cell>
          <table:table-cell office:value-type="float" office:value="0.00000698589484775828" calcext:value-type="float">
            <text:p>0.00000698589484775828</text:p>
          </table:table-cell>
          <table:table-cell office:value-type="float" office:value="-0.0000145119543902364" calcext:value-type="float">
            <text:p>-0.000014511954390236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72" calcext:value-type="float">
            <text:p>9.72</text:p>
          </table:table-cell>
          <table:table-cell office:value-type="float" office:value="0.598735855205105" calcext:value-type="float">
            <text:p>0.59873585520510500000</text:p>
          </table:table-cell>
          <table:table-cell office:value-type="float" office:value="0.00000425074135528708" calcext:value-type="float">
            <text:p>0.00000425074135528708</text:p>
          </table:table-cell>
          <table:table-cell office:value-type="float" office:value="-0.0000185237525321994" calcext:value-type="float">
            <text:p>-0.00001852375253219940</text:p>
          </table:table-cell>
          <table:table-cell office:value-type="float" office:value="0.00000642024412992734" calcext:value-type="float">
            <text:p>0.00000642024412992734</text:p>
          </table:table-cell>
          <table:table-cell office:value-type="float" office:value="-0.000013780415528764" calcext:value-type="float">
            <text:p>-0.000013780415528764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76" calcext:value-type="float">
            <text:p>9.76</text:p>
          </table:table-cell>
          <table:table-cell office:value-type="float" office:value="0.598736010631126" calcext:value-type="float">
            <text:p>0.59873601063112600000</text:p>
          </table:table-cell>
          <table:table-cell office:value-type="float" office:value="0.00000353099150152652" calcext:value-type="float">
            <text:p>0.00000353099150152652</text:p>
          </table:table-cell>
          <table:table-cell office:value-type="float" office:value="-0.0000174768524793896" calcext:value-type="float">
            <text:p>-0.00001747685247938960</text:p>
          </table:table-cell>
          <table:table-cell office:value-type="float" office:value="0.00000588310884179542" calcext:value-type="float">
            <text:p>0.00000588310884179542</text:p>
          </table:table-cell>
          <table:table-cell office:value-type="float" office:value="-0.000013085754605398" calcext:value-type="float">
            <text:p>-0.000013085754605398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8" calcext:value-type="float">
            <text:p>9.80</text:p>
          </table:table-cell>
          <table:table-cell office:value-type="float" office:value="0.598736138152349" calcext:value-type="float">
            <text:p>0.59873613815234900000</text:p>
          </table:table-cell>
          <table:table-cell office:value-type="float" office:value="0.00000285198549112857" calcext:value-type="float">
            <text:p>0.00000285198549112857</text:p>
          </table:table-cell>
          <table:table-cell office:value-type="float" office:value="-0.0000164822436448816" calcext:value-type="float">
            <text:p>-0.00001648224364488160</text:p>
          </table:table-cell>
          <table:table-cell office:value-type="float" office:value="0.00000537299429766606" calcext:value-type="float">
            <text:p>0.00000537299429766606</text:p>
          </table:table-cell>
          <table:table-cell office:value-type="float" office:value="-0.0000124260386977597" calcext:value-type="float">
            <text:p>-0.000012426038697759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84" calcext:value-type="float">
            <text:p>9.84</text:p>
          </table:table-cell>
          <table:table-cell office:value-type="float" office:value="0.598736239393624" calcext:value-type="float">
            <text:p>0.59873623939362400000</text:p>
          </table:table-cell>
          <table:table-cell office:value-type="float" office:value="0.00000221164038575071" calcext:value-type="float">
            <text:p>0.00000221164038575071</text:p>
          </table:table-cell>
          <table:table-cell office:value-type="float" office:value="-0.0000155372653202155" calcext:value-type="float">
            <text:p>-0.00001553726532021550</text:p>
          </table:table-cell>
          <table:table-cell office:value-type="float" office:value="0.00000488850291266364" calcext:value-type="float">
            <text:p>0.00000488850291266364</text:p>
          </table:table-cell>
          <table:table-cell office:value-type="float" office:value="-0.0000117994604285523" calcext:value-type="float">
            <text:p>-0.000011799460428552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88" calcext:value-type="float">
            <text:p>9.88</text:p>
          </table:table-cell>
          <table:table-cell office:value-type="float" office:value="0.59873631575031" calcext:value-type="float">
            <text:p>0.59873631575031000000</text:p>
          </table:table-cell>
          <table:table-cell office:value-type="float" office:value="0.00000160815981472178" calcext:value-type="float">
            <text:p>0.00000160815981472178</text:p>
          </table:table-cell>
          <table:table-cell office:value-type="float" office:value="-0.0000146396090477445" calcext:value-type="float">
            <text:p>-0.00001463960904774450</text:p>
          </table:table-cell>
          <table:table-cell office:value-type="float" office:value="0.00000442844708243651" calcext:value-type="float">
            <text:p>0.00000442844708243651</text:p>
          </table:table-cell>
          <table:table-cell office:value-type="float" office:value="-0.0000112044838310034" calcext:value-type="float">
            <text:p>-0.000011204483831003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92" calcext:value-type="float">
            <text:p>9.92</text:p>
          </table:table-cell>
          <table:table-cell office:value-type="float" office:value="0.598736368645134" calcext:value-type="float">
            <text:p>0.59873636864513400000</text:p>
          </table:table-cell>
          <table:table-cell office:value-type="float" office:value="0.00000103971686060386" calcext:value-type="float">
            <text:p>0.00000103971686060386</text:p>
          </table:table-cell>
          <table:table-cell office:value-type="float" office:value="-0.0000137869355730812" calcext:value-type="float">
            <text:p>-0.00001378693557308120</text:p>
          </table:table-cell>
          <table:table-cell office:value-type="float" office:value="0.00000399160817457689" calcext:value-type="float">
            <text:p>0.00000399160817457689</text:p>
          </table:table-cell>
          <table:table-cell office:value-type="float" office:value="-0.0000106395329040231" calcext:value-type="float">
            <text:p>-0.000010639532904023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.96" calcext:value-type="float">
            <text:p>9.96</text:p>
          </table:table-cell>
          <table:table-cell office:value-type="float" office:value="0.598736399445906" calcext:value-type="float">
            <text:p>0.59873639944590600000</text:p>
          </table:table-cell>
          <table:table-cell office:value-type="float" office:value="0.000000504555338645002" calcext:value-type="float">
            <text:p>0.00000050455533864500</text:p>
          </table:table-cell>
          <table:table-cell office:value-type="float" office:value="-0.0000129769965914671" calcext:value-type="float">
            <text:p>-0.00001297699659146710</text:p>
          </table:table-cell>
          <table:table-cell office:value-type="float" office:value="0.00000357681426033606" calcext:value-type="float">
            <text:p>0.00000357681426033606</text:p>
          </table:table-cell>
          <table:table-cell office:value-type="float" office:value="-0.0000101030920578423" calcext:value-type="float">
            <text:p>-0.000010103092057842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.00</text:p>
          </table:table-cell>
          <table:table-cell office:value-type="float" office:value="0.598736409459527" calcext:value-type="float">
            <text:p>0.59873640945952700000</text:p>
          </table:table-cell>
          <table:table-cell office:value-type="float" office:value="0.000000000996941248625654" calcext:value-type="float">
            <text:p>0.00000000099694124863</text:p>
          </table:table-cell>
          <table:table-cell office:value-type="float" office:value="-0.0000122076429199044" calcext:value-type="float">
            <text:p>-0.00001220764291990440</text:p>
          </table:table-cell>
          <table:table-cell office:value-type="float" office:value="0.00000318294613254766" calcext:value-type="float">
            <text:p>0.00000318294613254766</text:p>
          </table:table-cell>
          <table:table-cell office:value-type="float" office:value="-0.00000959371388787922" calcext:value-type="float">
            <text:p>-0.0000095937138878792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9:42:40.495822389</meta:creation-date>
    <dc:date>2017-08-01T19:51:25.860236262</dc:date>
    <meta:editing-duration>PT8M45S</meta:editing-duration>
    <meta:editing-cycles>2</meta:editing-cycles>
    <meta:generator>LibreOffice/5.1.6.2$Linux_X86_64 LibreOffice_project/10m0$Build-2</meta:generator>
    <meta:document-statistic meta:table-count="1" meta:cell-count="1512" meta:object-count="0"/>
  </office:meta>
</office:document-meta>
</file>